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3.893cm"/>
    </style:style>
    <style:style style:name="co13" style:family="table-column">
      <style:table-column-properties fo:break-before="auto" style:column-width="3.11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>
      <style:table-cell-properties fo:background-color="#81d41a"/>
    </style:style>
    <style:style style:name="ce2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output2csvfi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ce2"/>
        <table:table-column table:style-name="co13" table:default-cell-style-name="Default"/>
        <table:table-column table:style-name="co4" table:number-columns-repeated="3" table:default-cell-style-name="ce2"/>
        <table:table-column table:style-name="co14" table:number-columns-repeated="16366" table:default-cell-style-name="Default"/>
        <table:table-row table:style-name="ro1">
          <table:table-cell table:style-name="ce1" office:value-type="string" calcext:value-type="string">
            <text:p>Product url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apacity - mAh</text:p>
          </table:table-cell>
          <table:table-cell table:style-name="ce1" office:value-type="string" calcext:value-type="string">
            <text:p>Num Cells4V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rrent Ah</text:p>
          </table:table-cell>
          <table:table-cell table:style-name="ce1" office:value-type="string" calcext:value-type="string">
            <text:p>min Cost</text:p>
          </table:table-cell>
          <table:table-cell table:style-name="ce1" office:value-type="string" calcext:value-type="string">
            <text:p>Kwh for Min cost</text:p>
          </table:table-cell>
          <table:table-cell table:style-name="ce1" office:value-type="string" calcext:value-type="string">
            <text:p>Chemistry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availability</text:p>
          </table:table-cell>
          <table:table-cell table:style-name="ce1" office:value-type="string" calcext:value-type="string">
            <text:p>Cost KwH</text:p>
          </table:table-cell>
          <table:table-cell table:style-name="ce1" office:value-type="string" calcext:value-type="string">
            <text:p>LowPriceQty</text:p>
          </table:table-cell>
          <table:table-cell table:style-name="ce1" office:value-type="string" calcext:value-type="string">
            <text:p>LowPrice</text:p>
          </table:table-cell>
          <table:table-cell table:style-name="ce1" office:value-type="string" calcext:value-type="string">
            <text:p>min LC Price</text:p>
          </table:table-cell>
          <table:table-cell table:style-name="ce1" office:value-type="string" calcext:value-type="string">
            <text:p>LC KwH</text:p>
          </table:table-cell>
          <table:table-cell table:style-name="ce1" table:number-columns-repeated="16366"/>
        </table:table-row>
        <table:table-row table:style-name="ro1">
          <table:table-cell office:value-type="string" calcext:value-type="string">
            <text:p>https://eu.nkon.nl/rechargeable/lifepo4/envision-ess-72173207-305ah-lifepo4-3-2v-b-grade.html</text:p>
          </table:table-cell>
          <table:table-cell office:value-type="string" calcext:value-type="string">
            <text:p>Envision</text:p>
          </table:table-cell>
          <table:table-cell office:value-type="string" calcext:value-type="string">
            <text:p>ESS 72173207</text:p>
          </table:table-cell>
          <table:table-cell office:value-type="currency" office:currency="EUR" office:value="111.95" calcext:value-type="currency">
            <text:p>€111.95</text:p>
          </table:table-cell>
          <table:table-cell office:value-type="float" office:value="305000" calcext:value-type="float">
            <text:p>305000</text:p>
          </table:table-cell>
          <table:table-cell office:value-type="float" office:value="16" calcext:value-type="float">
            <text:p>16</text:p>
          </table:table-cell>
          <table:table-cell office:value-type="float" office:value="5500" calcext:value-type="float">
            <text:p>5500</text:p>
          </table:table-cell>
          <table:table-cell office:value-type="float" office:value="305" calcext:value-type="float">
            <text:p>305</text:p>
          </table:table-cell>
          <table:table-cell office:value-type="currency" office:currency="EUR" office:value="1791.2" calcext:value-type="currency">
            <text:p>€1,791.20</text:p>
          </table:table-cell>
          <table:table-cell office:value-type="float" office:value="15.62" calcext:value-type="float">
            <text:p>15.62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14.7" calcext:value-type="currency">
            <text:p>€114.70</text:p>
          </table:table-cell>
          <table:table-cell/>
          <table:table-cell office:value-type="currency" office:currency="EUR" office:value="105.35" calcext:value-type="currency">
            <text:p>€105.35</text:p>
          </table:table-cell>
          <table:table-cell office:value-type="currency" office:currency="EUR" office:value="1685.6" calcext:value-type="currency">
            <text:p>€1,685.60</text:p>
          </table:table-cell>
          <table:table-cell office:value-type="currency" office:currency="EUR" office:value="107.94" calcext:value-type="currency">
            <text:p>€107.9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fepo4/envision-ess-4lh3l7-280ah-lifepo4-3-2v-b-grade.html</text:p>
          </table:table-cell>
          <table:table-cell office:value-type="string" calcext:value-type="string">
            <text:p>Envision</text:p>
          </table:table-cell>
          <table:table-cell office:value-type="string" calcext:value-type="string">
            <text:p>ESS 72173207</text:p>
          </table:table-cell>
          <table:table-cell office:value-type="currency" office:currency="EUR" office:value="102.95" calcext:value-type="currency">
            <text:p>€102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16" calcext:value-type="float">
            <text:p>16</text:p>
          </table:table-cell>
          <table:table-cell office:value-type="float" office:value="5450" calcext:value-type="float">
            <text:p>5450</text:p>
          </table:table-cell>
          <table:table-cell office:value-type="float" office:value="280" calcext:value-type="float">
            <text:p>280</text:p>
          </table:table-cell>
          <table:table-cell office:value-type="currency" office:currency="EUR" office:value="1647.2" calcext:value-type="currency">
            <text:p>€1,647.20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14.9" calcext:value-type="currency">
            <text:p>€114.90</text:p>
          </table:table-cell>
          <table:table-cell/>
          <table:table-cell office:value-type="currency" office:currency="EUR" office:value="97.05" calcext:value-type="currency">
            <text:p>€97.05</text:p>
          </table:table-cell>
          <table:table-cell office:value-type="currency" office:currency="EUR" office:value="1552.8" calcext:value-type="currency">
            <text:p>€1,552.80</text:p>
          </table:table-cell>
          <table:table-cell office:value-type="currency" office:currency="EUR" office:value="108.31" calcext:value-type="currency">
            <text:p>€108.3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21700-33j-3270mah-3-2a-tag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33J</text:p>
          </table:table-cell>
          <table:table-cell office:value-type="currency" office:currency="EUR" office:value="1.7" calcext:value-type="currency">
            <text:p>€1.70</text:p>
          </table:table-cell>
          <table:table-cell office:value-type="float" office:value="3220" calcext:value-type="float">
            <text:p>32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3220" calcext:value-type="float">
            <text:p>3220</text:p>
          </table:table-cell>
          <table:table-cell office:value-type="currency" office:currency="EUR" office:value="25.5" calcext:value-type="currency">
            <text:p>€25.5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46.65" calcext:value-type="currency">
            <text:p>€146.65</text:p>
          </table:table-cell>
          <table:table-cell/>
          <table:table-cell office:value-type="currency" office:currency="EUR" office:value="1.3" calcext:value-type="currency">
            <text:p>€1.30</text:p>
          </table:table-cell>
          <table:table-cell office:value-type="currency" office:currency="EUR" office:value="19.5" calcext:value-type="currency">
            <text:p>€19.50</text:p>
          </table:table-cell>
          <table:table-cell office:value-type="currency" office:currency="EUR" office:value="112.15" calcext:value-type="currency">
            <text:p>€112.1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lf304-prismatic-304ah-lifepo4-3-2v-a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304</text:p>
          </table:table-cell>
          <table:table-cell office:value-type="currency" office:currency="EUR" office:value="115.95" calcext:value-type="currency">
            <text:p>€115.95</text:p>
          </table:table-cell>
          <table:table-cell office:value-type="float" office:value="304000" calcext:value-type="float">
            <text:p>304000</text:p>
          </table:table-cell>
          <table:table-cell office:value-type="float" office:value="16" calcext:value-type="float">
            <text:p>16</text:p>
          </table:table-cell>
          <table:table-cell office:value-type="float" office:value="5490" calcext:value-type="float">
            <text:p>5490</text:p>
          </table:table-cell>
          <table:table-cell office:value-type="float" office:value="304" calcext:value-type="float">
            <text:p>304</text:p>
          </table:table-cell>
          <table:table-cell office:value-type="currency" office:currency="EUR" office:value="1855.2" calcext:value-type="currency">
            <text:p>€1,855.20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6 december 2023 (in 42 days)</text:p>
          </table:table-cell>
          <table:table-cell office:value-type="currency" office:currency="EUR" office:value="119.19" calcext:value-type="currency">
            <text:p>€119.19</text:p>
          </table:table-cell>
          <table:table-cell office:value-type="string" calcext:value-type="string">
            <text:p>Buy 32 times for</text:p>
          </table:table-cell>
          <table:table-cell office:value-type="currency" office:currency="EUR" office:value="109.95" calcext:value-type="currency">
            <text:p>€109.95</text:p>
          </table:table-cell>
          <table:table-cell office:value-type="currency" office:currency="EUR" office:value="1759.2" calcext:value-type="currency">
            <text:p>€1,759.20</text:p>
          </table:table-cell>
          <table:table-cell office:value-type="currency" office:currency="EUR" office:value="113.02" calcext:value-type="currency">
            <text:p>€113.02</text:p>
          </table:table-cell>
          <table:table-cell table:number-columns-repeated="16366"/>
        </table:table-row>
        <table:table-row table:style-name="ro1">
          <table:table-cell table:style-name="ce2" office:value-type="string" calcext:value-type="string">
            <text:p>https://eu.nkon.nl/eve-lf105-prismatic-105ah-105a-lifepo4-a-grade.html</text:p>
          </table:table-cell>
          <table:table-cell table:style-name="ce2" office:value-type="string" calcext:value-type="string">
            <text:p>EVE</text:p>
          </table:table-cell>
          <table:table-cell table:style-name="ce2" office:value-type="string" calcext:value-type="string">
            <text:p>LF105</text:p>
          </table:table-cell>
          <table:table-cell office:value-type="currency" office:currency="EUR" office:value="39.95" calcext:value-type="currency">
            <text:p>€39.95</text:p>
          </table:table-cell>
          <table:table-cell table:style-name="ce2" office:value-type="currency" office:currency="EUR" office:value="105000" calcext:value-type="currency">
            <text:p>€105,000.00</text:p>
          </table:table-cell>
          <table:table-cell table:style-name="ce2" office:value-type="currency" office:currency="EUR" office:value="16" calcext:value-type="currency">
            <text:p>€16.00</text:p>
          </table:table-cell>
          <table:table-cell table:style-name="ce2" office:value-type="currency" office:currency="EUR" office:value="1980" calcext:value-type="currency">
            <text:p>€1,980.00</text:p>
          </table:table-cell>
          <table:table-cell table:style-name="ce2" office:value-type="currency" office:currency="EUR" office:value="105" calcext:value-type="currency">
            <text:p>€105.00</text:p>
          </table:table-cell>
          <table:table-cell office:value-type="currency" office:currency="EUR" office:value="639.2" calcext:value-type="currency">
            <text:p>€639.20</text:p>
          </table:table-cell>
          <table:table-cell table:style-name="ce2" office:value-type="currency" office:currency="EUR" office:value="5.38" calcext:value-type="currency">
            <text:p>€5.38</text:p>
          </table:table-cell>
          <table:table-cell table:style-name="ce2" office:value-type="string" calcext:value-type="string">
            <text:p>LIFEPO4</text:p>
          </table:table-cell>
          <table:table-cell table:style-name="ce2" office:value-type="currency" office:currency="EUR" office:value="3.2" calcext:value-type="currency">
            <text:p>€3.20</text:p>
          </table:table-cell>
          <table:table-cell table:style-name="ce2" office:value-type="string" calcext:value-type="string">
            <text:p><text:s/>not Available</text:p>
          </table:table-cell>
          <table:table-cell office:value-type="currency" office:currency="EUR" office:value="118.9" calcext:value-type="currency">
            <text:p>€118.90</text:p>
          </table:table-cell>
          <table:table-cell table:style-name="ce2"/>
          <table:table-cell office:value-type="currency" office:currency="EUR" office:value="38.75" calcext:value-type="currency">
            <text:p>€38.75</text:p>
          </table:table-cell>
          <table:table-cell office:value-type="currency" office:currency="EUR" office:value="620" calcext:value-type="currency">
            <text:p>€620.00</text:p>
          </table:table-cell>
          <table:table-cell office:value-type="currency" office:currency="EUR" office:value="115.33" calcext:value-type="currency">
            <text:p>€115.33</text:p>
          </table:table-cell>
          <table:table-cell table:style-name="ce2" table:number-columns-repeated="16366"/>
        </table:table-row>
        <table:table-row table:style-name="ro1">
          <table:table-cell office:value-type="string" calcext:value-type="string">
            <text:p>https://eu.nkon.nl/eve-lf280-prismatic-280ah-280a-lifepo4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80K</text:p>
          </table:table-cell>
          <table:table-cell office:value-type="currency" office:currency="EUR" office:value="109.95" calcext:value-type="currency">
            <text:p>€109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16" calcext:value-type="float">
            <text:p>16</text:p>
          </table:table-cell>
          <table:table-cell office:value-type="float" office:value="5450" calcext:value-type="float">
            <text:p>5450</text:p>
          </table:table-cell>
          <table:table-cell office:value-type="float" office:value="280" calcext:value-type="float">
            <text:p>280</text:p>
          </table:table-cell>
          <table:table-cell office:value-type="currency" office:currency="EUR" office:value="1759.2" calcext:value-type="currency">
            <text:p>€1,759.20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6 december 2023 (in 42 days)</text:p>
          </table:table-cell>
          <table:table-cell office:value-type="currency" office:currency="EUR" office:value="122.71" calcext:value-type="currency">
            <text:p>€122.71</text:p>
          </table:table-cell>
          <table:table-cell office:value-type="string" calcext:value-type="string">
            <text:p>Buy 32 times for</text:p>
          </table:table-cell>
          <table:table-cell office:value-type="currency" office:currency="EUR" office:value="103.95" calcext:value-type="currency">
            <text:p>€103.95</text:p>
          </table:table-cell>
          <table:table-cell office:value-type="currency" office:currency="EUR" office:value="1663.2" calcext:value-type="currency">
            <text:p>€1,663.20</text:p>
          </table:table-cell>
          <table:table-cell office:value-type="currency" office:currency="EUR" office:value="116.02" calcext:value-type="currency">
            <text:p>€116.0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lf304-prismatic-304ah-lifepo4-3-2v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304</text:p>
          </table:table-cell>
          <table:table-cell office:value-type="currency" office:currency="EUR" office:value="123.45" calcext:value-type="currency">
            <text:p>€123.45</text:p>
          </table:table-cell>
          <table:table-cell office:value-type="float" office:value="304000" calcext:value-type="float">
            <text:p>304000</text:p>
          </table:table-cell>
          <table:table-cell office:value-type="float" office:value="16" calcext:value-type="float">
            <text:p>16</text:p>
          </table:table-cell>
          <table:table-cell office:value-type="float" office:value="5490" calcext:value-type="float">
            <text:p>5490</text:p>
          </table:table-cell>
          <table:table-cell office:value-type="float" office:value="304" calcext:value-type="float">
            <text:p>304</text:p>
          </table:table-cell>
          <table:table-cell office:value-type="currency" office:currency="EUR" office:value="1975.2" calcext:value-type="currency">
            <text:p>€1,975.20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26.9" calcext:value-type="currency">
            <text:p>€126.90</text:p>
          </table:table-cell>
          <table:table-cell office:value-type="string" calcext:value-type="string">
            <text:p>Buy 32 times for</text:p>
          </table:table-cell>
          <table:table-cell office:value-type="currency" office:currency="EUR" office:value="116.25" calcext:value-type="currency">
            <text:p>€116.25</text:p>
          </table:table-cell>
          <table:table-cell office:value-type="currency" office:currency="EUR" office:value="1860" calcext:value-type="currency">
            <text:p>€1,860.00</text:p>
          </table:table-cell>
          <table:table-cell office:value-type="currency" office:currency="EUR" office:value="119.5" calcext:value-type="currency">
            <text:p>€119.5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catl-cb310-prismatic-280ah-lifepo4-3-2v.html</text:p>
          </table:table-cell>
          <table:table-cell office:value-type="string" calcext:value-type="string">
            <text:p>Catl</text:p>
          </table:table-cell>
          <table:table-cell office:value-type="string" calcext:value-type="string">
            <text:p>CB310</text:p>
          </table:table-cell>
          <table:table-cell office:value-type="currency" office:currency="EUR" office:value="119.95" calcext:value-type="currency">
            <text:p>€119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16" calcext:value-type="float">
            <text:p>16</text:p>
          </table:table-cell>
          <table:table-cell office:value-type="float" office:value="5340" calcext:value-type="float">
            <text:p>5340</text:p>
          </table:table-cell>
          <table:table-cell office:value-type="float" office:value="140" calcext:value-type="float">
            <text:p>140</text:p>
          </table:table-cell>
          <table:table-cell office:value-type="currency" office:currency="EUR" office:value="1919.2" calcext:value-type="currency">
            <text:p>€1,919.20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33.87" calcext:value-type="currency">
            <text:p>€133.87</text:p>
          </table:table-cell>
          <table:table-cell office:value-type="string" calcext:value-type="string">
            <text:p>Buy 32 times for</text:p>
          </table:table-cell>
          <table:table-cell office:value-type="currency" office:currency="EUR" office:value="108.95" calcext:value-type="currency">
            <text:p>€108.95</text:p>
          </table:table-cell>
          <table:table-cell office:value-type="currency" office:currency="EUR" office:value="1743.2" calcext:value-type="currency">
            <text:p>€1,743.20</text:p>
          </table:table-cell>
          <table:table-cell office:value-type="currency" office:currency="EUR" office:value="121.6" calcext:value-type="currency">
            <text:p>€121.6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calb-l173f230-230ah-lifepo4-3-2v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73F230</text:p>
          </table:table-cell>
          <table:table-cell office:value-type="currency" office:currency="EUR" office:value="97.45" calcext:value-type="currency">
            <text:p>€97.45</text:p>
          </table:table-cell>
          <table:table-cell office:value-type="float" office:value="230000" calcext:value-type="float">
            <text:p>230000</text:p>
          </table:table-cell>
          <table:table-cell office:value-type="float" office:value="16" calcext:value-type="float">
            <text:p>16</text:p>
          </table:table-cell>
          <table:table-cell office:value-type="float" office:value="4170" calcext:value-type="float">
            <text:p>4170</text:p>
          </table:table-cell>
          <table:table-cell office:value-type="float" office:value="230" calcext:value-type="float">
            <text:p>230</text:p>
          </table:table-cell>
          <table:table-cell office:value-type="currency" office:currency="EUR" office:value="1559.2" calcext:value-type="currency">
            <text:p>€1,559.20</text:p>
          </table:table-cell>
          <table:table-cell office:value-type="float" office:value="11.78" calcext:value-type="float">
            <text:p>11.7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32.4" calcext:value-type="currency">
            <text:p>€132.40</text:p>
          </table:table-cell>
          <table:table-cell office:value-type="string" calcext:value-type="string">
            <text:p>Buy 32 times for</text:p>
          </table:table-cell>
          <table:table-cell office:value-type="currency" office:currency="EUR" office:value="91.05" calcext:value-type="currency">
            <text:p>€91.05</text:p>
          </table:table-cell>
          <table:table-cell office:value-type="currency" office:currency="EUR" office:value="1456.8" calcext:value-type="currency">
            <text:p>€1,456.80</text:p>
          </table:table-cell>
          <table:table-cell office:value-type="currency" office:currency="EUR" office:value="123.71" calcext:value-type="currency">
            <text:p>€123.7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lishen-lp71173207-280-ah-280a-lifepo4-3-2v-b-grade.html</text:p>
          </table:table-cell>
          <table:table-cell office:value-type="string" calcext:value-type="string">
            <text:p>Lishen</text:p>
          </table:table-cell>
          <table:table-cell office:value-type="string" calcext:value-type="string">
            <text:p>LP71173207</text:p>
          </table:table-cell>
          <table:table-cell office:value-type="currency" office:currency="EUR" office:value="118.95" calcext:value-type="currency">
            <text:p>€118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16" calcext:value-type="float">
            <text:p>16</text:p>
          </table:table-cell>
          <table:table-cell office:value-type="float" office:value="5300" calcext:value-type="float">
            <text:p>5300</text:p>
          </table:table-cell>
          <table:table-cell office:value-type="float" office:value="280" calcext:value-type="float">
            <text:p>280</text:p>
          </table:table-cell>
          <table:table-cell office:value-type="currency" office:currency="EUR" office:value="1903.2" calcext:value-type="currency">
            <text:p>€1,903.20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32.76" calcext:value-type="currency">
            <text:p>€132.76</text:p>
          </table:table-cell>
          <table:table-cell/>
          <table:table-cell office:value-type="currency" office:currency="EUR" office:value="110.95" calcext:value-type="currency">
            <text:p>€110.95</text:p>
          </table:table-cell>
          <table:table-cell office:value-type="currency" office:currency="EUR" office:value="1775.2" calcext:value-type="currency">
            <text:p>€1,775.20</text:p>
          </table:table-cell>
          <table:table-cell office:value-type="currency" office:currency="EUR" office:value="123.83" calcext:value-type="currency">
            <text:p>€123.8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21700-33j-3270mah-3-2a-u-tag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33J</text:p>
          </table:table-cell>
          <table:table-cell office:value-type="currency" office:currency="EUR" office:value="1.85" calcext:value-type="currency">
            <text:p>€1.85</text:p>
          </table:table-cell>
          <table:table-cell office:value-type="float" office:value="3220" calcext:value-type="float">
            <text:p>32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3220" calcext:value-type="float">
            <text:p>3220</text:p>
          </table:table-cell>
          <table:table-cell office:value-type="currency" office:currency="EUR" office:value="27.75" calcext:value-type="currency">
            <text:p>€27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59.59" calcext:value-type="currency">
            <text:p>€159.59</text:p>
          </table:table-cell>
          <table:table-cell/>
          <table:table-cell office:value-type="currency" office:currency="EUR" office:value="1.45" calcext:value-type="currency">
            <text:p>€1.45</text:p>
          </table:table-cell>
          <table:table-cell office:value-type="currency" office:currency="EUR" office:value="21.75" calcext:value-type="currency">
            <text:p>€21.75</text:p>
          </table:table-cell>
          <table:table-cell office:value-type="currency" office:currency="EUR" office:value="125.09" calcext:value-type="currency">
            <text:p>€125.0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pt-280p-prismatic-280ah-lifepo4-b-grade.html</text:p>
          </table:table-cell>
          <table:table-cell office:value-type="string" calcext:value-type="string">
            <text:p>REPT</text:p>
          </table:table-cell>
          <table:table-cell office:value-type="string" calcext:value-type="string">
            <text:p>280P</text:p>
          </table:table-cell>
          <table:table-cell office:value-type="currency" office:currency="EUR" office:value="119.95" calcext:value-type="currency">
            <text:p>€119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16" calcext:value-type="float">
            <text:p>16</text:p>
          </table:table-cell>
          <table:table-cell office:value-type="float" office:value="5400" calcext:value-type="float">
            <text:p>5400</text:p>
          </table:table-cell>
          <table:table-cell office:value-type="float" office:value="280" calcext:value-type="float">
            <text:p>280</text:p>
          </table:table-cell>
          <table:table-cell office:value-type="currency" office:currency="EUR" office:value="1919.2" calcext:value-type="currency">
            <text:p>€1,919.20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33.87" calcext:value-type="currency">
            <text:p>€133.87</text:p>
          </table:table-cell>
          <table:table-cell office:value-type="string" calcext:value-type="string">
            <text:p>Buy 32 times for</text:p>
          </table:table-cell>
          <table:table-cell office:value-type="currency" office:currency="EUR" office:value="112.85" calcext:value-type="currency">
            <text:p>€112.85</text:p>
          </table:table-cell>
          <table:table-cell office:value-type="currency" office:currency="EUR" office:value="1805.6" calcext:value-type="currency">
            <text:p>€1,805.60</text:p>
          </table:table-cell>
          <table:table-cell office:value-type="currency" office:currency="EUR" office:value="125.95" calcext:value-type="currency">
            <text:p>€125.9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lf280-prismatic-280ah-280a-lifepo4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80K</text:p>
          </table:table-cell>
          <table:table-cell office:value-type="currency" office:currency="EUR" office:value="119.95" calcext:value-type="currency">
            <text:p>€119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16" calcext:value-type="float">
            <text:p>16</text:p>
          </table:table-cell>
          <table:table-cell office:value-type="float" office:value="5350" calcext:value-type="float">
            <text:p>5350</text:p>
          </table:table-cell>
          <table:table-cell office:value-type="float" office:value="280" calcext:value-type="float">
            <text:p>280</text:p>
          </table:table-cell>
          <table:table-cell office:value-type="currency" office:currency="EUR" office:value="1919.2" calcext:value-type="currency">
            <text:p>€1,919.20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33.87" calcext:value-type="currency">
            <text:p>€133.87</text:p>
          </table:table-cell>
          <table:table-cell office:value-type="string" calcext:value-type="string">
            <text:p>Buy 32 times for</text:p>
          </table:table-cell>
          <table:table-cell office:value-type="currency" office:currency="EUR" office:value="112.95" calcext:value-type="currency">
            <text:p>€112.95</text:p>
          </table:table-cell>
          <table:table-cell office:value-type="currency" office:currency="EUR" office:value="1807.2" calcext:value-type="currency">
            <text:p>€1,807.20</text:p>
          </table:table-cell>
          <table:table-cell office:value-type="currency" office:currency="EUR" office:value="126.06" calcext:value-type="currency">
            <text:p>€126.0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lf230-prismatic-230ah-230a-lifepo4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30</text:p>
          </table:table-cell>
          <table:table-cell office:value-type="currency" office:currency="EUR" office:value="94.95" calcext:value-type="currency">
            <text:p>€94.95</text:p>
          </table:table-cell>
          <table:table-cell office:value-type="float" office:value="230000" calcext:value-type="float">
            <text:p>230000</text:p>
          </table:table-cell>
          <table:table-cell office:value-type="float" office:value="16" calcext:value-type="float">
            <text:p>16</text:p>
          </table:table-cell>
          <table:table-cell office:value-type="float" office:value="4110" calcext:value-type="float">
            <text:p>4110</text:p>
          </table:table-cell>
          <table:table-cell office:value-type="float" office:value="230" calcext:value-type="float">
            <text:p>230</text:p>
          </table:table-cell>
          <table:table-cell office:value-type="currency" office:currency="EUR" office:value="1519.2" calcext:value-type="currency">
            <text:p>€1,519.20</text:p>
          </table:table-cell>
          <table:table-cell office:value-type="float" office:value="11.78" calcext:value-type="float">
            <text:p>11.7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29.01" calcext:value-type="currency">
            <text:p>€129.01</text:p>
          </table:table-cell>
          <table:table-cell/>
          <table:table-cell office:value-type="currency" office:currency="EUR" office:value="94.95" calcext:value-type="currency">
            <text:p>€94.95</text:p>
          </table:table-cell>
          <table:table-cell office:value-type="currency" office:currency="EUR" office:value="1519.2" calcext:value-type="currency">
            <text:p>€1,519.20</text:p>
          </table:table-cell>
          <table:table-cell office:value-type="currency" office:currency="EUR" office:value="129.01" calcext:value-type="currency">
            <text:p>€129.0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lf280k-prismatic-280ah-lifepo4-3-2v-a-grade-no-terminal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IFEPO4</text:p>
          </table:table-cell>
          <table:table-cell office:value-type="currency" office:currency="EUR" office:value="122.95" calcext:value-type="currency">
            <text:p>€122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16" calcext:value-type="float">
            <text:p>16</text:p>
          </table:table-cell>
          <table:table-cell office:value-type="float" office:value="5420" calcext:value-type="float">
            <text:p>5420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1967.2" calcext:value-type="currency">
            <text:p>€1,967.20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3.2V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37.22" calcext:value-type="currency">
            <text:p>€137.22</text:p>
          </table:table-cell>
          <table:table-cell office:value-type="string" calcext:value-type="string">
            <text:p>Buy 64 times for</text:p>
          </table:table-cell>
          <table:table-cell office:value-type="currency" office:currency="EUR" office:value="115.65" calcext:value-type="currency">
            <text:p>€115.65</text:p>
          </table:table-cell>
          <table:table-cell office:value-type="currency" office:currency="EUR" office:value="1850.4" calcext:value-type="currency">
            <text:p>€1,850.40</text:p>
          </table:table-cell>
          <table:table-cell office:value-type="currency" office:currency="EUR" office:value="129.07" calcext:value-type="currency">
            <text:p>€129.0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lf230-prismatic-230ah-230a-lifepo4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30</text:p>
          </table:table-cell>
          <table:table-cell office:value-type="currency" office:currency="EUR" office:value="99.95" calcext:value-type="currency">
            <text:p>€99.95</text:p>
          </table:table-cell>
          <table:table-cell office:value-type="float" office:value="230000" calcext:value-type="float">
            <text:p>230000</text:p>
          </table:table-cell>
          <table:table-cell office:value-type="float" office:value="16" calcext:value-type="float">
            <text:p>16</text:p>
          </table:table-cell>
          <table:table-cell office:value-type="float" office:value="4110" calcext:value-type="float">
            <text:p>4110</text:p>
          </table:table-cell>
          <table:table-cell office:value-type="float" office:value="230" calcext:value-type="float">
            <text:p>230</text:p>
          </table:table-cell>
          <table:table-cell office:value-type="currency" office:currency="EUR" office:value="1599.2" calcext:value-type="currency">
            <text:p>€1,599.20</text:p>
          </table:table-cell>
          <table:table-cell office:value-type="float" office:value="11.78" calcext:value-type="float">
            <text:p>11.7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29 oktober 2023 (in 4 days)</text:p>
          </table:table-cell>
          <table:table-cell office:value-type="currency" office:currency="EUR" office:value="135.8" calcext:value-type="currency">
            <text:p>€135.80</text:p>
          </table:table-cell>
          <table:table-cell office:value-type="string" calcext:value-type="string">
            <text:p>Buy 32 times for</text:p>
          </table:table-cell>
          <table:table-cell office:value-type="currency" office:currency="EUR" office:value="95.95" calcext:value-type="currency">
            <text:p>€95.95</text:p>
          </table:table-cell>
          <table:table-cell office:value-type="currency" office:currency="EUR" office:value="1535.2" calcext:value-type="currency">
            <text:p>€1,535.20</text:p>
          </table:table-cell>
          <table:table-cell office:value-type="currency" office:currency="EUR" office:value="130.37" calcext:value-type="currency">
            <text:p>€130.3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catl-prismatic-173ah-lifepo4-3-2v-b-grade.html</text:p>
          </table:table-cell>
          <table:table-cell office:value-type="string" calcext:value-type="string">
            <text:p>Catl</text:p>
          </table:table-cell>
          <table:table-cell office:value-type="string" calcext:value-type="string">
            <text:p>LF173</text:p>
          </table:table-cell>
          <table:table-cell office:value-type="currency" office:currency="EUR" office:value="76.95" calcext:value-type="currency">
            <text:p>€76.95</text:p>
          </table:table-cell>
          <table:table-cell office:value-type="float" office:value="173000" calcext:value-type="float">
            <text:p>173000</text:p>
          </table:table-cell>
          <table:table-cell office:value-type="float" office:value="16" calcext:value-type="float">
            <text:p>16</text:p>
          </table:table-cell>
          <table:table-cell office:value-type="float" office:value="3190" calcext:value-type="float">
            <text:p>3190</text:p>
          </table:table-cell>
          <table:table-cell office:value-type="float" office:value="173" calcext:value-type="float">
            <text:p>173</text:p>
          </table:table-cell>
          <table:table-cell office:value-type="currency" office:currency="EUR" office:value="1231.2" calcext:value-type="currency">
            <text:p>€1,231.20</text:p>
          </table:table-cell>
          <table:table-cell office:value-type="float" office:value="8.86" calcext:value-type="float">
            <text:p>8.8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39" calcext:value-type="currency">
            <text:p>€139.00</text:p>
          </table:table-cell>
          <table:table-cell/>
          <table:table-cell office:value-type="currency" office:currency="EUR" office:value="72.95" calcext:value-type="currency">
            <text:p>€72.95</text:p>
          </table:table-cell>
          <table:table-cell office:value-type="currency" office:currency="EUR" office:value="1167.2" calcext:value-type="currency">
            <text:p>€1,167.20</text:p>
          </table:table-cell>
          <table:table-cell office:value-type="currency" office:currency="EUR" office:value="131.77" calcext:value-type="currency">
            <text:p>€131.7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calb-l194f130a-b-grade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94F130A</text:p>
          </table:table-cell>
          <table:table-cell office:value-type="currency" office:currency="EUR" office:value="58.45" calcext:value-type="currency">
            <text:p>€58.45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" calcext:value-type="float">
            <text:p>16</text:p>
          </table:table-cell>
          <table:table-cell office:value-type="float" office:value="2340" calcext:value-type="float">
            <text:p>2340</text:p>
          </table:table-cell>
          <table:table-cell office:value-type="float" office:value="130" calcext:value-type="float">
            <text:p>130</text:p>
          </table:table-cell>
          <table:table-cell office:value-type="currency" office:currency="EUR" office:value="935.2" calcext:value-type="currency">
            <text:p>€935.20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0 november 2023 (in 16 days)</text:p>
          </table:table-cell>
          <table:table-cell office:value-type="currency" office:currency="EUR" office:value="140.5" calcext:value-type="currency">
            <text:p>€140.50</text:p>
          </table:table-cell>
          <table:table-cell office:value-type="string" calcext:value-type="string">
            <text:p>Buy 32 times for</text:p>
          </table:table-cell>
          <table:table-cell office:value-type="currency" office:currency="EUR" office:value="54.95" calcext:value-type="currency">
            <text:p>€54.95</text:p>
          </table:table-cell>
          <table:table-cell office:value-type="currency" office:currency="EUR" office:value="879.2" calcext:value-type="currency">
            <text:p>€879.20</text:p>
          </table:table-cell>
          <table:table-cell office:value-type="currency" office:currency="EUR" office:value="132.09" calcext:value-type="currency">
            <text:p>€132.0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catl-228ah-228a-lifepo-b-grade.html</text:p>
          </table:table-cell>
          <table:table-cell office:value-type="string" calcext:value-type="string">
            <text:p>Catl</text:p>
          </table:table-cell>
          <table:table-cell office:value-type="string" calcext:value-type="string">
            <text:p>LIFEPO4</text:p>
          </table:table-cell>
          <table:table-cell office:value-type="currency" office:currency="EUR" office:value="108.95" calcext:value-type="currency">
            <text:p>€108.95</text:p>
          </table:table-cell>
          <table:table-cell office:value-type="float" office:value="228000" calcext:value-type="float">
            <text:p>228000</text:p>
          </table:table-cell>
          <table:table-cell office:value-type="float" office:value="16" calcext:value-type="float">
            <text:p>16</text:p>
          </table:table-cell>
          <table:table-cell office:value-type="float" office:value="4220" calcext:value-type="float">
            <text:p>4220</text:p>
          </table:table-cell>
          <table:table-cell office:value-type="float" office:value="207" calcext:value-type="float">
            <text:p>207</text:p>
          </table:table-cell>
          <table:table-cell office:value-type="currency" office:currency="EUR" office:value="1743.2" calcext:value-type="currency">
            <text:p>€1,743.20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3.2V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49.33" calcext:value-type="currency">
            <text:p>€149.33</text:p>
          </table:table-cell>
          <table:table-cell office:value-type="string" calcext:value-type="string">
            <text:p>Buy 32 times for</text:p>
          </table:table-cell>
          <table:table-cell office:value-type="currency" office:currency="EUR" office:value="97.45" calcext:value-type="currency">
            <text:p>€97.45</text:p>
          </table:table-cell>
          <table:table-cell office:value-type="currency" office:currency="EUR" office:value="1559.2" calcext:value-type="currency">
            <text:p>€1,559.20</text:p>
          </table:table-cell>
          <table:table-cell office:value-type="currency" office:currency="EUR" office:value="133.57" calcext:value-type="currency">
            <text:p>€133.5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calb-l173f280a-prismatic-280ah-lifepo4-3-2v-b-grade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73F280A</text:p>
          </table:table-cell>
          <table:table-cell office:value-type="currency" office:currency="EUR" office:value="128.95" calcext:value-type="currency">
            <text:p>€128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16" calcext:value-type="float">
            <text:p>16</text:p>
          </table:table-cell>
          <table:table-cell office:value-type="float" office:value="5450" calcext:value-type="float">
            <text:p>5450</text:p>
          </table:table-cell>
          <table:table-cell office:value-type="float" office:value="280" calcext:value-type="float">
            <text:p>280</text:p>
          </table:table-cell>
          <table:table-cell office:value-type="currency" office:currency="EUR" office:value="2063.2" calcext:value-type="currency">
            <text:p>€2,063.20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43.92" calcext:value-type="currency">
            <text:p>€143.92</text:p>
          </table:table-cell>
          <table:table-cell office:value-type="string" calcext:value-type="string">
            <text:p>Buy 32 times for</text:p>
          </table:table-cell>
          <table:table-cell office:value-type="currency" office:currency="EUR" office:value="121.95" calcext:value-type="currency">
            <text:p>€121.95</text:p>
          </table:table-cell>
          <table:table-cell office:value-type="currency" office:currency="EUR" office:value="1951.2" calcext:value-type="currency">
            <text:p>€1,951.20</text:p>
          </table:table-cell>
          <table:table-cell office:value-type="currency" office:currency="EUR" office:value="136.1" calcext:value-type="currency">
            <text:p>€136.1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calb-l173f125a-prismatic-125ah-lifepo4-3-2v-b-grade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73F125A</text:p>
          </table:table-cell>
          <table:table-cell office:value-type="currency" office:currency="EUR" office:value="55.95" calcext:value-type="currency">
            <text:p>€55.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6" calcext:value-type="float">
            <text:p>16</text:p>
          </table:table-cell>
          <table:table-cell office:value-type="float" office:value="2450" calcext:value-type="float">
            <text:p>2450</text:p>
          </table:table-cell>
          <table:table-cell office:value-type="float" office:value="125" calcext:value-type="float">
            <text:p>125</text:p>
          </table:table-cell>
          <table:table-cell office:value-type="currency" office:currency="EUR" office:value="895.2" calcext:value-type="currency">
            <text:p>€895.20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0 november 2023 (in 16 days)</text:p>
          </table:table-cell>
          <table:table-cell office:value-type="currency" office:currency="EUR" office:value="139.88" calcext:value-type="currency">
            <text:p>€139.88</text:p>
          </table:table-cell>
          <table:table-cell office:value-type="string" calcext:value-type="string">
            <text:p>Buy 32 times for</text:p>
          </table:table-cell>
          <table:table-cell office:value-type="currency" office:currency="EUR" office:value="54.45" calcext:value-type="currency">
            <text:p>€54.45</text:p>
          </table:table-cell>
          <table:table-cell office:value-type="currency" office:currency="EUR" office:value="871.2" calcext:value-type="currency">
            <text:p>€871.20</text:p>
          </table:table-cell>
          <table:table-cell office:value-type="currency" office:currency="EUR" office:value="136.12" calcext:value-type="currency">
            <text:p>€136.1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gotion-ifp52148102-87ah-lifepo4-3-2v.html</text:p>
          </table:table-cell>
          <table:table-cell office:value-type="string" calcext:value-type="string">
            <text:p>Gotion</text:p>
          </table:table-cell>
          <table:table-cell office:value-type="string" calcext:value-type="string">
            <text:p>IFP52148102</text:p>
          </table:table-cell>
          <table:table-cell office:value-type="currency" office:currency="EUR" office:value="40.95" calcext:value-type="currency">
            <text:p>€40.95</text:p>
          </table:table-cell>
          <table:table-cell office:value-type="float" office:value="87000" calcext:value-type="float">
            <text:p>87000</text:p>
          </table:table-cell>
          <table:table-cell office:value-type="float" office:value="16" calcext:value-type="float">
            <text:p>16</text:p>
          </table:table-cell>
          <table:table-cell office:value-type="float" office:value="1640" calcext:value-type="float">
            <text:p>1640</text:p>
          </table:table-cell>
          <table:table-cell office:value-type="float" office:value="120" calcext:value-type="float">
            <text:p>120</text:p>
          </table:table-cell>
          <table:table-cell office:value-type="currency" office:currency="EUR" office:value="655.2" calcext:value-type="currency">
            <text:p>€655.20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47.09" calcext:value-type="currency">
            <text:p>€147.09</text:p>
          </table:table-cell>
          <table:table-cell office:value-type="string" calcext:value-type="string">
            <text:p>Buy 32 times for</text:p>
          </table:table-cell>
          <table:table-cell office:value-type="currency" office:currency="EUR" office:value="38.25" calcext:value-type="currency">
            <text:p>€38.25</text:p>
          </table:table-cell>
          <table:table-cell office:value-type="currency" office:currency="EUR" office:value="612" calcext:value-type="currency">
            <text:p>€612.00</text:p>
          </table:table-cell>
          <table:table-cell office:value-type="currency" office:currency="EUR" office:value="137.39" calcext:value-type="currency">
            <text:p>€137.3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inr21700-m50l-4800mah-7-2a-clear-wrap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21700-M50L</text:p>
          </table:table-cell>
          <table:table-cell office:value-type="currency" office:currency="EUR" office:value="2.39" calcext:value-type="currency">
            <text:p>€2.39</text:p>
          </table:table-cell>
          <table:table-cell office:value-type="float" office:value="4750" calcext:value-type="float">
            <text:p>475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4750" calcext:value-type="float">
            <text:p>4750</text:p>
          </table:table-cell>
          <table:table-cell office:value-type="currency" office:currency="EUR" office:value="35.85" calcext:value-type="currency">
            <text:p>€35.8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39.77" calcext:value-type="currency">
            <text:p>€139.77</text:p>
          </table:table-cell>
          <table:table-cell/>
          <table:table-cell office:value-type="currency" office:currency="EUR" office:value="2.39" calcext:value-type="currency">
            <text:p>€2.39</text:p>
          </table:table-cell>
          <table:table-cell office:value-type="currency" office:currency="EUR" office:value="35.85" calcext:value-type="currency">
            <text:p>€35.85</text:p>
          </table:table-cell>
          <table:table-cell office:value-type="currency" office:currency="EUR" office:value="139.77" calcext:value-type="currency">
            <text:p>€139.7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lishen-lr21700sa-4000mah-12a.html</text:p>
          </table:table-cell>
          <table:table-cell office:value-type="string" calcext:value-type="string">
            <text:p>Lishen</text:p>
          </table:table-cell>
          <table:table-cell office:value-type="string" calcext:value-type="string">
            <text:p>LR21700SA</text:p>
          </table:table-cell>
          <table:table-cell office:value-type="currency" office:currency="EUR" office:value="2.35" calcext:value-type="currency">
            <text:p>€2.35</text:p>
          </table:table-cell>
          <table:table-cell office:value-type="float" office:value="3900" calcext:value-type="float">
            <text:p>3900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3900" calcext:value-type="float">
            <text:p>3900</text:p>
          </table:table-cell>
          <table:table-cell office:value-type="currency" office:currency="EUR" office:value="35.25" calcext:value-type="currency">
            <text:p>€35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67.38" calcext:value-type="currency">
            <text:p>€167.38</text:p>
          </table:table-cell>
          <table:table-cell office:value-type="string" calcext:value-type="string">
            <text:p>Buy 390 times for</text:p>
          </table:table-cell>
          <table:table-cell office:value-type="currency" office:currency="EUR" office:value="1.99" calcext:value-type="currency">
            <text:p>€1.99</text:p>
          </table:table-cell>
          <table:table-cell office:value-type="currency" office:currency="EUR" office:value="29.85" calcext:value-type="currency">
            <text:p>€29.85</text:p>
          </table:table-cell>
          <table:table-cell office:value-type="currency" office:currency="EUR" office:value="141.74" calcext:value-type="currency">
            <text:p>€141.7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calb-l300f187-187ah-prismatic-lifepo4-3-2v-b-grade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300F187</text:p>
          </table:table-cell>
          <table:table-cell office:value-type="currency" office:currency="EUR" office:value="86.95" calcext:value-type="currency">
            <text:p>€86.95</text:p>
          </table:table-cell>
          <table:table-cell office:value-type="float" office:value="187000" calcext:value-type="float">
            <text:p>187000</text:p>
          </table:table-cell>
          <table:table-cell office:value-type="float" office:value="16" calcext:value-type="float">
            <text:p>16</text:p>
          </table:table-cell>
          <table:table-cell office:value-type="float" office:value="3470" calcext:value-type="float">
            <text:p>3470</text:p>
          </table:table-cell>
          <table:table-cell office:value-type="float" office:value="187" calcext:value-type="float">
            <text:p>187</text:p>
          </table:table-cell>
          <table:table-cell office:value-type="currency" office:currency="EUR" office:value="1391.2" calcext:value-type="currency">
            <text:p>€1,391.20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45.3" calcext:value-type="currency">
            <text:p>€145.30</text:p>
          </table:table-cell>
          <table:table-cell/>
          <table:table-cell office:value-type="currency" office:currency="EUR" office:value="84.95" calcext:value-type="currency">
            <text:p>€84.95</text:p>
          </table:table-cell>
          <table:table-cell office:value-type="currency" office:currency="EUR" office:value="1359.2" calcext:value-type="currency">
            <text:p>€1,359.20</text:p>
          </table:table-cell>
          <table:table-cell office:value-type="currency" office:currency="EUR" office:value="141.96" calcext:value-type="currency">
            <text:p>€141.9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catl-prismatic-302ah-lifepo4-3-2v-b-grade.html</text:p>
          </table:table-cell>
          <table:table-cell office:value-type="string" calcext:value-type="string">
            <text:p>Catl</text:p>
          </table:table-cell>
          <table:table-cell office:value-type="string" calcext:value-type="string">
            <text:p>LF302</text:p>
          </table:table-cell>
          <table:table-cell office:value-type="currency" office:currency="EUR" office:value="144.95" calcext:value-type="currency">
            <text:p>€144.95</text:p>
          </table:table-cell>
          <table:table-cell office:value-type="float" office:value="302000" calcext:value-type="float">
            <text:p>302000</text:p>
          </table:table-cell>
          <table:table-cell office:value-type="float" office:value="16" calcext:value-type="float">
            <text:p>16</text:p>
          </table:table-cell>
          <table:table-cell office:value-type="float" office:value="5510" calcext:value-type="float">
            <text:p>5510</text:p>
          </table:table-cell>
          <table:table-cell office:value-type="float" office:value="302" calcext:value-type="float">
            <text:p>302</text:p>
          </table:table-cell>
          <table:table-cell office:value-type="currency" office:currency="EUR" office:value="2319.2" calcext:value-type="currency">
            <text:p>€2,319.20</text:p>
          </table:table-cell>
          <table:table-cell office:value-type="float" office:value="15.46" calcext:value-type="float">
            <text:p>15.4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49.99" calcext:value-type="currency">
            <text:p>€149.99</text:p>
          </table:table-cell>
          <table:table-cell/>
          <table:table-cell office:value-type="currency" office:currency="EUR" office:value="138.05" calcext:value-type="currency">
            <text:p>€138.05</text:p>
          </table:table-cell>
          <table:table-cell office:value-type="currency" office:currency="EUR" office:value="2208.8" calcext:value-type="currency">
            <text:p>€2,208.80</text:p>
          </table:table-cell>
          <table:table-cell office:value-type="currency" office:currency="EUR" office:value="142.85" calcext:value-type="currency">
            <text:p>€142.8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calb-l148f88a-prismatic-88ah-lifepo4-3-2v-b-grade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48F88A</text:p>
          </table:table-cell>
          <table:table-cell office:value-type="currency" office:currency="EUR" office:value="45.95" calcext:value-type="currency">
            <text:p>€45.95</text:p>
          </table:table-cell>
          <table:table-cell office:value-type="float" office:value="88000" calcext:value-type="float">
            <text:p>88000</text:p>
          </table:table-cell>
          <table:table-cell office:value-type="float" office:value="16" calcext:value-type="float">
            <text:p>16</text:p>
          </table:table-cell>
          <table:table-cell office:value-type="float" office:value="1620" calcext:value-type="float">
            <text:p>1620</text:p>
          </table:table-cell>
          <table:table-cell office:value-type="float" office:value="88" calcext:value-type="float">
            <text:p>88</text:p>
          </table:table-cell>
          <table:table-cell office:value-type="currency" office:currency="EUR" office:value="735.2" calcext:value-type="currency">
            <text:p>€735.20</text:p>
          </table:table-cell>
          <table:table-cell office:value-type="float" office:value="4.51" calcext:value-type="float">
            <text:p>4.51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63.17" calcext:value-type="currency">
            <text:p>€163.17</text:p>
          </table:table-cell>
          <table:table-cell/>
          <table:table-cell office:value-type="currency" office:currency="EUR" office:value="42.9" calcext:value-type="currency">
            <text:p>€42.90</text:p>
          </table:table-cell>
          <table:table-cell office:value-type="currency" office:currency="EUR" office:value="686.4" calcext:value-type="currency">
            <text:p>€686.40</text:p>
          </table:table-cell>
          <table:table-cell office:value-type="currency" office:currency="EUR" office:value="152.34" calcext:value-type="currency">
            <text:p>€152.3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c40-40135-20ah-3-2v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C40</text:p>
          </table:table-cell>
          <table:table-cell office:value-type="currency" office:currency="EUR" office:value="11.95" calcext:value-type="currency">
            <text:p>€11.95</text:p>
          </table:table-cell>
          <table:table-cell office:value-type="float" office:value="20000" calcext:value-type="float">
            <text:p>20000</text:p>
          </table:table-cell>
          <table:table-cell office:value-type="float" office:value="16" calcext:value-type="float">
            <text:p>16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 office:value-type="currency" office:currency="EUR" office:value="191.2" calcext:value-type="currency">
            <text:p>€191.20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3 december 2023 (in 49 days)</text:p>
          </table:table-cell>
          <table:table-cell office:value-type="currency" office:currency="EUR" office:value="186.72" calcext:value-type="currency">
            <text:p>€186.72</text:p>
          </table:table-cell>
          <table:table-cell/>
          <table:table-cell office:value-type="currency" office:currency="EUR" office:value="9.99" calcext:value-type="currency">
            <text:p>€9.99</text:p>
          </table:table-cell>
          <table:table-cell office:value-type="currency" office:currency="EUR" office:value="159.84" calcext:value-type="currency">
            <text:p>€159.84</text:p>
          </table:table-cell>
          <table:table-cell office:value-type="currency" office:currency="EUR" office:value="156.09" calcext:value-type="currency">
            <text:p>€156.0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fepo4/eve-lf105-prismatic-105ah-105a-lifepo4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105</text:p>
          </table:table-cell>
          <table:table-cell office:value-type="currency" office:currency="EUR" office:value="54.95" calcext:value-type="currency">
            <text:p>€54.95</text:p>
          </table:table-cell>
          <table:table-cell office:value-type="float" office:value="105000" calcext:value-type="float">
            <text:p>105000</text:p>
          </table:table-cell>
          <table:table-cell office:value-type="float" office:value="16" calcext:value-type="float">
            <text:p>16</text:p>
          </table:table-cell>
          <table:table-cell office:value-type="float" office:value="1980" calcext:value-type="float">
            <text:p>1980</text:p>
          </table:table-cell>
          <table:table-cell office:value-type="float" office:value="105" calcext:value-type="float">
            <text:p>105</text:p>
          </table:table-cell>
          <table:table-cell office:value-type="currency" office:currency="EUR" office:value="879.2" calcext:value-type="currency">
            <text:p>€879.20</text:p>
          </table:table-cell>
          <table:table-cell office:value-type="float" office:value="5.38" calcext:value-type="float">
            <text:p>5.3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63.54" calcext:value-type="currency">
            <text:p>€163.54</text:p>
          </table:table-cell>
          <table:table-cell/>
          <table:table-cell office:value-type="currency" office:currency="EUR" office:value="54.95" calcext:value-type="currency">
            <text:p>€54.95</text:p>
          </table:table-cell>
          <table:table-cell office:value-type="currency" office:currency="EUR" office:value="879.2" calcext:value-type="currency">
            <text:p>€879.20</text:p>
          </table:table-cell>
          <table:table-cell office:value-type="currency" office:currency="EUR" office:value="163.54" calcext:value-type="currency">
            <text:p>€163.5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byd-c13-fp44147272p-125ah-prismatic-375a-lifepo4-3-2v-b-grade.html</text:p>
          </table:table-cell>
          <table:table-cell office:value-type="string" calcext:value-type="string">
            <text:p>BYD</text:p>
          </table:table-cell>
          <table:table-cell office:value-type="string" calcext:value-type="string">
            <text:p>C13</text:p>
          </table:table-cell>
          <table:table-cell office:value-type="currency" office:currency="EUR" office:value="71.95" calcext:value-type="currency">
            <text:p>€71.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6" calcext:value-type="float">
            <text:p>16</text:p>
          </table:table-cell>
          <table:table-cell office:value-type="float" office:value="3450" calcext:value-type="float">
            <text:p>3450</text:p>
          </table:table-cell>
          <table:table-cell office:value-type="float" office:value="375" calcext:value-type="float">
            <text:p>375</text:p>
          </table:table-cell>
          <table:table-cell office:value-type="currency" office:currency="EUR" office:value="1151.2" calcext:value-type="currency">
            <text:p>€1,151.20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79.88" calcext:value-type="currency">
            <text:p>€179.88</text:p>
          </table:table-cell>
          <table:table-cell office:value-type="string" calcext:value-type="string">
            <text:p>Buy 32 times for</text:p>
          </table:table-cell>
          <table:table-cell office:value-type="currency" office:currency="EUR" office:value="65.95" calcext:value-type="currency">
            <text:p>€65.95</text:p>
          </table:table-cell>
          <table:table-cell office:value-type="currency" office:currency="EUR" office:value="1055.2" calcext:value-type="currency">
            <text:p>€1,055.20</text:p>
          </table:table-cell>
          <table:table-cell office:value-type="currency" office:currency="EUR" office:value="164.88" calcext:value-type="currency">
            <text:p>€164.8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bak-n18650cp-3350mah-6-5a.html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18650CP</text:p>
          </table:table-cell>
          <table:table-cell office:value-type="currency" office:currency="EUR" office:value="1.99" calcext:value-type="currency">
            <text:p>€1.99</text:p>
          </table:table-cell>
          <table:table-cell office:value-type="float" office:value="3250" calcext:value-type="float">
            <text:p>32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250" calcext:value-type="float">
            <text:p>3250</text:p>
          </table:table-cell>
          <table:table-cell office:value-type="currency" office:currency="EUR" office:value="29.85" calcext:value-type="currency">
            <text:p>€29.8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70.09" calcext:value-type="currency">
            <text:p>€170.09</text:p>
          </table:table-cell>
          <table:table-cell/>
          <table:table-cell office:value-type="currency" office:currency="EUR" office:value="1.99" calcext:value-type="currency">
            <text:p>€1.99</text:p>
          </table:table-cell>
          <table:table-cell office:value-type="currency" office:currency="EUR" office:value="29.85" calcext:value-type="currency">
            <text:p>€29.85</text:p>
          </table:table-cell>
          <table:table-cell office:value-type="currency" office:currency="EUR" office:value="170.09" calcext:value-type="currency">
            <text:p>€170.0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21700-50g-clear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50G</text:p>
          </table:table-cell>
          <table:table-cell office:value-type="currency" office:currency="EUR" office:value="3.75" calcext:value-type="currency">
            <text:p>€3.75</text:p>
          </table:table-cell>
          <table:table-cell office:value-type="float" office:value="4800" calcext:value-type="float">
            <text:p>48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4800" calcext:value-type="float">
            <text:p>4800</text:p>
          </table:table-cell>
          <table:table-cell office:value-type="currency" office:currency="EUR" office:value="56.25" calcext:value-type="currency">
            <text:p>€56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17.01" calcext:value-type="currency">
            <text:p>€217.01</text:p>
          </table:table-cell>
          <table:table-cell office:value-type="string" calcext:value-type="string">
            <text:p>Buy 390 times for</text:p>
          </table:table-cell>
          <table:table-cell office:value-type="currency" office:currency="EUR" office:value="2.95" calcext:value-type="currency">
            <text:p>€2.95</text:p>
          </table:table-cell>
          <table:table-cell office:value-type="currency" office:currency="EUR" office:value="44.25" calcext:value-type="currency">
            <text:p>€44.25</text:p>
          </table:table-cell>
          <table:table-cell office:value-type="currency" office:currency="EUR" office:value="170.72" calcext:value-type="currency">
            <text:p>€170.7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tenpower-inr18650-32he-3100mah-10a.html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NR18650-32HE</text:p>
          </table:table-cell>
          <table:table-cell office:value-type="currency" office:currency="EUR" office:value="2.35" calcext:value-type="currency">
            <text:p>€2.35</text:p>
          </table:table-cell>
          <table:table-cell office:value-type="float" office:value="3050" calcext:value-type="float">
            <text:p>305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050" calcext:value-type="float">
            <text:p>3050</text:p>
          </table:table-cell>
          <table:table-cell office:value-type="currency" office:currency="EUR" office:value="35.25" calcext:value-type="currency">
            <text:p>€35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14.03" calcext:value-type="currency">
            <text:p>€214.03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1.88" calcext:value-type="currency">
            <text:p>€1.88</text:p>
          </table:table-cell>
          <table:table-cell office:value-type="currency" office:currency="EUR" office:value="28.2" calcext:value-type="currency">
            <text:p>€28.20</text:p>
          </table:table-cell>
          <table:table-cell office:value-type="currency" office:currency="EUR" office:value="171.22" calcext:value-type="currency">
            <text:p>€171.2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sanyo-ncr20700a-3300mah-30a-clear-wrap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20700</text:p>
          </table:table-cell>
          <table:table-cell office:value-type="currency" office:currency="EUR" office:value="2.65" calcext:value-type="currency">
            <text:p>€2.65</text:p>
          </table:table-cell>
          <table:table-cell office:value-type="float" office:value="3150" calcext:value-type="float">
            <text:p>3150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3150" calcext:value-type="float">
            <text:p>3150</text:p>
          </table:table-cell>
          <table:table-cell office:value-type="currency" office:currency="EUR" office:value="39.75" calcext:value-type="currency">
            <text:p>€39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33.69" calcext:value-type="currency">
            <text:p>€233.69</text:p>
          </table:table-cell>
          <table:table-cell/>
          <table:table-cell office:value-type="currency" office:currency="EUR" office:value="1.95" calcext:value-type="currency">
            <text:p>€1.95</text:p>
          </table:table-cell>
          <table:table-cell office:value-type="currency" office:currency="EUR" office:value="29.25" calcext:value-type="currency">
            <text:p>€29.25</text:p>
          </table:table-cell>
          <table:table-cell office:value-type="currency" office:currency="EUR" office:value="171.96" calcext:value-type="currency">
            <text:p>€171.9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ifr26650pe-3400mah-9-6a-lifepo4-3-2v.html</text:p>
          </table:table-cell>
          <table:table-cell office:value-type="string" calcext:value-type="string">
            <text:p>Real cell</text:p>
          </table:table-cell>
          <table:table-cell office:value-type="string" calcext:value-type="string">
            <text:p>IFR26650PE</text:p>
          </table:table-cell>
          <table:table-cell office:value-type="currency" office:currency="EUR" office:value="2.15" calcext:value-type="currency">
            <text:p>€2.15</text:p>
          </table:table-cell>
          <table:table-cell office:value-type="float" office:value="3350" calcext:value-type="float">
            <text:p>3350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3350" calcext:value-type="float">
            <text:p>3350</text:p>
          </table:table-cell>
          <table:table-cell office:value-type="currency" office:currency="EUR" office:value="34.4" calcext:value-type="currency">
            <text:p>€34.4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00.56" calcext:value-type="currency">
            <text:p>€200.56</text:p>
          </table:table-cell>
          <table:table-cell/>
          <table:table-cell office:value-type="currency" office:currency="EUR" office:value="1.85" calcext:value-type="currency">
            <text:p>€1.85</text:p>
          </table:table-cell>
          <table:table-cell office:value-type="currency" office:currency="EUR" office:value="29.6" calcext:value-type="currency">
            <text:p>€29.60</text:p>
          </table:table-cell>
          <table:table-cell office:value-type="currency" office:currency="EUR" office:value="172.57" calcext:value-type="currency">
            <text:p>€172.5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21700-30t-3000mah-35a-clear-wrap-reclaimed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30T</text:p>
          </table:table-cell>
          <table:table-cell office:value-type="currency" office:currency="EUR" office:value="2.25" calcext:value-type="currency">
            <text:p>€2.25</text:p>
          </table:table-cell>
          <table:table-cell office:value-type="float" office:value="2950" calcext:value-type="float">
            <text:p>2950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2950" calcext:value-type="float">
            <text:p>2950</text:p>
          </table:table-cell>
          <table:table-cell office:value-type="currency" office:currency="EUR" office:value="33.75" calcext:value-type="currency">
            <text:p>€33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11.86" calcext:value-type="currency">
            <text:p>€211.86</text:p>
          </table:table-cell>
          <table:table-cell/>
          <table:table-cell office:value-type="currency" office:currency="EUR" office:value="1.85" calcext:value-type="currency">
            <text:p>€1.85</text:p>
          </table:table-cell>
          <table:table-cell office:value-type="currency" office:currency="EUR" office:value="27.75" calcext:value-type="currency">
            <text:p>€27.75</text:p>
          </table:table-cell>
          <table:table-cell office:value-type="currency" office:currency="EUR" office:value="174.2" calcext:value-type="currency">
            <text:p>€174.2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samsung-inr18650-32e-3100mah-6-4a-reclaimed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2E</text:p>
          </table:table-cell>
          <table:table-cell office:value-type="currency" office:currency="EUR" office:value="2.35" calcext:value-type="currency">
            <text:p>€2.35</text:p>
          </table:table-cell>
          <table:table-cell office:value-type="float" office:value="3100" calcext:value-type="float">
            <text:p>31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00" calcext:value-type="float">
            <text:p>3100</text:p>
          </table:table-cell>
          <table:table-cell office:value-type="currency" office:currency="EUR" office:value="35.25" calcext:value-type="currency">
            <text:p>€35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10.57" calcext:value-type="currency">
            <text:p>€210.57</text:p>
          </table:table-cell>
          <table:table-cell office:value-type="string" calcext:value-type="string">
            <text:p>Buy 400 times for</text:p>
          </table:table-cell>
          <table:table-cell office:value-type="currency" office:currency="EUR" office:value="1.95" calcext:value-type="currency">
            <text:p>€1.95</text:p>
          </table:table-cell>
          <table:table-cell office:value-type="currency" office:currency="EUR" office:value="29.25" calcext:value-type="currency">
            <text:p>€29.25</text:p>
          </table:table-cell>
          <table:table-cell office:value-type="currency" office:currency="EUR" office:value="174.73" calcext:value-type="currency">
            <text:p>€174.7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cbak-32140-15ah-lifepo4-3-2v-a-grade.html</text:p>
          </table:table-cell>
          <table:table-cell office:value-type="string" calcext:value-type="string">
            <text:p>CBAK</text:p>
          </table:table-cell>
          <table:table-cell office:value-type="string" calcext:value-type="string">
            <text:p>32140FS</text:p>
          </table:table-cell>
          <table:table-cell office:value-type="currency" office:currency="EUR" office:value="8.45" calcext:value-type="currency">
            <text:p>€8.45</text:p>
          </table:table-cell>
          <table:table-cell office:value-type="float" office:value="15000" calcext:value-type="float">
            <text:p>15000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currency" office:currency="EUR" office:value="135.2" calcext:value-type="currency">
            <text:p>€135.20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 december 2023 (in 37 days)</text:p>
          </table:table-cell>
          <table:table-cell office:value-type="currency" office:currency="EUR" office:value="176.04" calcext:value-type="currency">
            <text:p>€176.04</text:p>
          </table:table-cell>
          <table:table-cell/>
          <table:table-cell office:value-type="currency" office:currency="EUR" office:value="8.45" calcext:value-type="currency">
            <text:p>€8.45</text:p>
          </table:table-cell>
          <table:table-cell office:value-type="currency" office:currency="EUR" office:value="135.2" calcext:value-type="currency">
            <text:p>€135.20</text:p>
          </table:table-cell>
          <table:table-cell office:value-type="currency" office:currency="EUR" office:value="176.04" calcext:value-type="currency">
            <text:p>€176.0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tenpower-inr21700-50me-5000mah-15a.html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NR21700-50ME</text:p>
          </table:table-cell>
          <table:table-cell office:value-type="currency" office:currency="EUR" office:value="3.99" calcext:value-type="currency">
            <text:p>€3.99</text:p>
          </table:table-cell>
          <table:table-cell office:value-type="float" office:value="4950" calcext:value-type="float">
            <text:p>4950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4950" calcext:value-type="float">
            <text:p>4950</text:p>
          </table:table-cell>
          <table:table-cell office:value-type="currency" office:currency="EUR" office:value="59.85" calcext:value-type="currency">
            <text:p>€59.8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23.91" calcext:value-type="currency">
            <text:p>€223.91</text:p>
          </table:table-cell>
          <table:table-cell office:value-type="string" calcext:value-type="string">
            <text:p>Buy 390 times for</text:p>
          </table:table-cell>
          <table:table-cell office:value-type="currency" office:currency="EUR" office:value="3.15" calcext:value-type="currency">
            <text:p>€3.15</text:p>
          </table:table-cell>
          <table:table-cell office:value-type="currency" office:currency="EUR" office:value="47.25" calcext:value-type="currency">
            <text:p>€47.25</text:p>
          </table:table-cell>
          <table:table-cell office:value-type="currency" office:currency="EUR" office:value="176.77" calcext:value-type="currency">
            <text:p>€176.7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inr18650mh1-3200mah-6a-2017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MH1</text:p>
          </table:table-cell>
          <table:table-cell office:value-type="currency" office:currency="EUR" office:value="2.35" calcext:value-type="currency">
            <text:p>€2.35</text:p>
          </table:table-cell>
          <table:table-cell office:value-type="float" office:value="3100" calcext:value-type="float">
            <text:p>31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00" calcext:value-type="float">
            <text:p>3100</text:p>
          </table:table-cell>
          <table:table-cell office:value-type="currency" office:currency="EUR" office:value="35.25" calcext:value-type="currency">
            <text:p>€35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10.57" calcext:value-type="currency">
            <text:p>€210.57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1.99" calcext:value-type="currency">
            <text:p>€1.99</text:p>
          </table:table-cell>
          <table:table-cell office:value-type="currency" office:currency="EUR" office:value="29.85" calcext:value-type="currency">
            <text:p>€29.85</text:p>
          </table:table-cell>
          <table:table-cell office:value-type="currency" office:currency="EUR" office:value="178.32" calcext:value-type="currency">
            <text:p>€178.3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-stream-inr18650-29e-2900mah-4-8a.html</text:p>
          </table:table-cell>
          <table:table-cell office:value-type="string" calcext:value-type="string">
            <text:p>DMEGC</text:p>
          </table:table-cell>
          <table:table-cell office:value-type="float" office:value="18650" calcext:value-type="float">
            <text:p>18650</text:p>
          </table:table-cell>
          <table:table-cell office:value-type="currency" office:currency="EUR" office:value="2.15" calcext:value-type="currency">
            <text:p>€2.15</text:p>
          </table:table-cell>
          <table:table-cell office:value-type="float" office:value="2750" calcext:value-type="float">
            <text:p>27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.8" calcext:value-type="float">
            <text:p>4.8</text:p>
          </table:table-cell>
          <table:table-cell office:value-type="currency" office:currency="EUR" office:value="32.25" calcext:value-type="currency">
            <text:p>€32.2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17.17" calcext:value-type="currency">
            <text:p>€217.17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1.79" calcext:value-type="currency">
            <text:p>€1.79</text:p>
          </table:table-cell>
          <table:table-cell office:value-type="currency" office:currency="EUR" office:value="26.85" calcext:value-type="currency">
            <text:p>€26.85</text:p>
          </table:table-cell>
          <table:table-cell office:value-type="currency" office:currency="EUR" office:value="180.81" calcext:value-type="currency">
            <text:p>€180.8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tenpower-inr18650-28he-2800mah-10a.html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NR18650-28HE</text:p>
          </table:table-cell>
          <table:table-cell office:value-type="currency" office:currency="EUR" office:value="2.75" calcext:value-type="currency">
            <text:p>€2.75</text:p>
          </table:table-cell>
          <table:table-cell office:value-type="float" office:value="2760" calcext:value-type="float">
            <text:p>276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760" calcext:value-type="float">
            <text:p>2760</text:p>
          </table:table-cell>
          <table:table-cell office:value-type="currency" office:currency="EUR" office:value="41.25" calcext:value-type="currency">
            <text:p>€41.2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76.77" calcext:value-type="currency">
            <text:p>€276.77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1.82" calcext:value-type="currency">
            <text:p>€1.82</text:p>
          </table:table-cell>
          <table:table-cell office:value-type="currency" office:currency="EUR" office:value="27.3" calcext:value-type="currency">
            <text:p>€27.30</text:p>
          </table:table-cell>
          <table:table-cell office:value-type="currency" office:currency="EUR" office:value="183.17" calcext:value-type="currency">
            <text:p>€183.1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inr18650-29v-2800mah-8-4a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INR18650-29V</text:p>
          </table:table-cell>
          <table:table-cell office:value-type="currency" office:currency="EUR" office:value="2.59" calcext:value-type="currency">
            <text:p>€2.59</text:p>
          </table:table-cell>
          <table:table-cell office:value-type="float" office:value="2850" calcext:value-type="float">
            <text:p>28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850" calcext:value-type="float">
            <text:p>2850</text:p>
          </table:table-cell>
          <table:table-cell office:value-type="currency" office:currency="EUR" office:value="38.85" calcext:value-type="currency">
            <text:p>€38.8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52.44" calcext:value-type="currency">
            <text:p>€252.44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1.91" calcext:value-type="currency">
            <text:p>€1.91</text:p>
          </table:table-cell>
          <table:table-cell office:value-type="currency" office:currency="EUR" office:value="28.65" calcext:value-type="currency">
            <text:p>€28.65</text:p>
          </table:table-cell>
          <table:table-cell office:value-type="currency" office:currency="EUR" office:value="186.16" calcext:value-type="currency">
            <text:p>€186.1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bak-n21700cg-5000mah-10-2a.html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21700CG-50</text:p>
          </table:table-cell>
          <table:table-cell office:value-type="currency" office:currency="EUR" office:value="3.89" calcext:value-type="currency">
            <text:p>€3.89</text:p>
          </table:table-cell>
          <table:table-cell office:value-type="float" office:value="4900" calcext:value-type="float">
            <text:p>490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4900" calcext:value-type="float">
            <text:p>4900</text:p>
          </table:table-cell>
          <table:table-cell office:value-type="currency" office:currency="EUR" office:value="58.35" calcext:value-type="currency">
            <text:p>€58.3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20.52" calcext:value-type="currency">
            <text:p>€220.52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3.29" calcext:value-type="currency">
            <text:p>€3.29</text:p>
          </table:table-cell>
          <table:table-cell office:value-type="currency" office:currency="EUR" office:value="49.35" calcext:value-type="currency">
            <text:p>€49.35</text:p>
          </table:table-cell>
          <table:table-cell office:value-type="currency" office:currency="EUR" office:value="186.51" calcext:value-type="currency">
            <text:p>€186.5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inr18650-m29-2850mah-10a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M29</text:p>
          </table:table-cell>
          <table:table-cell office:value-type="currency" office:currency="EUR" office:value="2.65" calcext:value-type="currency">
            <text:p>€2.65</text:p>
          </table:table-cell>
          <table:table-cell office:value-type="float" office:value="2750" calcext:value-type="float">
            <text:p>27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750" calcext:value-type="float">
            <text:p>2750</text:p>
          </table:table-cell>
          <table:table-cell office:value-type="currency" office:currency="EUR" office:value="39.75" calcext:value-type="currency">
            <text:p>€39.7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67.68" calcext:value-type="currency">
            <text:p>€267.68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1.85" calcext:value-type="currency">
            <text:p>€1.85</text:p>
          </table:table-cell>
          <table:table-cell office:value-type="currency" office:currency="EUR" office:value="27.75" calcext:value-type="currency">
            <text:p>€27.75</text:p>
          </table:table-cell>
          <table:table-cell office:value-type="currency" office:currency="EUR" office:value="186.87" calcext:value-type="currency">
            <text:p>€186.8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inowatt-sw18650-34mp-3250mah-3-25a.html</text:p>
          </table:table-cell>
          <table:table-cell office:value-type="string" calcext:value-type="string">
            <text:p>Sinowatt</text:p>
          </table:table-cell>
          <table:table-cell office:value-type="string" calcext:value-type="string">
            <text:p>SW18650-34MP</text:p>
          </table:table-cell>
          <table:table-cell office:value-type="currency" office:currency="EUR" office:value="2.49" calcext:value-type="currency">
            <text:p>€2.49</text:p>
          </table:table-cell>
          <table:table-cell office:value-type="float" office:value="3250" calcext:value-type="float">
            <text:p>325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250" calcext:value-type="float">
            <text:p>3250</text:p>
          </table:table-cell>
          <table:table-cell office:value-type="currency" office:currency="EUR" office:value="37.35" calcext:value-type="currency">
            <text:p>€37.3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12.82" calcext:value-type="currency">
            <text:p>€212.82</text:p>
          </table:table-cell>
          <table:table-cell/>
          <table:table-cell office:value-type="currency" office:currency="EUR" office:value="2.19" calcext:value-type="currency">
            <text:p>€2.19</text:p>
          </table:table-cell>
          <table:table-cell office:value-type="currency" office:currency="EUR" office:value="32.85" calcext:value-type="currency">
            <text:p>€32.85</text:p>
          </table:table-cell>
          <table:table-cell office:value-type="currency" office:currency="EUR" office:value="187.18" calcext:value-type="currency">
            <text:p>€187.1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21700-48x-4650mah-9-6a-clear.html</text:p>
          </table:table-cell>
          <table:table-cell office:value-type="string" calcext:value-type="string">
            <text:p>Samsung</text:p>
          </table:table-cell>
          <table:table-cell office:value-type="float" office:value="21700" calcext:value-type="float">
            <text:p>21700</text:p>
          </table:table-cell>
          <table:table-cell office:value-type="currency" office:currency="EUR" office:value="3.85" calcext:value-type="currency">
            <text:p>€3.85</text:p>
          </table:table-cell>
          <table:table-cell office:value-type="float" office:value="4650" calcext:value-type="float">
            <text:p>465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.6" calcext:value-type="float">
            <text:p>9.6</text:p>
          </table:table-cell>
          <table:table-cell office:value-type="currency" office:currency="EUR" office:value="57.75" calcext:value-type="currency">
            <text:p>€57.7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29.99" calcext:value-type="currency">
            <text:p>€229.99</text:p>
          </table:table-cell>
          <table:table-cell office:value-type="string" calcext:value-type="string">
            <text:p>Buy 390 times for</text:p>
          </table:table-cell>
          <table:table-cell office:value-type="currency" office:currency="EUR" office:value="3.15" calcext:value-type="currency">
            <text:p>€3.15</text:p>
          </table:table-cell>
          <table:table-cell office:value-type="currency" office:currency="EUR" office:value="47.25" calcext:value-type="currency">
            <text:p>€47.25</text:p>
          </table:table-cell>
          <table:table-cell office:value-type="currency" office:currency="EUR" office:value="188.17" calcext:value-type="currency">
            <text:p>€188.1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nyo-ncr2070c-3500mah-30a.html</text:p>
          </table:table-cell>
          <table:table-cell office:value-type="string" calcext:value-type="string">
            <text:p>Sanyo</text:p>
          </table:table-cell>
          <table:table-cell office:value-type="float" office:value="20700" calcext:value-type="float">
            <text:p>20700</text:p>
          </table:table-cell>
          <table:table-cell office:value-type="currency" office:currency="EUR" office:value="3.45" calcext:value-type="currency">
            <text:p>€3.45</text:p>
          </table:table-cell>
          <table:table-cell office:value-type="float" office:value="3500" calcext:value-type="float">
            <text:p>350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currency" office:currency="EUR" office:value="51.75" calcext:value-type="currency">
            <text:p>€51.7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73.81" calcext:value-type="currency">
            <text:p>€273.81</text:p>
          </table:table-cell>
          <table:table-cell/>
          <table:table-cell office:value-type="currency" office:currency="EUR" office:value="2.39" calcext:value-type="currency">
            <text:p>€2.39</text:p>
          </table:table-cell>
          <table:table-cell office:value-type="currency" office:currency="EUR" office:value="35.85" calcext:value-type="currency">
            <text:p>€35.85</text:p>
          </table:table-cell>
          <table:table-cell office:value-type="currency" office:currency="EUR" office:value="189.68" calcext:value-type="currency">
            <text:p>€189.6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bak-n18650cl-2900mah-8-25a.html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18650CL-29</text:p>
          </table:table-cell>
          <table:table-cell office:value-type="currency" office:currency="EUR" office:value="2.65" calcext:value-type="currency">
            <text:p>€2.65</text:p>
          </table:table-cell>
          <table:table-cell office:value-type="float" office:value="2800" calcext:value-type="float">
            <text:p>28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800" calcext:value-type="float">
            <text:p>2800</text:p>
          </table:table-cell>
          <table:table-cell office:value-type="currency" office:currency="EUR" office:value="39.75" calcext:value-type="currency">
            <text:p>€39.7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62.9" calcext:value-type="currency">
            <text:p>€262.90</text:p>
          </table:table-cell>
          <table:table-cell office:value-type="string" calcext:value-type="string">
            <text:p>Buy 200 times for</text:p>
          </table:table-cell>
          <table:table-cell office:value-type="currency" office:currency="EUR" office:value="1.92" calcext:value-type="currency">
            <text:p>€1.92</text:p>
          </table:table-cell>
          <table:table-cell office:value-type="currency" office:currency="EUR" office:value="28.8" calcext:value-type="currency">
            <text:p>€28.80</text:p>
          </table:table-cell>
          <table:table-cell office:value-type="currency" office:currency="EUR" office:value="190.48" calcext:value-type="currency">
            <text:p>€190.4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nyo-ur18650zm2-2600mah-8a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UR18650ZM2</text:p>
          </table:table-cell>
          <table:table-cell office:value-type="currency" office:currency="EUR" office:value="2.15" calcext:value-type="currency">
            <text:p>€2.15</text:p>
          </table:table-cell>
          <table:table-cell office:value-type="float" office:value="2420" calcext:value-type="float">
            <text:p>242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420" calcext:value-type="float">
            <text:p>2420</text:p>
          </table:table-cell>
          <table:table-cell office:value-type="currency" office:currency="EUR" office:value="32.25" calcext:value-type="currency">
            <text:p>€32.2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46.79" calcext:value-type="currency">
            <text:p>€246.79</text:p>
          </table:table-cell>
          <table:table-cell office:value-type="string" calcext:value-type="string">
            <text:p>Buy 540 times for</text:p>
          </table:table-cell>
          <table:table-cell office:value-type="currency" office:currency="EUR" office:value="1.67" calcext:value-type="currency">
            <text:p>€1.67</text:p>
          </table:table-cell>
          <table:table-cell office:value-type="currency" office:currency="EUR" office:value="25.05" calcext:value-type="currency">
            <text:p>€25.05</text:p>
          </table:table-cell>
          <table:table-cell office:value-type="currency" office:currency="EUR" office:value="191.69" calcext:value-type="currency">
            <text:p>€191.6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lf50k-prismatic-50ah-50a-lifepo4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50K</text:p>
          </table:table-cell>
          <table:table-cell office:value-type="currency" office:currency="EUR" office:value="33.95" calcext:value-type="currency">
            <text:p>€33.95</text:p>
          </table:table-cell>
          <table:table-cell office:value-type="float" office:value="50000" calcext:value-type="float">
            <text:p>50000</text:p>
          </table:table-cell>
          <table:table-cell office:value-type="float" office:value="16" calcext:value-type="float">
            <text:p>16</text:p>
          </table:table-cell>
          <table:table-cell office:value-type="float" office:value="1395" calcext:value-type="float">
            <text:p>1395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543.2" calcext:value-type="currency">
            <text:p>€543.20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12.19" calcext:value-type="currency">
            <text:p>€212.19</text:p>
          </table:table-cell>
          <table:table-cell/>
          <table:table-cell office:value-type="currency" office:currency="EUR" office:value="31.1" calcext:value-type="currency">
            <text:p>€31.10</text:p>
          </table:table-cell>
          <table:table-cell office:value-type="currency" office:currency="EUR" office:value="497.6" calcext:value-type="currency">
            <text:p>€497.60</text:p>
          </table:table-cell>
          <table:table-cell office:value-type="currency" office:currency="EUR" office:value="194.37" calcext:value-type="currency">
            <text:p>€194.3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18650-35e-reclaimed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5E</text:p>
          </table:table-cell>
          <table:table-cell office:value-type="currency" office:currency="EUR" office:value="2.95" calcext:value-type="currency">
            <text:p>€2.95</text:p>
          </table:table-cell>
          <table:table-cell office:value-type="float" office:value="3350" calcext:value-type="float">
            <text:p>335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350" calcext:value-type="float">
            <text:p>3350</text:p>
          </table:table-cell>
          <table:table-cell office:value-type="currency" office:currency="EUR" office:value="44.25" calcext:value-type="currency">
            <text:p>€44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44.61" calcext:value-type="currency">
            <text:p>€244.61</text:p>
          </table:table-cell>
          <table:table-cell office:value-type="string" calcext:value-type="string">
            <text:p>Buy 400 times for</text:p>
          </table:table-cell>
          <table:table-cell office:value-type="currency" office:currency="EUR" office:value="2.35" calcext:value-type="currency">
            <text:p>€2.35</text:p>
          </table:table-cell>
          <table:table-cell office:value-type="currency" office:currency="EUR" office:value="35.25" calcext:value-type="currency">
            <text:p>€35.25</text:p>
          </table:table-cell>
          <table:table-cell office:value-type="currency" office:currency="EUR" office:value="194.86" calcext:value-type="currency">
            <text:p>€194.8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samsung-inr18650-29e-2900mah-productiejaar-2017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9E</text:p>
          </table:table-cell>
          <table:table-cell office:value-type="currency" office:currency="EUR" office:value="2.25" calcext:value-type="currency">
            <text:p>€2.25</text:p>
          </table:table-cell>
          <table:table-cell office:value-type="float" office:value="2750" calcext:value-type="float">
            <text:p>27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750" calcext:value-type="float">
            <text:p>2750</text:p>
          </table:table-cell>
          <table:table-cell office:value-type="currency" office:currency="EUR" office:value="33.75" calcext:value-type="currency">
            <text:p>€33.7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27.27" calcext:value-type="currency">
            <text:p>€227.27</text:p>
          </table:table-cell>
          <table:table-cell/>
          <table:table-cell office:value-type="currency" office:currency="EUR" office:value="1.95" calcext:value-type="currency">
            <text:p>€1.95</text:p>
          </table:table-cell>
          <table:table-cell office:value-type="currency" office:currency="EUR" office:value="29.25" calcext:value-type="currency">
            <text:p>€29.25</text:p>
          </table:table-cell>
          <table:table-cell office:value-type="currency" office:currency="EUR" office:value="196.97" calcext:value-type="currency">
            <text:p>€196.9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inr21700-m58-5800mah-12-5a-reclaimed-rewrap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21700-M58T</text:p>
          </table:table-cell>
          <table:table-cell office:value-type="currency" office:currency="EUR" office:value="4.65" calcext:value-type="currency">
            <text:p>€4.65</text:p>
          </table:table-cell>
          <table:table-cell office:value-type="float" office:value="5520" calcext:value-type="float">
            <text:p>5520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5520" calcext:value-type="float">
            <text:p>5520</text:p>
          </table:table-cell>
          <table:table-cell office:value-type="currency" office:currency="EUR" office:value="69.75" calcext:value-type="currency">
            <text:p>€69.7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34" calcext:value-type="currency">
            <text:p>€234.00</text:p>
          </table:table-cell>
          <table:table-cell/>
          <table:table-cell office:value-type="currency" office:currency="EUR" office:value="3.95" calcext:value-type="currency">
            <text:p>€3.95</text:p>
          </table:table-cell>
          <table:table-cell office:value-type="currency" office:currency="EUR" office:value="59.25" calcext:value-type="currency">
            <text:p>€59.25</text:p>
          </table:table-cell>
          <table:table-cell office:value-type="currency" office:currency="EUR" office:value="198.77" calcext:value-type="currency">
            <text:p>€198.7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lishen-lr1865la-2000mah-20a-half-wrap.html</text:p>
          </table:table-cell>
          <table:table-cell office:value-type="string" calcext:value-type="string">
            <text:p>Lishen</text:p>
          </table:table-cell>
          <table:table-cell office:value-type="string" calcext:value-type="string">
            <text:p>LR1865LA</text:p>
          </table:table-cell>
          <table:table-cell office:value-type="currency" office:currency="EUR" office:value="1.65" calcext:value-type="currency">
            <text:p>€1.65</text:p>
          </table:table-cell>
          <table:table-cell office:value-type="float" office:value="1900" calcext:value-type="float">
            <text:p>190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900" calcext:value-type="float">
            <text:p>1900</text:p>
          </table:table-cell>
          <table:table-cell office:value-type="currency" office:currency="EUR" office:value="24.75" calcext:value-type="currency">
            <text:p>€24.7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41.23" calcext:value-type="currency">
            <text:p>€241.23</text:p>
          </table:table-cell>
          <table:table-cell/>
          <table:table-cell office:value-type="currency" office:currency="EUR" office:value="1.39" calcext:value-type="currency">
            <text:p>€1.39</text:p>
          </table:table-cell>
          <table:table-cell office:value-type="currency" office:currency="EUR" office:value="20.85" calcext:value-type="currency">
            <text:p>€20.85</text:p>
          </table:table-cell>
          <table:table-cell office:value-type="currency" office:currency="EUR" office:value="203.22" calcext:value-type="currency">
            <text:p>€203.2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samsung-inr18650-20r-2000mah-22a-half-wra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0R</text:p>
          </table:table-cell>
          <table:table-cell office:value-type="currency" office:currency="EUR" office:value="1.75" calcext:value-type="currency">
            <text:p>€1.75</text:p>
          </table:table-cell>
          <table:table-cell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950" calcext:value-type="float">
            <text:p>1950</text:p>
          </table:table-cell>
          <table:table-cell office:value-type="currency" office:currency="EUR" office:value="26.25" calcext:value-type="currency">
            <text:p>€26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49.29" calcext:value-type="currency">
            <text:p>€249.29</text:p>
          </table:table-cell>
          <table:table-cell/>
          <table:table-cell office:value-type="currency" office:currency="EUR" office:value="1.45" calcext:value-type="currency">
            <text:p>€1.45</text:p>
          </table:table-cell>
          <table:table-cell office:value-type="currency" office:currency="EUR" office:value="21.75" calcext:value-type="currency">
            <text:p>€21.75</text:p>
          </table:table-cell>
          <table:table-cell office:value-type="currency" office:currency="EUR" office:value="206.55" calcext:value-type="currency">
            <text:p>€206.5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jgne-26650-4000mah-12a-lifepo4.html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JGCFR26650-4000mAh-3.2V</text:p>
          </table:table-cell>
          <table:table-cell office:value-type="currency" office:currency="EUR" office:value="3.15" calcext:value-type="currency">
            <text:p>€3.15</text:p>
          </table:table-cell>
          <table:table-cell office:value-type="float" office:value="3950" calcext:value-type="float">
            <text:p>3950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3950" calcext:value-type="float">
            <text:p>3950</text:p>
          </table:table-cell>
          <table:table-cell office:value-type="currency" office:currency="EUR" office:value="50.4" calcext:value-type="currency">
            <text:p>€50.4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49.21" calcext:value-type="currency">
            <text:p>€249.21</text:p>
          </table:table-cell>
          <table:table-cell office:value-type="string" calcext:value-type="string">
            <text:p>Buy 400 times for</text:p>
          </table:table-cell>
          <table:table-cell office:value-type="currency" office:currency="EUR" office:value="2.65" calcext:value-type="currency">
            <text:p>€2.65</text:p>
          </table:table-cell>
          <table:table-cell office:value-type="currency" office:currency="EUR" office:value="42.4" calcext:value-type="currency">
            <text:p>€42.40</text:p>
          </table:table-cell>
          <table:table-cell office:value-type="currency" office:currency="EUR" office:value="209.65" calcext:value-type="currency">
            <text:p>€209.6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18650he2-imr-battery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DBHE21865</text:p>
          </table:table-cell>
          <table:table-cell office:value-type="currency" office:currency="EUR" office:value="2.49" calcext:value-type="currency">
            <text:p>€2.49</text:p>
          </table:table-cell>
          <table:table-cell office:value-type="float" office:value="2450" calcext:value-type="float">
            <text:p>24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450" calcext:value-type="float">
            <text:p>2450</text:p>
          </table:table-cell>
          <table:table-cell office:value-type="currency" office:currency="EUR" office:value="37.35" calcext:value-type="currency">
            <text:p>€37.3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82.31" calcext:value-type="currency">
            <text:p>€282.31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1.85" calcext:value-type="currency">
            <text:p>€1.85</text:p>
          </table:table-cell>
          <table:table-cell office:value-type="currency" office:currency="EUR" office:value="27.75" calcext:value-type="currency">
            <text:p>€27.75</text:p>
          </table:table-cell>
          <table:table-cell office:value-type="currency" office:currency="EUR" office:value="209.75" calcext:value-type="currency">
            <text:p>€209.7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inr18650-25p-2500mah-20a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INR18650-25P</text:p>
          </table:table-cell>
          <table:table-cell office:value-type="currency" office:currency="EUR" office:value="2.29" calcext:value-type="currency">
            <text:p>€2.29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500" calcext:value-type="float">
            <text:p>2500</text:p>
          </table:table-cell>
          <table:table-cell office:value-type="currency" office:currency="EUR" office:value="34.35" calcext:value-type="currency">
            <text:p>€34.3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54.44" calcext:value-type="currency">
            <text:p>€254.44</text:p>
          </table:table-cell>
          <table:table-cell/>
          <table:table-cell office:value-type="currency" office:currency="EUR" office:value="1.89" calcext:value-type="currency">
            <text:p>€1.89</text:p>
          </table:table-cell>
          <table:table-cell office:value-type="currency" office:currency="EUR" office:value="28.35" calcext:value-type="currency">
            <text:p>€28.35</text:p>
          </table:table-cell>
          <table:table-cell office:value-type="currency" office:currency="EUR" office:value="210" calcext:value-type="currency">
            <text:p>€210.0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jgne-htcfr26650-3800mah-11-4a-lifepo4.html</text:p>
          </table:table-cell>
          <table:table-cell office:value-type="string" calcext:value-type="string">
            <text:p>JGNE</text:p>
          </table:table-cell>
          <table:table-cell office:value-type="float" office:value="26650" calcext:value-type="float">
            <text:p>26650</text:p>
          </table:table-cell>
          <table:table-cell office:value-type="currency" office:currency="EUR" office:value="2.99" calcext:value-type="currency">
            <text:p>€2.99</text:p>
          </table:table-cell>
          <table:table-cell office:value-type="float" office:value="3750" calcext:value-type="float">
            <text:p>3750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11.4" calcext:value-type="float">
            <text:p>11.4</text:p>
          </table:table-cell>
          <table:table-cell office:value-type="currency" office:currency="EUR" office:value="47.84" calcext:value-type="currency">
            <text:p>€47.84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49.17" calcext:value-type="currency">
            <text:p>€249.17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2.55" calcext:value-type="currency">
            <text:p>€2.55</text:p>
          </table:table-cell>
          <table:table-cell office:value-type="currency" office:currency="EUR" office:value="40.8" calcext:value-type="currency">
            <text:p>€40.80</text:p>
          </table:table-cell>
          <table:table-cell office:value-type="currency" office:currency="EUR" office:value="212.5" calcext:value-type="currency">
            <text:p>€212.5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18650-20r-reclaimed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0R</text:p>
          </table:table-cell>
          <table:table-cell office:value-type="currency" office:currency="EUR" office:value="1.75" calcext:value-type="currency">
            <text:p>€1.75</text:p>
          </table:table-cell>
          <table:table-cell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950" calcext:value-type="float">
            <text:p>1950</text:p>
          </table:table-cell>
          <table:table-cell office:value-type="currency" office:currency="EUR" office:value="26.25" calcext:value-type="currency">
            <text:p>€26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49.29" calcext:value-type="currency">
            <text:p>€249.29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1.5" calcext:value-type="currency">
            <text:p>€1.50</text:p>
          </table:table-cell>
          <table:table-cell office:value-type="currency" office:currency="EUR" office:value="22.5" calcext:value-type="currency">
            <text:p>€22.50</text:p>
          </table:table-cell>
          <table:table-cell office:value-type="currency" office:currency="EUR" office:value="213.68" calcext:value-type="currency">
            <text:p>€213.6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tenpower-20sg.html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CR18650-20SG</text:p>
          </table:table-cell>
          <table:table-cell office:value-type="currency" office:currency="EUR" office:value="1.99" calcext:value-type="currency">
            <text:p>€1.99</text:p>
          </table:table-cell>
          <table:table-cell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950" calcext:value-type="float">
            <text:p>1950</text:p>
          </table:table-cell>
          <table:table-cell office:value-type="currency" office:currency="EUR" office:value="29.85" calcext:value-type="currency">
            <text:p>€29.8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83.48" calcext:value-type="currency">
            <text:p>€283.48</text:p>
          </table:table-cell>
          <table:table-cell office:value-type="string" calcext:value-type="string">
            <text:p>Buy 400 times for</text:p>
          </table:table-cell>
          <table:table-cell office:value-type="currency" office:currency="EUR" office:value="1.54" calcext:value-type="currency">
            <text:p>€1.54</text:p>
          </table:table-cell>
          <table:table-cell office:value-type="currency" office:currency="EUR" office:value="23.1" calcext:value-type="currency">
            <text:p>€23.10</text:p>
          </table:table-cell>
          <table:table-cell office:value-type="currency" office:currency="EUR" office:value="219.37" calcext:value-type="currency">
            <text:p>€219.3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inr18650mh1-3200mah-3c-battery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MH1</text:p>
          </table:table-cell>
          <table:table-cell office:value-type="currency" office:currency="EUR" office:value="3.25" calcext:value-type="currency">
            <text:p>€3.25</text:p>
          </table:table-cell>
          <table:table-cell office:value-type="float" office:value="3100" calcext:value-type="float">
            <text:p>31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00" calcext:value-type="float">
            <text:p>3100</text:p>
          </table:table-cell>
          <table:table-cell office:value-type="currency" office:currency="EUR" office:value="48.75" calcext:value-type="currency">
            <text:p>€48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91.22" calcext:value-type="currency">
            <text:p>€291.22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2.45" calcext:value-type="currency">
            <text:p>€2.45</text:p>
          </table:table-cell>
          <table:table-cell office:value-type="currency" office:currency="EUR" office:value="36.75" calcext:value-type="currency">
            <text:p>€36.75</text:p>
          </table:table-cell>
          <table:table-cell office:value-type="currency" office:currency="EUR" office:value="219.53" calcext:value-type="currency">
            <text:p>€219.5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samsung-inr18650-32e-3100mah-6-4a-reclaimed-met-roestplekken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2E</text:p>
          </table:table-cell>
          <table:table-cell office:value-type="currency" office:currency="EUR" office:value="2.45" calcext:value-type="currency">
            <text:p>€2.45</text:p>
          </table:table-cell>
          <table:table-cell office:value-type="float" office:value="3100" calcext:value-type="float">
            <text:p>31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00" calcext:value-type="float">
            <text:p>3100</text:p>
          </table:table-cell>
          <table:table-cell office:value-type="currency" office:currency="EUR" office:value="36.75" calcext:value-type="currency">
            <text:p>€36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19.53" calcext:value-type="currency">
            <text:p>€219.53</text:p>
          </table:table-cell>
          <table:table-cell/>
          <table:table-cell office:value-type="currency" office:currency="EUR" office:value="2.45" calcext:value-type="currency">
            <text:p>€2.45</text:p>
          </table:table-cell>
          <table:table-cell office:value-type="currency" office:currency="EUR" office:value="36.75" calcext:value-type="currency">
            <text:p>€36.75</text:p>
          </table:table-cell>
          <table:table-cell office:value-type="currency" office:currency="EUR" office:value="219.53" calcext:value-type="currency">
            <text:p>€219.5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bak-n18650cp-34e-3350mah-6-5a.html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18650CP</text:p>
          </table:table-cell>
          <table:table-cell office:value-type="currency" office:currency="EUR" office:value="2.99" calcext:value-type="currency">
            <text:p>€2.99</text:p>
          </table:table-cell>
          <table:table-cell office:value-type="float" office:value="3250" calcext:value-type="float">
            <text:p>32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250" calcext:value-type="float">
            <text:p>3250</text:p>
          </table:table-cell>
          <table:table-cell office:value-type="currency" office:currency="EUR" office:value="44.85" calcext:value-type="currency">
            <text:p>€44.8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55.56" calcext:value-type="currency">
            <text:p>€255.56</text:p>
          </table:table-cell>
          <table:table-cell/>
          <table:table-cell office:value-type="currency" office:currency="EUR" office:value="2.58" calcext:value-type="currency">
            <text:p>€2.58</text:p>
          </table:table-cell>
          <table:table-cell office:value-type="currency" office:currency="EUR" office:value="38.7" calcext:value-type="currency">
            <text:p>€38.70</text:p>
          </table:table-cell>
          <table:table-cell office:value-type="currency" office:currency="EUR" office:value="220.51" calcext:value-type="currency">
            <text:p>€220.5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samsung-inr18650-25r-2500mah-20a-half-wra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5R</text:p>
          </table:table-cell>
          <table:table-cell office:value-type="currency" office:currency="EUR" office:value="2.25" calcext:value-type="currency">
            <text:p>€2.25</text:p>
          </table:table-cell>
          <table:table-cell office:value-type="float" office:value="2450" calcext:value-type="float">
            <text:p>245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450" calcext:value-type="float">
            <text:p>2450</text:p>
          </table:table-cell>
          <table:table-cell office:value-type="currency" office:currency="EUR" office:value="33.75" calcext:value-type="currency">
            <text:p>€33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55.1" calcext:value-type="currency">
            <text:p>€255.10</text:p>
          </table:table-cell>
          <table:table-cell/>
          <table:table-cell office:value-type="currency" office:currency="EUR" office:value="1.95" calcext:value-type="currency">
            <text:p>€1.95</text:p>
          </table:table-cell>
          <table:table-cell office:value-type="currency" office:currency="EUR" office:value="29.25" calcext:value-type="currency">
            <text:p>€29.25</text:p>
          </table:table-cell>
          <table:table-cell office:value-type="currency" office:currency="EUR" office:value="221.09" calcext:value-type="currency">
            <text:p>€221.0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21700-30t-3000mah-35a-clear-wra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30T</text:p>
          </table:table-cell>
          <table:table-cell office:value-type="currency" office:currency="EUR" office:value="2.99" calcext:value-type="currency">
            <text:p>€2.99</text:p>
          </table:table-cell>
          <table:table-cell office:value-type="float" office:value="2950" calcext:value-type="float">
            <text:p>295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2950" calcext:value-type="float">
            <text:p>2950</text:p>
          </table:table-cell>
          <table:table-cell office:value-type="currency" office:currency="EUR" office:value="44.85" calcext:value-type="currency">
            <text:p>€44.8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81.54" calcext:value-type="currency">
            <text:p>€281.54</text:p>
          </table:table-cell>
          <table:table-cell office:value-type="string" calcext:value-type="string">
            <text:p>Buy 520 times for</text:p>
          </table:table-cell>
          <table:table-cell office:value-type="currency" office:currency="EUR" office:value="2.35" calcext:value-type="currency">
            <text:p>€2.35</text:p>
          </table:table-cell>
          <table:table-cell office:value-type="currency" office:currency="EUR" office:value="35.25" calcext:value-type="currency">
            <text:p>€35.25</text:p>
          </table:table-cell>
          <table:table-cell office:value-type="currency" office:currency="EUR" office:value="221.28" calcext:value-type="currency">
            <text:p>€221.2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dmegc-inr18650-29e-2900mah-4-8a.html</text:p>
          </table:table-cell>
          <table:table-cell office:value-type="string" calcext:value-type="string">
            <text:p>DMEGC</text:p>
          </table:table-cell>
          <table:table-cell office:value-type="float" office:value="18650" calcext:value-type="float">
            <text:p>18650</text:p>
          </table:table-cell>
          <table:table-cell office:value-type="currency" office:currency="EUR" office:value="2.35" calcext:value-type="currency">
            <text:p>€2.35</text:p>
          </table:table-cell>
          <table:table-cell office:value-type="float" office:value="2750" calcext:value-type="float">
            <text:p>27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.8" calcext:value-type="float">
            <text:p>4.8</text:p>
          </table:table-cell>
          <table:table-cell office:value-type="currency" office:currency="EUR" office:value="35.25" calcext:value-type="currency">
            <text:p>€35.2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37.37" calcext:value-type="currency">
            <text:p>€237.37</text:p>
          </table:table-cell>
          <table:table-cell/>
          <table:table-cell office:value-type="currency" office:currency="EUR" office:value="2.2" calcext:value-type="currency">
            <text:p>€2.20</text:p>
          </table:table-cell>
          <table:table-cell office:value-type="currency" office:currency="EUR" office:value="33" calcext:value-type="currency">
            <text:p>€33.00</text:p>
          </table:table-cell>
          <table:table-cell office:value-type="currency" office:currency="EUR" office:value="222.22" calcext:value-type="currency">
            <text:p>€222.2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lf32-prismatic-32ah-lifepo4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32K</text:p>
          </table:table-cell>
          <table:table-cell office:value-type="currency" office:currency="EUR" office:value="24.99" calcext:value-type="currency">
            <text:p>€24.99</text:p>
          </table:table-cell>
          <table:table-cell office:value-type="float" office:value="32000" calcext:value-type="float">
            <text:p>32000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float" office:value="32" calcext:value-type="float">
            <text:p>32</text:p>
          </table:table-cell>
          <table:table-cell office:value-type="currency" office:currency="EUR" office:value="399.84" calcext:value-type="currency">
            <text:p>€399.8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8 november 2023 (in 14 days)</text:p>
          </table:table-cell>
          <table:table-cell office:value-type="currency" office:currency="EUR" office:value="244.04" calcext:value-type="currency">
            <text:p>€244.04</text:p>
          </table:table-cell>
          <table:table-cell office:value-type="string" calcext:value-type="string">
            <text:p>Buy 32 times for</text:p>
          </table:table-cell>
          <table:table-cell office:value-type="currency" office:currency="EUR" office:value="22.9" calcext:value-type="currency">
            <text:p>€22.90</text:p>
          </table:table-cell>
          <table:table-cell office:value-type="currency" office:currency="EUR" office:value="366.4" calcext:value-type="currency">
            <text:p>€366.40</text:p>
          </table:table-cell>
          <table:table-cell office:value-type="currency" office:currency="EUR" office:value="223.63" calcext:value-type="currency">
            <text:p>€223.6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molicel-inr18650-m35a-3500mah-10a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M35A</text:p>
          </table:table-cell>
          <table:table-cell office:value-type="currency" office:currency="EUR" office:value="3.45" calcext:value-type="currency">
            <text:p>€3.45</text:p>
          </table:table-cell>
          <table:table-cell office:value-type="float" office:value="3350" calcext:value-type="float">
            <text:p>33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50" calcext:value-type="float">
            <text:p>3350</text:p>
          </table:table-cell>
          <table:table-cell office:value-type="currency" office:currency="EUR" office:value="51.75" calcext:value-type="currency">
            <text:p>€51.7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86.07" calcext:value-type="currency">
            <text:p>€286.07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2.7" calcext:value-type="currency">
            <text:p>€2.70</text:p>
          </table:table-cell>
          <table:table-cell office:value-type="currency" office:currency="EUR" office:value="40.5" calcext:value-type="currency">
            <text:p>€40.50</text:p>
          </table:table-cell>
          <table:table-cell office:value-type="currency" office:currency="EUR" office:value="223.88" calcext:value-type="currency">
            <text:p>€223.8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nyo-ncr20700a-3300mah-30a.html</text:p>
          </table:table-cell>
          <table:table-cell office:value-type="string" calcext:value-type="string">
            <text:p>Sanyo</text:p>
          </table:table-cell>
          <table:table-cell office:value-type="float" office:value="20700" calcext:value-type="float">
            <text:p>20700</text:p>
          </table:table-cell>
          <table:table-cell office:value-type="currency" office:currency="EUR" office:value="2.95" calcext:value-type="currency">
            <text:p>€2.95</text:p>
          </table:table-cell>
          <table:table-cell office:value-type="float" office:value="3150" calcext:value-type="float">
            <text:p>3150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currency" office:currency="EUR" office:value="44.25" calcext:value-type="currency">
            <text:p>€44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60.14" calcext:value-type="currency">
            <text:p>€260.14</text:p>
          </table:table-cell>
          <table:table-cell/>
          <table:table-cell office:value-type="currency" office:currency="EUR" office:value="2.55" calcext:value-type="currency">
            <text:p>€2.55</text:p>
          </table:table-cell>
          <table:table-cell office:value-type="currency" office:currency="EUR" office:value="38.25" calcext:value-type="currency">
            <text:p>€38.25</text:p>
          </table:table-cell>
          <table:table-cell office:value-type="currency" office:currency="EUR" office:value="224.87" calcext:value-type="currency">
            <text:p>€224.8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jgne-18650-1800mah-5-4a-lifepo4.html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MH48108</text:p>
          </table:table-cell>
          <table:table-cell office:value-type="currency" office:currency="EUR" office:value="1.69" calcext:value-type="currency">
            <text:p>€1.69</text:p>
          </table:table-cell>
          <table:table-cell office:value-type="float" office:value="1700" calcext:value-type="float">
            <text:p>170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700" calcext:value-type="float">
            <text:p>1700</text:p>
          </table:table-cell>
          <table:table-cell office:value-type="currency" office:currency="EUR" office:value="27.04" calcext:value-type="currency">
            <text:p>€27.04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310.66" calcext:value-type="currency">
            <text:p>€310.66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1.26" calcext:value-type="currency">
            <text:p>€1.26</text:p>
          </table:table-cell>
          <table:table-cell office:value-type="currency" office:currency="EUR" office:value="20.16" calcext:value-type="currency">
            <text:p>€20.16</text:p>
          </table:table-cell>
          <table:table-cell office:value-type="currency" office:currency="EUR" office:value="231.62" calcext:value-type="currency">
            <text:p>€231.6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lf50k-prismatic-50ah-50a-lifepo4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50K</text:p>
          </table:table-cell>
          <table:table-cell office:value-type="currency" office:currency="EUR" office:value="37.99" calcext:value-type="currency">
            <text:p>€37.99</text:p>
          </table:table-cell>
          <table:table-cell office:value-type="float" office:value="50000" calcext:value-type="float">
            <text:p>50000</text:p>
          </table:table-cell>
          <table:table-cell office:value-type="float" office:value="16" calcext:value-type="float">
            <text:p>16</text:p>
          </table:table-cell>
          <table:table-cell office:value-type="float" office:value="1395" calcext:value-type="float">
            <text:p>1395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607.84" calcext:value-type="currency">
            <text:p>€607.84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37.44" calcext:value-type="currency">
            <text:p>€237.44</text:p>
          </table:table-cell>
          <table:table-cell/>
          <table:table-cell office:value-type="currency" office:currency="EUR" office:value="37.99" calcext:value-type="currency">
            <text:p>€37.99</text:p>
          </table:table-cell>
          <table:table-cell office:value-type="currency" office:currency="EUR" office:value="607.84" calcext:value-type="currency">
            <text:p>€607.84</text:p>
          </table:table-cell>
          <table:table-cell office:value-type="currency" office:currency="EUR" office:value="237.44" calcext:value-type="currency">
            <text:p>€237.4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jgne-18650-1600mah-4-8a-lifepo4.html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MH48108</text:p>
          </table:table-cell>
          <table:table-cell office:value-type="currency" office:currency="EUR" office:value="1.49" calcext:value-type="currency">
            <text:p>€1.49</text:p>
          </table:table-cell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500" calcext:value-type="float">
            <text:p>1500</text:p>
          </table:table-cell>
          <table:table-cell office:value-type="currency" office:currency="EUR" office:value="23.84" calcext:value-type="currency">
            <text:p>€23.8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10.42" calcext:value-type="currency">
            <text:p>€310.42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1.14" calcext:value-type="currency">
            <text:p>€1.14</text:p>
          </table:table-cell>
          <table:table-cell office:value-type="currency" office:currency="EUR" office:value="18.24" calcext:value-type="currency">
            <text:p>€18.24</text:p>
          </table:table-cell>
          <table:table-cell office:value-type="currency" office:currency="EUR" office:value="237.5" calcext:value-type="currency">
            <text:p>€237.5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samsung-inr18650-33g-3150-mah-6-5a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3G</text:p>
          </table:table-cell>
          <table:table-cell office:value-type="currency" office:currency="EUR" office:value="2.85" calcext:value-type="currency">
            <text:p>€2.85</text:p>
          </table:table-cell>
          <table:table-cell office:value-type="float" office:value="3000" calcext:value-type="float">
            <text:p>30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6.5" calcext:value-type="float">
            <text:p>6.5</text:p>
          </table:table-cell>
          <table:table-cell office:value-type="currency" office:currency="EUR" office:value="42.75" calcext:value-type="currency">
            <text:p>€42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63.89" calcext:value-type="currency">
            <text:p>€263.89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2.58" calcext:value-type="currency">
            <text:p>€2.58</text:p>
          </table:table-cell>
          <table:table-cell office:value-type="currency" office:currency="EUR" office:value="38.7" calcext:value-type="currency">
            <text:p>€38.70</text:p>
          </table:table-cell>
          <table:table-cell office:value-type="currency" office:currency="EUR" office:value="238.89" calcext:value-type="currency">
            <text:p>€238.8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jgne-26650-3600mah-10-2a-lifepo4.html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HTCFR26650</text:p>
          </table:table-cell>
          <table:table-cell office:value-type="currency" office:currency="EUR" office:value="3.79" calcext:value-type="currency">
            <text:p>€3.79</text:p>
          </table:table-cell>
          <table:table-cell office:value-type="float" office:value="3550" calcext:value-type="float">
            <text:p>3550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3550" calcext:value-type="float">
            <text:p>3550</text:p>
          </table:table-cell>
          <table:table-cell office:value-type="currency" office:currency="EUR" office:value="60.64" calcext:value-type="currency">
            <text:p>€60.64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33.63" calcext:value-type="currency">
            <text:p>€333.63</text:p>
          </table:table-cell>
          <table:table-cell office:value-type="string" calcext:value-type="string">
            <text:p>Buy 400 times for</text:p>
          </table:table-cell>
          <table:table-cell office:value-type="currency" office:currency="EUR" office:value="2.8" calcext:value-type="currency">
            <text:p>€2.80</text:p>
          </table:table-cell>
          <table:table-cell office:value-type="currency" office:currency="EUR" office:value="44.8" calcext:value-type="currency">
            <text:p>€44.80</text:p>
          </table:table-cell>
          <table:table-cell office:value-type="currency" office:currency="EUR" office:value="246.48" calcext:value-type="currency">
            <text:p>€246.4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18650-30q-3000mah-15a-reclaimed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office:value-type="currency" office:currency="EUR" office:value="2.99" calcext:value-type="currency">
            <text:p>€2.99</text:p>
          </table:table-cell>
          <table:table-cell office:value-type="float" office:value="2950" calcext:value-type="float">
            <text:p>29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950" calcext:value-type="float">
            <text:p>2950</text:p>
          </table:table-cell>
          <table:table-cell office:value-type="currency" office:currency="EUR" office:value="44.85" calcext:value-type="currency">
            <text:p>€44.8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81.54" calcext:value-type="currency">
            <text:p>€281.54</text:p>
          </table:table-cell>
          <table:table-cell office:value-type="string" calcext:value-type="string">
            <text:p>Buy 100 times for</text:p>
          </table:table-cell>
          <table:table-cell office:value-type="currency" office:currency="EUR" office:value="2.65" calcext:value-type="currency">
            <text:p>€2.65</text:p>
          </table:table-cell>
          <table:table-cell office:value-type="currency" office:currency="EUR" office:value="39.75" calcext:value-type="currency">
            <text:p>€39.75</text:p>
          </table:table-cell>
          <table:table-cell office:value-type="currency" office:currency="EUR" office:value="249.53" calcext:value-type="currency">
            <text:p>€249.5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samsung-inr-18650-30q-3000mah-15a-2017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office:value-type="currency" office:currency="EUR" office:value="2.85" calcext:value-type="currency">
            <text:p>€2.85</text:p>
          </table:table-cell>
          <table:table-cell office:value-type="float" office:value="2950" calcext:value-type="float">
            <text:p>29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950" calcext:value-type="float">
            <text:p>2950</text:p>
          </table:table-cell>
          <table:table-cell office:value-type="currency" office:currency="EUR" office:value="42.75" calcext:value-type="currency">
            <text:p>€42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68.36" calcext:value-type="currency">
            <text:p>€268.36</text:p>
          </table:table-cell>
          <table:table-cell/>
          <table:table-cell office:value-type="currency" office:currency="EUR" office:value="2.69" calcext:value-type="currency">
            <text:p>€2.69</text:p>
          </table:table-cell>
          <table:table-cell office:value-type="currency" office:currency="EUR" office:value="40.35" calcext:value-type="currency">
            <text:p>€40.35</text:p>
          </table:table-cell>
          <table:table-cell office:value-type="currency" office:currency="EUR" office:value="253.3" calcext:value-type="currency">
            <text:p>€253.3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inowatt-sw18650-30sp-2900mah-15a.html</text:p>
          </table:table-cell>
          <table:table-cell office:value-type="string" calcext:value-type="string">
            <text:p>Sinowatt</text:p>
          </table:table-cell>
          <table:table-cell office:value-type="string" calcext:value-type="string">
            <text:p>SW18650-30SP</text:p>
          </table:table-cell>
          <table:table-cell office:value-type="currency" office:currency="EUR" office:value="3.25" calcext:value-type="currency">
            <text:p>€3.25</text:p>
          </table:table-cell>
          <table:table-cell office:value-type="float" office:value="2900" calcext:value-type="float">
            <text:p>290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900" calcext:value-type="float">
            <text:p>2900</text:p>
          </table:table-cell>
          <table:table-cell office:value-type="currency" office:currency="EUR" office:value="48.75" calcext:value-type="currency">
            <text:p>€48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311.3" calcext:value-type="currency">
            <text:p>€311.30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2.65" calcext:value-type="currency">
            <text:p>€2.65</text:p>
          </table:table-cell>
          <table:table-cell office:value-type="currency" office:currency="EUR" office:value="39.75" calcext:value-type="currency">
            <text:p>€39.75</text:p>
          </table:table-cell>
          <table:table-cell office:value-type="currency" office:currency="EUR" office:value="253.83" calcext:value-type="currency">
            <text:p>€253.8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nyo-ncr2070c-clear.html</text:p>
          </table:table-cell>
          <table:table-cell office:value-type="string" calcext:value-type="string">
            <text:p>Sanyo</text:p>
          </table:table-cell>
          <table:table-cell office:value-type="float" office:value="20700" calcext:value-type="float">
            <text:p>20700</text:p>
          </table:table-cell>
          <table:table-cell office:value-type="currency" office:currency="EUR" office:value="3.55" calcext:value-type="currency">
            <text:p>€3.55</text:p>
          </table:table-cell>
          <table:table-cell office:value-type="float" office:value="3500" calcext:value-type="float">
            <text:p>350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currency" office:currency="EUR" office:value="53.25" calcext:value-type="currency">
            <text:p>€53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81.75" calcext:value-type="currency">
            <text:p>€281.75</text:p>
          </table:table-cell>
          <table:table-cell/>
          <table:table-cell office:value-type="currency" office:currency="EUR" office:value="3.25" calcext:value-type="currency">
            <text:p>€3.25</text:p>
          </table:table-cell>
          <table:table-cell office:value-type="currency" office:currency="EUR" office:value="48.75" calcext:value-type="currency">
            <text:p>€48.75</text:p>
          </table:table-cell>
          <table:table-cell office:value-type="currency" office:currency="EUR" office:value="257.94" calcext:value-type="currency">
            <text:p>€257.9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18650-32e-3100mah-6-4a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2E</text:p>
          </table:table-cell>
          <table:table-cell office:value-type="currency" office:currency="EUR" office:value="3.85" calcext:value-type="currency">
            <text:p>€3.85</text:p>
          </table:table-cell>
          <table:table-cell office:value-type="float" office:value="3100" calcext:value-type="float">
            <text:p>31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00" calcext:value-type="float">
            <text:p>3100</text:p>
          </table:table-cell>
          <table:table-cell office:value-type="currency" office:currency="EUR" office:value="57.75" calcext:value-type="currency">
            <text:p>€57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344.98" calcext:value-type="currency">
            <text:p>€344.98</text:p>
          </table:table-cell>
          <table:table-cell office:value-type="string" calcext:value-type="string">
            <text:p>Buy 400 times for</text:p>
          </table:table-cell>
          <table:table-cell office:value-type="currency" office:currency="EUR" office:value="2.9" calcext:value-type="currency">
            <text:p>€2.90</text:p>
          </table:table-cell>
          <table:table-cell office:value-type="currency" office:currency="EUR" office:value="43.5" calcext:value-type="currency">
            <text:p>€43.50</text:p>
          </table:table-cell>
          <table:table-cell office:value-type="currency" office:currency="EUR" office:value="259.86" calcext:value-type="currency">
            <text:p>€259.8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18650-35e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5E</text:p>
          </table:table-cell>
          <table:table-cell office:value-type="currency" office:currency="EUR" office:value="3.95" calcext:value-type="currency">
            <text:p>€3.95</text:p>
          </table:table-cell>
          <table:table-cell office:value-type="float" office:value="3350" calcext:value-type="float">
            <text:p>335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350" calcext:value-type="float">
            <text:p>3350</text:p>
          </table:table-cell>
          <table:table-cell office:value-type="currency" office:currency="EUR" office:value="59.25" calcext:value-type="currency">
            <text:p>€5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27.53" calcext:value-type="currency">
            <text:p>€327.53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3.15" calcext:value-type="currency">
            <text:p>€3.15</text:p>
          </table:table-cell>
          <table:table-cell office:value-type="currency" office:currency="EUR" office:value="47.25" calcext:value-type="currency">
            <text:p>€47.25</text:p>
          </table:table-cell>
          <table:table-cell office:value-type="currency" office:currency="EUR" office:value="261.19" calcext:value-type="currency">
            <text:p>€261.1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panasonic-ncr18650bd-3200mah-10a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BD</text:p>
          </table:table-cell>
          <table:table-cell office:value-type="currency" office:currency="EUR" office:value="3.55" calcext:value-type="currency">
            <text:p>€3.55</text:p>
          </table:table-cell>
          <table:table-cell office:value-type="float" office:value="3030" calcext:value-type="float">
            <text:p>303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030" calcext:value-type="float">
            <text:p>3030</text:p>
          </table:table-cell>
          <table:table-cell office:value-type="currency" office:currency="EUR" office:value="53.25" calcext:value-type="currency">
            <text:p>€53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25.45" calcext:value-type="currency">
            <text:p>€325.45</text:p>
          </table:table-cell>
          <table:table-cell office:value-type="string" calcext:value-type="string">
            <text:p>Buy 540 times for</text:p>
          </table:table-cell>
          <table:table-cell office:value-type="currency" office:currency="EUR" office:value="2.85" calcext:value-type="currency">
            <text:p>€2.85</text:p>
          </table:table-cell>
          <table:table-cell office:value-type="currency" office:currency="EUR" office:value="42.75" calcext:value-type="currency">
            <text:p>€42.75</text:p>
          </table:table-cell>
          <table:table-cell office:value-type="currency" office:currency="EUR" office:value="261.28" calcext:value-type="currency">
            <text:p>€261.2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tenpower-inr18650-2500mah-20a.html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NR18650-25PG</text:p>
          </table:table-cell>
          <table:table-cell office:value-type="currency" office:currency="EUR" office:value="2.85" calcext:value-type="currency">
            <text:p>€2.85</text:p>
          </table:table-cell>
          <table:table-cell office:value-type="float" office:value="2450" calcext:value-type="float">
            <text:p>245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450" calcext:value-type="float">
            <text:p>2450</text:p>
          </table:table-cell>
          <table:table-cell office:value-type="currency" office:currency="EUR" office:value="42.75" calcext:value-type="currency">
            <text:p>€42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323.13" calcext:value-type="currency">
            <text:p>€323.13</text:p>
          </table:table-cell>
          <table:table-cell office:value-type="string" calcext:value-type="string">
            <text:p>Buy 400 times for</text:p>
          </table:table-cell>
          <table:table-cell office:value-type="currency" office:currency="EUR" office:value="2.31" calcext:value-type="currency">
            <text:p>€2.31</text:p>
          </table:table-cell>
          <table:table-cell office:value-type="currency" office:currency="EUR" office:value="34.65" calcext:value-type="currency">
            <text:p>€34.65</text:p>
          </table:table-cell>
          <table:table-cell office:value-type="currency" office:currency="EUR" office:value="261.9" calcext:value-type="currency">
            <text:p>€261.9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cr18650-26j3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CR18650-26J</text:p>
          </table:table-cell>
          <table:table-cell office:value-type="currency" office:currency="EUR" office:value="2.79" calcext:value-type="currency">
            <text:p>€2.79</text:p>
          </table:table-cell>
          <table:table-cell office:value-type="float" office:value="2550" calcext:value-type="float">
            <text:p>255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550" calcext:value-type="float">
            <text:p>2550</text:p>
          </table:table-cell>
          <table:table-cell office:value-type="currency" office:currency="EUR" office:value="41.85" calcext:value-type="currency">
            <text:p>€41.8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303.92" calcext:value-type="currency">
            <text:p>€303.92</text:p>
          </table:table-cell>
          <table:table-cell office:value-type="string" calcext:value-type="string">
            <text:p>Buy 200 times for</text:p>
          </table:table-cell>
          <table:table-cell office:value-type="currency" office:currency="EUR" office:value="2.41" calcext:value-type="currency">
            <text:p>€2.41</text:p>
          </table:table-cell>
          <table:table-cell office:value-type="currency" office:currency="EUR" office:value="36.15" calcext:value-type="currency">
            <text:p>€36.15</text:p>
          </table:table-cell>
          <table:table-cell office:value-type="currency" office:currency="EUR" office:value="262.53" calcext:value-type="currency">
            <text:p>€262.5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nyo-18650ga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office:value-type="currency" office:currency="EUR" office:value="4.35" calcext:value-type="currency">
            <text:p>€4.35</text:p>
          </table:table-cell>
          <table:table-cell office:value-type="float" office:value="3300" calcext:value-type="float">
            <text:p>33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00" calcext:value-type="float">
            <text:p>3300</text:p>
          </table:table-cell>
          <table:table-cell office:value-type="currency" office:currency="EUR" office:value="65.25" calcext:value-type="currency">
            <text:p>€65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366.16" calcext:value-type="currency">
            <text:p>€366.16</text:p>
          </table:table-cell>
          <table:table-cell/>
          <table:table-cell office:value-type="currency" office:currency="EUR" office:value="3.15" calcext:value-type="currency">
            <text:p>€3.15</text:p>
          </table:table-cell>
          <table:table-cell office:value-type="currency" office:currency="EUR" office:value="47.25" calcext:value-type="currency">
            <text:p>€47.25</text:p>
          </table:table-cell>
          <table:table-cell office:value-type="currency" office:currency="EUR" office:value="265.15" calcext:value-type="currency">
            <text:p>€265.1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panasonic-ncr18650pf-3-7v-2900mah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PF</text:p>
          </table:table-cell>
          <table:table-cell office:value-type="currency" office:currency="EUR" office:value="3.25" calcext:value-type="currency">
            <text:p>€3.25</text:p>
          </table:table-cell>
          <table:table-cell office:value-type="float" office:value="2850" calcext:value-type="float">
            <text:p>28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850" calcext:value-type="float">
            <text:p>2850</text:p>
          </table:table-cell>
          <table:table-cell office:value-type="currency" office:currency="EUR" office:value="48.75" calcext:value-type="currency">
            <text:p>€48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16.76" calcext:value-type="currency">
            <text:p>€316.76</text:p>
          </table:table-cell>
          <table:table-cell office:value-type="string" calcext:value-type="string">
            <text:p>Buy 540 times for</text:p>
          </table:table-cell>
          <table:table-cell office:value-type="currency" office:currency="EUR" office:value="2.79" calcext:value-type="currency">
            <text:p>€2.79</text:p>
          </table:table-cell>
          <table:table-cell office:value-type="currency" office:currency="EUR" office:value="41.85" calcext:value-type="currency">
            <text:p>€41.85</text:p>
          </table:table-cell>
          <table:table-cell office:value-type="currency" office:currency="EUR" office:value="271.93" calcext:value-type="currency">
            <text:p>€271.9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bak-n18650cnp-2500mah-20a.html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18650CNP</text:p>
          </table:table-cell>
          <table:table-cell office:value-type="currency" office:currency="EUR" office:value="2.89" calcext:value-type="currency">
            <text:p>€2.89</text:p>
          </table:table-cell>
          <table:table-cell office:value-type="float" office:value="2400" calcext:value-type="float">
            <text:p>240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400" calcext:value-type="float">
            <text:p>2400</text:p>
          </table:table-cell>
          <table:table-cell office:value-type="currency" office:currency="EUR" office:value="43.35" calcext:value-type="currency">
            <text:p>€43.3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334.49" calcext:value-type="currency">
            <text:p>€334.49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2.4" calcext:value-type="currency">
            <text:p>€2.40</text:p>
          </table:table-cell>
          <table:table-cell office:value-type="currency" office:currency="EUR" office:value="36" calcext:value-type="currency">
            <text:p>€36.00</text:p>
          </table:table-cell>
          <table:table-cell office:value-type="currency" office:currency="EUR" office:value="277.78" calcext:value-type="currency">
            <text:p>€277.7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inr18650m36-3600mah-10a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DBM361865</text:p>
          </table:table-cell>
          <table:table-cell office:value-type="currency" office:currency="EUR" office:value="3.99" calcext:value-type="currency">
            <text:p>€3.99</text:p>
          </table:table-cell>
          <table:table-cell office:value-type="float" office:value="3400" calcext:value-type="float">
            <text:p>340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400" calcext:value-type="float">
            <text:p>3400</text:p>
          </table:table-cell>
          <table:table-cell office:value-type="currency" office:currency="EUR" office:value="59.85" calcext:value-type="currency">
            <text:p>€59.8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25.98" calcext:value-type="currency">
            <text:p>€325.98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3.45" calcext:value-type="currency">
            <text:p>€3.45</text:p>
          </table:table-cell>
          <table:table-cell office:value-type="currency" office:currency="EUR" office:value="51.75" calcext:value-type="currency">
            <text:p>€51.75</text:p>
          </table:table-cell>
          <table:table-cell office:value-type="currency" office:currency="EUR" office:value="281.86" calcext:value-type="currency">
            <text:p>€281.8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inr18650-f1l-3350mah-4-8a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GBF1L1865</text:p>
          </table:table-cell>
          <table:table-cell office:value-type="currency" office:currency="EUR" office:value="3.75" calcext:value-type="currency">
            <text:p>€3.75</text:p>
          </table:table-cell>
          <table:table-cell office:value-type="float" office:value="3250" calcext:value-type="float">
            <text:p>325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250" calcext:value-type="float">
            <text:p>3250</text:p>
          </table:table-cell>
          <table:table-cell office:value-type="currency" office:currency="EUR" office:value="56.25" calcext:value-type="currency">
            <text:p>€56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320.51" calcext:value-type="currency">
            <text:p>€320.51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3.33" calcext:value-type="currency">
            <text:p>€3.33</text:p>
          </table:table-cell>
          <table:table-cell office:value-type="currency" office:currency="EUR" office:value="49.95" calcext:value-type="currency">
            <text:p>€49.95</text:p>
          </table:table-cell>
          <table:table-cell office:value-type="currency" office:currency="EUR" office:value="284.62" calcext:value-type="currency">
            <text:p>€284.6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lf22k-prismatic-22ah-lifepo4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2K</text:p>
          </table:table-cell>
          <table:table-cell office:value-type="currency" office:currency="EUR" office:value="21.95" calcext:value-type="currency">
            <text:p>€21.95</text:p>
          </table:table-cell>
          <table:table-cell office:value-type="float" office:value="22000" calcext:value-type="float">
            <text:p>22000</text:p>
          </table:table-cell>
          <table:table-cell office:value-type="float" office:value="16" calcext:value-type="float">
            <text:p>16</text:p>
          </table:table-cell>
          <table:table-cell office:value-type="float" office:value="628" calcext:value-type="float">
            <text:p>628</text:p>
          </table:table-cell>
          <table:table-cell office:value-type="float" office:value="66" calcext:value-type="float">
            <text:p>66</text:p>
          </table:table-cell>
          <table:table-cell office:value-type="currency" office:currency="EUR" office:value="351.2" calcext:value-type="currency">
            <text:p>€351.20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11.79" calcext:value-type="currency">
            <text:p>€311.79</text:p>
          </table:table-cell>
          <table:table-cell/>
          <table:table-cell office:value-type="currency" office:currency="EUR" office:value="20.75" calcext:value-type="currency">
            <text:p>€20.75</text:p>
          </table:table-cell>
          <table:table-cell office:value-type="currency" office:currency="EUR" office:value="332" calcext:value-type="currency">
            <text:p>€332.00</text:p>
          </table:table-cell>
          <table:table-cell office:value-type="currency" office:currency="EUR" office:value="294.74" calcext:value-type="currency">
            <text:p>€294.7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-18650-30q-3000mah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office:value-type="currency" office:currency="EUR" office:value="3.79" calcext:value-type="currency">
            <text:p>€3.79</text:p>
          </table:table-cell>
          <table:table-cell office:value-type="float" office:value="2950" calcext:value-type="float">
            <text:p>29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950" calcext:value-type="float">
            <text:p>2950</text:p>
          </table:table-cell>
          <table:table-cell office:value-type="currency" office:currency="EUR" office:value="56.85" calcext:value-type="currency">
            <text:p>€56.8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56.87" calcext:value-type="currency">
            <text:p>€356.87</text:p>
          </table:table-cell>
          <table:table-cell office:value-type="string" calcext:value-type="string">
            <text:p>Buy 200 times for</text:p>
          </table:table-cell>
          <table:table-cell office:value-type="currency" office:currency="EUR" office:value="3.19" calcext:value-type="currency">
            <text:p>€3.19</text:p>
          </table:table-cell>
          <table:table-cell office:value-type="currency" office:currency="EUR" office:value="47.85" calcext:value-type="currency">
            <text:p>€47.85</text:p>
          </table:table-cell>
          <table:table-cell office:value-type="currency" office:currency="EUR" office:value="300.38" calcext:value-type="currency">
            <text:p>€300.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nyo-18650ga-4895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office:value-type="currency" office:currency="EUR" office:value="4.25" calcext:value-type="currency">
            <text:p>€4.25</text:p>
          </table:table-cell>
          <table:table-cell office:value-type="float" office:value="3350" calcext:value-type="float">
            <text:p>33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50" calcext:value-type="float">
            <text:p>3350</text:p>
          </table:table-cell>
          <table:table-cell office:value-type="currency" office:currency="EUR" office:value="63.75" calcext:value-type="currency">
            <text:p>€63.7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352.4" calcext:value-type="currency">
            <text:p>€352.40</text:p>
          </table:table-cell>
          <table:table-cell/>
          <table:table-cell office:value-type="currency" office:currency="EUR" office:value="3.78" calcext:value-type="currency">
            <text:p>€3.78</text:p>
          </table:table-cell>
          <table:table-cell office:value-type="currency" office:currency="EUR" office:value="56.7" calcext:value-type="currency">
            <text:p>€56.70</text:p>
          </table:table-cell>
          <table:table-cell office:value-type="currency" office:currency="EUR" office:value="313.43" calcext:value-type="currency">
            <text:p>€313.4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lg-inr21700-m58t-5570mah-12-5a-no-wrap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21700-M58T</text:p>
          </table:table-cell>
          <table:table-cell office:value-type="currency" office:currency="EUR" office:value="6.79" calcext:value-type="currency">
            <text:p>€6.79</text:p>
          </table:table-cell>
          <table:table-cell office:value-type="float" office:value="5520" calcext:value-type="float">
            <text:p>5520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5520" calcext:value-type="float">
            <text:p>5520</text:p>
          </table:table-cell>
          <table:table-cell office:value-type="currency" office:currency="EUR" office:value="101.85" calcext:value-type="currency">
            <text:p>€101.8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341.69" calcext:value-type="currency">
            <text:p>€341.69</text:p>
          </table:table-cell>
          <table:table-cell/>
          <table:table-cell office:value-type="currency" office:currency="EUR" office:value="6.45" calcext:value-type="currency">
            <text:p>€6.45</text:p>
          </table:table-cell>
          <table:table-cell office:value-type="currency" office:currency="EUR" office:value="96.75" calcext:value-type="currency">
            <text:p>€96.75</text:p>
          </table:table-cell>
          <table:table-cell office:value-type="currency" office:currency="EUR" office:value="324.58" calcext:value-type="currency">
            <text:p>€324.5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inr21700-m58t-5570mah-12-5a-clear-wrap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21700-M58T</text:p>
          </table:table-cell>
          <table:table-cell office:value-type="currency" office:currency="EUR" office:value="7.05" calcext:value-type="currency">
            <text:p>€7.05</text:p>
          </table:table-cell>
          <table:table-cell office:value-type="float" office:value="5520" calcext:value-type="float">
            <text:p>5520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5520" calcext:value-type="float">
            <text:p>5520</text:p>
          </table:table-cell>
          <table:table-cell office:value-type="currency" office:currency="EUR" office:value="105.75" calcext:value-type="currency">
            <text:p>€105.7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54.77" calcext:value-type="currency">
            <text:p>€354.77</text:p>
          </table:table-cell>
          <table:table-cell/>
          <table:table-cell office:value-type="currency" office:currency="EUR" office:value="6.45" calcext:value-type="currency">
            <text:p>€6.45</text:p>
          </table:table-cell>
          <table:table-cell office:value-type="currency" office:currency="EUR" office:value="96.75" calcext:value-type="currency">
            <text:p>€96.75</text:p>
          </table:table-cell>
          <table:table-cell office:value-type="currency" office:currency="EUR" office:value="324.58" calcext:value-type="currency">
            <text:p>€324.5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18650-20r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0R</text:p>
          </table:table-cell>
          <table:table-cell office:value-type="currency" office:currency="EUR" office:value="2.75" calcext:value-type="currency">
            <text:p>€2.75</text:p>
          </table:table-cell>
          <table:table-cell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currency" office:currency="EUR" office:value="41.25" calcext:value-type="currency">
            <text:p>€41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27 oktober 2023 (in 2 days)</text:p>
          </table:table-cell>
          <table:table-cell office:value-type="currency" office:currency="EUR" office:value="391.74" calcext:value-type="currency">
            <text:p>€391.74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2.3" calcext:value-type="currency">
            <text:p>€2.30</text:p>
          </table:table-cell>
          <table:table-cell office:value-type="currency" office:currency="EUR" office:value="34.5" calcext:value-type="currency">
            <text:p>€34.50</text:p>
          </table:table-cell>
          <table:table-cell office:value-type="currency" office:currency="EUR" office:value="327.64" calcext:value-type="currency">
            <text:p>€327.6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inr18650-hj2-3000mah-20a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ABHG21865</text:p>
          </table:table-cell>
          <table:table-cell office:value-type="currency" office:currency="EUR" office:value="4.45" calcext:value-type="currency">
            <text:p>€4.45</text:p>
          </table:table-cell>
          <table:table-cell office:value-type="float" office:value="2950" calcext:value-type="float">
            <text:p>29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950" calcext:value-type="float">
            <text:p>2950</text:p>
          </table:table-cell>
          <table:table-cell office:value-type="currency" office:currency="EUR" office:value="66.75" calcext:value-type="currency">
            <text:p>€66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419.02" calcext:value-type="currency">
            <text:p>€419.02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3.6" calcext:value-type="currency">
            <text:p>€3.60</text:p>
          </table:table-cell>
          <table:table-cell office:value-type="currency" office:currency="EUR" office:value="54" calcext:value-type="currency">
            <text:p>€54.00</text:p>
          </table:table-cell>
          <table:table-cell office:value-type="currency" office:currency="EUR" office:value="338.98" calcext:value-type="currency">
            <text:p>€338.9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jgne-26650-3000mah-30a-lifepo4.html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HTPFR26650</text:p>
          </table:table-cell>
          <table:table-cell office:value-type="currency" office:currency="EUR" office:value="3.95" calcext:value-type="currency">
            <text:p>€3.95</text:p>
          </table:table-cell>
          <table:table-cell office:value-type="float" office:value="2900" calcext:value-type="float">
            <text:p>2900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2900" calcext:value-type="float">
            <text:p>2900</text:p>
          </table:table-cell>
          <table:table-cell office:value-type="currency" office:currency="EUR" office:value="63.2" calcext:value-type="currency">
            <text:p>€63.2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425.65" calcext:value-type="currency">
            <text:p>€425.65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3.15" calcext:value-type="currency">
            <text:p>€3.15</text:p>
          </table:table-cell>
          <table:table-cell office:value-type="currency" office:currency="EUR" office:value="50.4" calcext:value-type="currency">
            <text:p>€50.40</text:p>
          </table:table-cell>
          <table:table-cell office:value-type="currency" office:currency="EUR" office:value="339.44" calcext:value-type="currency">
            <text:p>€339.4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ony-us18650vtc4-flat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4</text:p>
          </table:table-cell>
          <table:table-cell office:value-type="currency" office:currency="EUR" office:value="2.99" calcext:value-type="currency">
            <text:p>€2.99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000" calcext:value-type="float">
            <text:p>2000</text:p>
          </table:table-cell>
          <table:table-cell office:value-type="currency" office:currency="EUR" office:value="44.85" calcext:value-type="currency">
            <text:p>€44.8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31 oktober 2023 (in 6 days)</text:p>
          </table:table-cell>
          <table:table-cell office:value-type="currency" office:currency="EUR" office:value="415.28" calcext:value-type="currency">
            <text:p>€415.28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2.45" calcext:value-type="currency">
            <text:p>€2.45</text:p>
          </table:table-cell>
          <table:table-cell office:value-type="currency" office:currency="EUR" office:value="36.75" calcext:value-type="currency">
            <text:p>€36.75</text:p>
          </table:table-cell>
          <table:table-cell office:value-type="currency" office:currency="EUR" office:value="340.28" calcext:value-type="currency">
            <text:p>€340.2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ony-murata-us18650vtc5c-2500mah-30a.html</text:p>
          </table:table-cell>
          <table:table-cell office:value-type="string" calcext:value-type="string">
            <text:p>Sony / Murata</text:p>
          </table:table-cell>
          <table:table-cell office:value-type="string" calcext:value-type="string">
            <text:p>US18650VTC5C</text:p>
          </table:table-cell>
          <table:table-cell office:value-type="currency" office:currency="EUR" office:value="3.55" calcext:value-type="currency">
            <text:p>€3.55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500" calcext:value-type="float">
            <text:p>2500</text:p>
          </table:table-cell>
          <table:table-cell office:value-type="currency" office:currency="EUR" office:value="53.25" calcext:value-type="currency">
            <text:p>€53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31 oktober 2023 (in 6 days)</text:p>
          </table:table-cell>
          <table:table-cell office:value-type="currency" office:currency="EUR" office:value="394.44" calcext:value-type="currency">
            <text:p>€394.44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3.15" calcext:value-type="currency">
            <text:p>€3.15</text:p>
          </table:table-cell>
          <table:table-cell office:value-type="currency" office:currency="EUR" office:value="47.25" calcext:value-type="currency">
            <text:p>€47.25</text:p>
          </table:table-cell>
          <table:table-cell office:value-type="currency" office:currency="EUR" office:value="350" calcext:value-type="currency">
            <text:p>€350.0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icr18650he4-2500mah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DBHE41865</text:p>
          </table:table-cell>
          <table:table-cell office:value-type="currency" office:currency="EUR" office:value="3.95" calcext:value-type="currency">
            <text:p>€3.95</text:p>
          </table:table-cell>
          <table:table-cell office:value-type="float" office:value="2450" calcext:value-type="float">
            <text:p>24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450" calcext:value-type="float">
            <text:p>2450</text:p>
          </table:table-cell>
          <table:table-cell office:value-type="currency" office:currency="EUR" office:value="59.25" calcext:value-type="currency">
            <text:p>€59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447.85" calcext:value-type="currency">
            <text:p>€447.85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3.1" calcext:value-type="currency">
            <text:p>€3.10</text:p>
          </table:table-cell>
          <table:table-cell office:value-type="currency" office:currency="EUR" office:value="46.5" calcext:value-type="currency">
            <text:p>€46.50</text:p>
          </table:table-cell>
          <table:table-cell office:value-type="currency" office:currency="EUR" office:value="351.47" calcext:value-type="currency">
            <text:p>€351.4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nyo-18650ga-button-top-3444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office:value-type="currency" office:currency="EUR" office:value="5.95" calcext:value-type="currency">
            <text:p>€5.95</text:p>
          </table:table-cell>
          <table:table-cell office:value-type="float" office:value="3350" calcext:value-type="float">
            <text:p>335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350" calcext:value-type="float">
            <text:p>3350</text:p>
          </table:table-cell>
          <table:table-cell office:value-type="currency" office:currency="EUR" office:value="89.25" calcext:value-type="currency">
            <text:p>€8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493.37" calcext:value-type="currency">
            <text:p>€493.37</text:p>
          </table:table-cell>
          <table:table-cell/>
          <table:table-cell office:value-type="currency" office:currency="EUR" office:value="4.29" calcext:value-type="currency">
            <text:p>€4.29</text:p>
          </table:table-cell>
          <table:table-cell office:value-type="currency" office:currency="EUR" office:value="64.35" calcext:value-type="currency">
            <text:p>€64.35</text:p>
          </table:table-cell>
          <table:table-cell office:value-type="currency" office:currency="EUR" office:value="355.72" calcext:value-type="currency">
            <text:p>€355.7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ony-murata-us18650v-1600mah-10a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BM18650Z1</text:p>
          </table:table-cell>
          <table:table-cell office:value-type="currency" office:currency="EUR" office:value="1.99" calcext:value-type="currency">
            <text:p>€1.99</text:p>
          </table:table-cell>
          <table:table-cell office:value-type="float" office:value="1550" calcext:value-type="float">
            <text:p>155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550" calcext:value-type="float">
            <text:p>1550</text:p>
          </table:table-cell>
          <table:table-cell office:value-type="currency" office:currency="EUR" office:value="29.85" calcext:value-type="currency">
            <text:p>€29.8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56.63" calcext:value-type="currency">
            <text:p>€356.63</text:p>
          </table:table-cell>
          <table:table-cell/>
          <table:table-cell office:value-type="currency" office:currency="EUR" office:value="1.99" calcext:value-type="currency">
            <text:p>€1.99</text:p>
          </table:table-cell>
          <table:table-cell office:value-type="currency" office:currency="EUR" office:value="29.85" calcext:value-type="currency">
            <text:p>€29.85</text:p>
          </table:table-cell>
          <table:table-cell office:value-type="currency" office:currency="EUR" office:value="356.63" calcext:value-type="currency">
            <text:p>€356.6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21700-30t-3000mah-35a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30T</text:p>
          </table:table-cell>
          <table:table-cell office:value-type="currency" office:currency="EUR" office:value="4.15" calcext:value-type="currency">
            <text:p>€4.15</text:p>
          </table:table-cell>
          <table:table-cell office:value-type="float" office:value="2950" calcext:value-type="float">
            <text:p>295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2950" calcext:value-type="float">
            <text:p>2950</text:p>
          </table:table-cell>
          <table:table-cell office:value-type="currency" office:currency="EUR" office:value="62.25" calcext:value-type="currency">
            <text:p>€62.2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390.77" calcext:value-type="currency">
            <text:p>€390.77</text:p>
          </table:table-cell>
          <table:table-cell/>
          <table:table-cell office:value-type="currency" office:currency="EUR" office:value="3.85" calcext:value-type="currency">
            <text:p>€3.85</text:p>
          </table:table-cell>
          <table:table-cell office:value-type="currency" office:currency="EUR" office:value="57.75" calcext:value-type="currency">
            <text:p>€57.75</text:p>
          </table:table-cell>
          <table:table-cell office:value-type="currency" office:currency="EUR" office:value="362.52" calcext:value-type="currency">
            <text:p>€362.5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ony-us18650vtc5-flat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5</text:p>
          </table:table-cell>
          <table:table-cell office:value-type="currency" office:currency="EUR" office:value="3.65" calcext:value-type="currency">
            <text:p>€3.65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500" calcext:value-type="float">
            <text:p>2500</text:p>
          </table:table-cell>
          <table:table-cell office:value-type="currency" office:currency="EUR" office:value="54.75" calcext:value-type="currency">
            <text:p>€54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31 oktober 2023 (in 6 days)</text:p>
          </table:table-cell>
          <table:table-cell office:value-type="currency" office:currency="EUR" office:value="405.56" calcext:value-type="currency">
            <text:p>€405.56</text:p>
          </table:table-cell>
          <table:table-cell office:value-type="string" calcext:value-type="string">
            <text:p>Buy 300 times for</text:p>
          </table:table-cell>
          <table:table-cell office:value-type="currency" office:currency="EUR" office:value="3.4" calcext:value-type="currency">
            <text:p>€3.40</text:p>
          </table:table-cell>
          <table:table-cell office:value-type="currency" office:currency="EUR" office:value="51" calcext:value-type="currency">
            <text:p>€51.00</text:p>
          </table:table-cell>
          <table:table-cell office:value-type="currency" office:currency="EUR" office:value="377.78" calcext:value-type="currency">
            <text:p>€377.7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keeppower-27700-5700-mah-protected-10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2770C</text:p>
          </table:table-cell>
          <table:table-cell office:value-type="currency" office:currency="EUR" office:value="7.5" calcext:value-type="currency">
            <text:p>€7.50</text:p>
          </table:table-cell>
          <table:table-cell office:value-type="float" office:value="5500" calcext:value-type="float">
            <text:p>5500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5500" calcext:value-type="float">
            <text:p>5500</text:p>
          </table:table-cell>
          <table:table-cell office:value-type="currency" office:currency="EUR" office:value="112.5" calcext:value-type="currency">
            <text:p>€112.50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378.79" calcext:value-type="currency">
            <text:p>€378.79</text:p>
          </table:table-cell>
          <table:table-cell/>
          <table:table-cell office:value-type="currency" office:currency="EUR" office:value="7.5" calcext:value-type="currency">
            <text:p>€7.50</text:p>
          </table:table-cell>
          <table:table-cell office:value-type="currency" office:currency="EUR" office:value="112.5" calcext:value-type="currency">
            <text:p>€112.50</text:p>
          </table:table-cell>
          <table:table-cell office:value-type="currency" office:currency="EUR" office:value="378.79" calcext:value-type="currency">
            <text:p>€378.7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panasonic-ncr18650b-made-in-japan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B</text:p>
          </table:table-cell>
          <table:table-cell office:value-type="currency" office:currency="EUR" office:value="4.99" calcext:value-type="currency">
            <text:p>€4.99</text:p>
          </table:table-cell>
          <table:table-cell office:value-type="float" office:value="3250" calcext:value-type="float">
            <text:p>32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250" calcext:value-type="float">
            <text:p>3250</text:p>
          </table:table-cell>
          <table:table-cell office:value-type="currency" office:currency="EUR" office:value="74.85" calcext:value-type="currency">
            <text:p>€74.8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426.5" calcext:value-type="currency">
            <text:p>€426.50</text:p>
          </table:table-cell>
          <table:table-cell/>
          <table:table-cell office:value-type="currency" office:currency="EUR" office:value="4.49" calcext:value-type="currency">
            <text:p>€4.49</text:p>
          </table:table-cell>
          <table:table-cell office:value-type="currency" office:currency="EUR" office:value="67.35" calcext:value-type="currency">
            <text:p>€67.35</text:p>
          </table:table-cell>
          <table:table-cell office:value-type="currency" office:currency="EUR" office:value="383.76" calcext:value-type="currency">
            <text:p>€383.7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molicel-inr18650-p28a-2800mah-35a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P28A</text:p>
          </table:table-cell>
          <table:table-cell office:value-type="currency" office:currency="EUR" office:value="4.99" calcext:value-type="currency">
            <text:p>€4.99</text:p>
          </table:table-cell>
          <table:table-cell office:value-type="float" office:value="2800" calcext:value-type="float">
            <text:p>280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800" calcext:value-type="float">
            <text:p>2800</text:p>
          </table:table-cell>
          <table:table-cell office:value-type="currency" office:currency="EUR" office:value="74.85" calcext:value-type="currency">
            <text:p>€74.8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28 oktober 2023 (in 3 days)</text:p>
          </table:table-cell>
          <table:table-cell office:value-type="currency" office:currency="EUR" office:value="495.04" calcext:value-type="currency">
            <text:p>€495.04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3.95" calcext:value-type="currency">
            <text:p>€3.95</text:p>
          </table:table-cell>
          <table:table-cell office:value-type="currency" office:currency="EUR" office:value="59.25" calcext:value-type="currency">
            <text:p>€59.25</text:p>
          </table:table-cell>
          <table:table-cell office:value-type="currency" office:currency="EUR" office:value="391.87" calcext:value-type="currency">
            <text:p>€391.8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ony-murata-us21700vtc6a-4000mah-40a.html</text:p>
          </table:table-cell>
          <table:table-cell office:value-type="string" calcext:value-type="string">
            <text:p>Sony / Murata</text:p>
          </table:table-cell>
          <table:table-cell office:value-type="string" calcext:value-type="string">
            <text:p>US21700VTC6A</text:p>
          </table:table-cell>
          <table:table-cell office:value-type="currency" office:currency="EUR" office:value="6.55" calcext:value-type="currency">
            <text:p>€6.55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4000" calcext:value-type="float">
            <text:p>4000</text:p>
          </table:table-cell>
          <table:table-cell office:value-type="currency" office:currency="EUR" office:value="98.25" calcext:value-type="currency">
            <text:p>€98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454.86" calcext:value-type="currency">
            <text:p>€454.86</text:p>
          </table:table-cell>
          <table:table-cell office:value-type="string" calcext:value-type="string">
            <text:p>Buy 200 times for</text:p>
          </table:table-cell>
          <table:table-cell office:value-type="currency" office:currency="EUR" office:value="5.75" calcext:value-type="currency">
            <text:p>€5.75</text:p>
          </table:table-cell>
          <table:table-cell office:value-type="currency" office:currency="EUR" office:value="86.25" calcext:value-type="currency">
            <text:p>€86.25</text:p>
          </table:table-cell>
          <table:table-cell office:value-type="currency" office:currency="EUR" office:value="399.31" calcext:value-type="currency">
            <text:p>€399.3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ony-us18650vtc5a-flat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5A</text:p>
          </table:table-cell>
          <table:table-cell office:value-type="currency" office:currency="EUR" office:value="4.25" calcext:value-type="currency">
            <text:p>€4.25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500" calcext:value-type="float">
            <text:p>2500</text:p>
          </table:table-cell>
          <table:table-cell office:value-type="currency" office:currency="EUR" office:value="63.75" calcext:value-type="currency">
            <text:p>€63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472.22" calcext:value-type="currency">
            <text:p>€472.22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3.65" calcext:value-type="currency">
            <text:p>€3.65</text:p>
          </table:table-cell>
          <table:table-cell office:value-type="currency" office:currency="EUR" office:value="54.75" calcext:value-type="currency">
            <text:p>€54.75</text:p>
          </table:table-cell>
          <table:table-cell office:value-type="currency" office:currency="EUR" office:value="405.56" calcext:value-type="currency">
            <text:p>€405.5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sony-murata-us18650-vtc6.html</text:p>
          </table:table-cell>
          <table:table-cell office:value-type="string" calcext:value-type="string">
            <text:p>Sony / Murata</text:p>
          </table:table-cell>
          <table:table-cell office:value-type="string" calcext:value-type="string">
            <text:p>US18650VTC6</text:p>
          </table:table-cell>
          <table:table-cell office:value-type="currency" office:currency="EUR" office:value="5.45" calcext:value-type="currency">
            <text:p>€5.45</text:p>
          </table:table-cell>
          <table:table-cell office:value-type="float" office:value="3000" calcext:value-type="float">
            <text:p>30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000" calcext:value-type="float">
            <text:p>3000</text:p>
          </table:table-cell>
          <table:table-cell office:value-type="currency" office:currency="EUR" office:value="81.75" calcext:value-type="currency">
            <text:p>€81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504.63" calcext:value-type="currency">
            <text:p>€504.63</text:p>
          </table:table-cell>
          <table:table-cell office:value-type="string" calcext:value-type="string">
            <text:p>Buy 200 times for</text:p>
          </table:table-cell>
          <table:table-cell office:value-type="currency" office:currency="EUR" office:value="4.45" calcext:value-type="currency">
            <text:p>€4.45</text:p>
          </table:table-cell>
          <table:table-cell office:value-type="currency" office:currency="EUR" office:value="66.75" calcext:value-type="currency">
            <text:p>€66.75</text:p>
          </table:table-cell>
          <table:table-cell office:value-type="currency" office:currency="EUR" office:value="412.04" calcext:value-type="currency">
            <text:p>€412.0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18650-29e-2900mah-e6-5341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9E</text:p>
          </table:table-cell>
          <table:table-cell office:value-type="currency" office:currency="EUR" office:value="4.39" calcext:value-type="currency">
            <text:p>€4.39</text:p>
          </table:table-cell>
          <table:table-cell office:value-type="float" office:value="2750" calcext:value-type="float">
            <text:p>27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750" calcext:value-type="float">
            <text:p>2750</text:p>
          </table:table-cell>
          <table:table-cell office:value-type="currency" office:currency="EUR" office:value="65.85" calcext:value-type="currency">
            <text:p>€65.8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443.43" calcext:value-type="currency">
            <text:p>€443.43</text:p>
          </table:table-cell>
          <table:table-cell office:value-type="string" calcext:value-type="string">
            <text:p>Buy 200 times for</text:p>
          </table:table-cell>
          <table:table-cell office:value-type="currency" office:currency="EUR" office:value="4.14" calcext:value-type="currency">
            <text:p>€4.14</text:p>
          </table:table-cell>
          <table:table-cell office:value-type="currency" office:currency="EUR" office:value="62.1" calcext:value-type="currency">
            <text:p>€62.10</text:p>
          </table:table-cell>
          <table:table-cell office:value-type="currency" office:currency="EUR" office:value="418.18" calcext:value-type="currency">
            <text:p>€418.1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molicel-p26a-imr18650-2600mah-5a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P26A</text:p>
          </table:table-cell>
          <table:table-cell office:value-type="currency" office:currency="EUR" office:value="4.6" calcext:value-type="currency">
            <text:p>€4.6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500" calcext:value-type="float">
            <text:p>2500</text:p>
          </table:table-cell>
          <table:table-cell office:value-type="currency" office:currency="EUR" office:value="69" calcext:value-type="currency">
            <text:p>€69.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511.11" calcext:value-type="currency">
            <text:p>€511.11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3.85" calcext:value-type="currency">
            <text:p>€3.85</text:p>
          </table:table-cell>
          <table:table-cell office:value-type="currency" office:currency="EUR" office:value="57.75" calcext:value-type="currency">
            <text:p>€57.75</text:p>
          </table:table-cell>
          <table:table-cell office:value-type="currency" office:currency="EUR" office:value="427.78" calcext:value-type="currency">
            <text:p>€427.7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18650-hg2-without-warning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ABHG21865</text:p>
          </table:table-cell>
          <table:table-cell office:value-type="currency" office:currency="EUR" office:value="5.45" calcext:value-type="currency">
            <text:p>€5.45</text:p>
          </table:table-cell>
          <table:table-cell office:value-type="float" office:value="2950" calcext:value-type="float">
            <text:p>29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950" calcext:value-type="float">
            <text:p>2950</text:p>
          </table:table-cell>
          <table:table-cell office:value-type="currency" office:currency="EUR" office:value="81.75" calcext:value-type="currency">
            <text:p>€81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513.18" calcext:value-type="currency">
            <text:p>€513.18</text:p>
          </table:table-cell>
          <table:table-cell office:value-type="string" calcext:value-type="string">
            <text:p>Buy 200 times for</text:p>
          </table:table-cell>
          <table:table-cell office:value-type="currency" office:currency="EUR" office:value="4.59" calcext:value-type="currency">
            <text:p>€4.59</text:p>
          </table:table-cell>
          <table:table-cell office:value-type="currency" office:currency="EUR" office:value="68.85" calcext:value-type="currency">
            <text:p>€68.85</text:p>
          </table:table-cell>
          <table:table-cell office:value-type="currency" office:currency="EUR" office:value="432.2" calcext:value-type="currency">
            <text:p>€432.2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xtar-18650-2200mah-li-ion-battery.html</text:p>
          </table:table-cell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currency" office:currency="EUR" office:value="4.45" calcext:value-type="currency">
            <text:p>€4.45</text:p>
          </table:table-cell>
          <table:table-cell office:value-type="float" office:value="2180" calcext:value-type="float">
            <text:p>218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66.75" calcext:value-type="currency">
            <text:p>€66.7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567.02" calcext:value-type="currency">
            <text:p>€567.02</text:p>
          </table:table-cell>
          <table:table-cell/>
          <table:table-cell office:value-type="currency" office:currency="EUR" office:value="3.75" calcext:value-type="currency">
            <text:p>€3.75</text:p>
          </table:table-cell>
          <table:table-cell office:value-type="currency" office:currency="EUR" office:value="56.25" calcext:value-type="currency">
            <text:p>€56.25</text:p>
          </table:table-cell>
          <table:table-cell office:value-type="currency" office:currency="EUR" office:value="477.83" calcext:value-type="currency">
            <text:p>€477.8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nyo-18650ga-button-top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office:value-type="currency" office:currency="EUR" office:value="5.95" calcext:value-type="currency">
            <text:p>€5.95</text:p>
          </table:table-cell>
          <table:table-cell office:value-type="float" office:value="3350" calcext:value-type="float">
            <text:p>33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350" calcext:value-type="float">
            <text:p>3350</text:p>
          </table:table-cell>
          <table:table-cell office:value-type="currency" office:currency="EUR" office:value="89.25" calcext:value-type="currency">
            <text:p>€8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493.37" calcext:value-type="currency">
            <text:p>€493.37</text:p>
          </table:table-cell>
          <table:table-cell/>
          <table:table-cell office:value-type="currency" office:currency="EUR" office:value="5.95" calcext:value-type="currency">
            <text:p>€5.95</text:p>
          </table:table-cell>
          <table:table-cell office:value-type="currency" office:currency="EUR" office:value="89.25" calcext:value-type="currency">
            <text:p>€89.25</text:p>
          </table:table-cell>
          <table:table-cell office:value-type="currency" office:currency="EUR" office:value="493.37" calcext:value-type="currency">
            <text:p>€493.3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18650-25s-2500mah-25a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5S</text:p>
          </table:table-cell>
          <table:table-cell office:value-type="currency" office:currency="EUR" office:value="4.4" calcext:value-type="currency">
            <text:p>€4.40</text:p>
          </table:table-cell>
          <table:table-cell office:value-type="float" office:value="2450" calcext:value-type="float">
            <text:p>24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450" calcext:value-type="float">
            <text:p>2450</text:p>
          </table:table-cell>
          <table:table-cell office:value-type="currency" office:currency="EUR" office:value="66" calcext:value-type="currency">
            <text:p>€66.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498.87" calcext:value-type="currency">
            <text:p>€498.87</text:p>
          </table:table-cell>
          <table:table-cell/>
          <table:table-cell office:value-type="currency" office:currency="EUR" office:value="4.4" calcext:value-type="currency">
            <text:p>€4.40</text:p>
          </table:table-cell>
          <table:table-cell office:value-type="currency" office:currency="EUR" office:value="66" calcext:value-type="currency">
            <text:p>€66.00</text:p>
          </table:table-cell>
          <table:table-cell office:value-type="currency" office:currency="EUR" office:value="498.87" calcext:value-type="currency">
            <text:p>€498.8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keeppower-18650-3200-li-ion.html</text:p>
          </table:table-cell>
          <table:table-cell office:value-type="string" calcext:value-type="string">
            <text:p>Keeppower</text:p>
          </table:table-cell>
          <table:table-cell office:value-type="float" office:value="18650" calcext:value-type="float">
            <text:p>18650</text:p>
          </table:table-cell>
          <table:table-cell office:value-type="currency" office:currency="EUR" office:value="6.55" calcext:value-type="currency">
            <text:p>€6.55</text:p>
          </table:table-cell>
          <table:table-cell office:value-type="float" office:value="3150" calcext:value-type="float">
            <text:p>315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98.25" calcext:value-type="currency">
            <text:p>€98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577.6" calcext:value-type="currency">
            <text:p>€577.60</text:p>
          </table:table-cell>
          <table:table-cell/>
          <table:table-cell office:value-type="currency" office:currency="EUR" office:value="5.8" calcext:value-type="currency">
            <text:p>€5.80</text:p>
          </table:table-cell>
          <table:table-cell office:value-type="currency" office:currency="EUR" office:value="87" calcext:value-type="currency">
            <text:p>€87.00</text:p>
          </table:table-cell>
          <table:table-cell office:value-type="currency" office:currency="EUR" office:value="511.46" calcext:value-type="currency">
            <text:p>€511.4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molicel-inr21700-p42a-4000mah-45a-button-top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21700-P42A</text:p>
          </table:table-cell>
          <table:table-cell office:value-type="currency" office:currency="EUR" office:value="7.49" calcext:value-type="currency">
            <text:p>€7.49</text:p>
          </table:table-cell>
          <table:table-cell office:value-type="float" office:value="3950" calcext:value-type="float">
            <text:p>3950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3950" calcext:value-type="float">
            <text:p>3950</text:p>
          </table:table-cell>
          <table:table-cell office:value-type="currency" office:currency="EUR" office:value="112.35" calcext:value-type="currency">
            <text:p>€112.3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526.72" calcext:value-type="currency">
            <text:p>€526.72</text:p>
          </table:table-cell>
          <table:table-cell/>
          <table:table-cell office:value-type="currency" office:currency="EUR" office:value="7.49" calcext:value-type="currency">
            <text:p>€7.49</text:p>
          </table:table-cell>
          <table:table-cell office:value-type="currency" office:currency="EUR" office:value="112.35" calcext:value-type="currency">
            <text:p>€112.35</text:p>
          </table:table-cell>
          <table:table-cell office:value-type="currency" office:currency="EUR" office:value="526.72" calcext:value-type="currency">
            <text:p>€526.7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inr18650-mj1-buttontop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-MJ1</text:p>
          </table:table-cell>
          <table:table-cell office:value-type="currency" office:currency="EUR" office:value="6.45" calcext:value-type="currency">
            <text:p>€6.45</text:p>
          </table:table-cell>
          <table:table-cell office:value-type="float" office:value="3400" calcext:value-type="float">
            <text:p>340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400" calcext:value-type="float">
            <text:p>3400</text:p>
          </table:table-cell>
          <table:table-cell office:value-type="currency" office:currency="EUR" office:value="96.75" calcext:value-type="currency">
            <text:p>€96.7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526.96" calcext:value-type="currency">
            <text:p>€526.96</text:p>
          </table:table-cell>
          <table:table-cell/>
          <table:table-cell office:value-type="currency" office:currency="EUR" office:value="6.45" calcext:value-type="currency">
            <text:p>€6.45</text:p>
          </table:table-cell>
          <table:table-cell office:value-type="currency" office:currency="EUR" office:value="96.75" calcext:value-type="currency">
            <text:p>€96.75</text:p>
          </table:table-cell>
          <table:table-cell office:value-type="currency" office:currency="EUR" office:value="526.96" calcext:value-type="currency">
            <text:p>€526.9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18650-15m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15M</text:p>
          </table:table-cell>
          <table:table-cell office:value-type="currency" office:currency="EUR" office:value="3.45" calcext:value-type="currency">
            <text:p>€3.45</text:p>
          </table:table-cell>
          <table:table-cell office:value-type="float" office:value="1450" calcext:value-type="float">
            <text:p>145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450" calcext:value-type="float">
            <text:p>1450</text:p>
          </table:table-cell>
          <table:table-cell office:value-type="currency" office:currency="EUR" office:value="51.75" calcext:value-type="currency">
            <text:p>€51.7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660.92" calcext:value-type="currency">
            <text:p>€660.92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2.85" calcext:value-type="currency">
            <text:p>€2.85</text:p>
          </table:table-cell>
          <table:table-cell office:value-type="currency" office:currency="EUR" office:value="42.75" calcext:value-type="currency">
            <text:p>€42.75</text:p>
          </table:table-cell>
          <table:table-cell office:value-type="currency" office:currency="EUR" office:value="545.98" calcext:value-type="currency">
            <text:p>€545.9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jgne-18650-1100mah-33a-lifepo4.html</text:p>
          </table:table-cell>
          <table:table-cell office:value-type="string" calcext:value-type="string">
            <text:p>JGNE</text:p>
          </table:table-cell>
          <table:table-cell office:value-type="float" office:value="18650" calcext:value-type="float">
            <text:p>18650</text:p>
          </table:table-cell>
          <table:table-cell office:value-type="currency" office:currency="EUR" office:value="2.25" calcext:value-type="currency">
            <text:p>€2.25</text:p>
          </table:table-cell>
          <table:table-cell office:value-type="float" office:value="1050" calcext:value-type="float">
            <text:p>105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currency" office:currency="EUR" office:value="36" calcext:value-type="currency">
            <text:p>€36.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669.64" calcext:value-type="currency">
            <text:p>€669.64</text:p>
          </table:table-cell>
          <table:table-cell office:value-type="string" calcext:value-type="string">
            <text:p>Buy 600 times for</text:p>
          </table:table-cell>
          <table:table-cell office:value-type="currency" office:currency="EUR" office:value="1.95" calcext:value-type="currency">
            <text:p>€1.95</text:p>
          </table:table-cell>
          <table:table-cell office:value-type="currency" office:currency="EUR" office:value="31.2" calcext:value-type="currency">
            <text:p>€31.20</text:p>
          </table:table-cell>
          <table:table-cell office:value-type="currency" office:currency="EUR" office:value="580.36" calcext:value-type="currency">
            <text:p>€580.3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ony-us18650vtc4-button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4</text:p>
          </table:table-cell>
          <table:table-cell office:value-type="currency" office:currency="EUR" office:value="4.75" calcext:value-type="currency">
            <text:p>€4.75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000" calcext:value-type="float">
            <text:p>2000</text:p>
          </table:table-cell>
          <table:table-cell office:value-type="currency" office:currency="EUR" office:value="71.25" calcext:value-type="currency">
            <text:p>€71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659.72" calcext:value-type="currency">
            <text:p>€659.72</text:p>
          </table:table-cell>
          <table:table-cell/>
          <table:table-cell office:value-type="currency" office:currency="EUR" office:value="4.25" calcext:value-type="currency">
            <text:p>€4.25</text:p>
          </table:table-cell>
          <table:table-cell office:value-type="currency" office:currency="EUR" office:value="63.75" calcext:value-type="currency">
            <text:p>€63.75</text:p>
          </table:table-cell>
          <table:table-cell office:value-type="currency" office:currency="EUR" office:value="590.28" calcext:value-type="currency">
            <text:p>€590.2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yinlong-66160h-40ah-lto-400a-2-3v.html</text:p>
          </table:table-cell>
          <table:table-cell office:value-type="string" calcext:value-type="string">
            <text:p>Yinlong</text:p>
          </table:table-cell>
          <table:table-cell office:value-type="string" calcext:value-type="string">
            <text:p>66160H</text:p>
          </table:table-cell>
          <table:table-cell office:value-type="currency" office:currency="EUR" office:value="54.95" calcext:value-type="currency">
            <text:p>€54.95</text:p>
          </table:table-cell>
          <table:table-cell office:value-type="float" office:value="40000" calcext:value-type="float">
            <text:p>40000</text:p>
          </table:table-cell>
          <table:table-cell office:value-type="float" office:value="23" calcext:value-type="float">
            <text:p>23</text:p>
          </table:table-cell>
          <table:table-cell office:value-type="float" office:value="1250" calcext:value-type="float">
            <text:p>1250</text:p>
          </table:table-cell>
          <table:table-cell office:value-type="float" office:value="210" calcext:value-type="float">
            <text:p>210</text:p>
          </table:table-cell>
          <table:table-cell office:value-type="currency" office:currency="EUR" office:value="1263.85" calcext:value-type="currency">
            <text:p>€1,263.85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LT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597.28" calcext:value-type="currency">
            <text:p>€597.28</text:p>
          </table:table-cell>
          <table:table-cell/>
          <table:table-cell office:value-type="currency" office:currency="EUR" office:value="54.95" calcext:value-type="currency">
            <text:p>€54.95</text:p>
          </table:table-cell>
          <table:table-cell office:value-type="currency" office:currency="EUR" office:value="1263.85" calcext:value-type="currency">
            <text:p>€1,263.85</text:p>
          </table:table-cell>
          <table:table-cell office:value-type="currency" office:currency="EUR" office:value="597.28" calcext:value-type="currency">
            <text:p>€597.2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xtar-18650-3300mah-protected-10a.html</text:p>
          </table:table-cell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currency" office:currency="EUR" office:value="7.95" calcext:value-type="currency">
            <text:p>€7.95</text:p>
          </table:table-cell>
          <table:table-cell office:value-type="float" office:value="3300" calcext:value-type="float">
            <text:p>330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19.25" calcext:value-type="currency">
            <text:p>€11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669.19" calcext:value-type="currency">
            <text:p>€669.19</text:p>
          </table:table-cell>
          <table:table-cell/>
          <table:table-cell office:value-type="currency" office:currency="EUR" office:value="7.25" calcext:value-type="currency">
            <text:p>€7.25</text:p>
          </table:table-cell>
          <table:table-cell office:value-type="currency" office:currency="EUR" office:value="108.75" calcext:value-type="currency">
            <text:p>€108.75</text:p>
          </table:table-cell>
          <table:table-cell office:value-type="currency" office:currency="EUR" office:value="610.27" calcext:value-type="currency">
            <text:p>€610.2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molicel-inr18650-p26a-2600mah-35a-button-top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P26A</text:p>
          </table:table-cell>
          <table:table-cell office:value-type="currency" office:currency="EUR" office:value="5.95" calcext:value-type="currency">
            <text:p>€5.95</text:p>
          </table:table-cell>
          <table:table-cell office:value-type="float" office:value="2600" calcext:value-type="float">
            <text:p>260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600" calcext:value-type="float">
            <text:p>2600</text:p>
          </table:table-cell>
          <table:table-cell office:value-type="currency" office:currency="EUR" office:value="89.25" calcext:value-type="currency">
            <text:p>€89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635.68" calcext:value-type="currency">
            <text:p>€635.68</text:p>
          </table:table-cell>
          <table:table-cell/>
          <table:table-cell office:value-type="currency" office:currency="EUR" office:value="5.95" calcext:value-type="currency">
            <text:p>€5.95</text:p>
          </table:table-cell>
          <table:table-cell office:value-type="currency" office:currency="EUR" office:value="89.25" calcext:value-type="currency">
            <text:p>€89.25</text:p>
          </table:table-cell>
          <table:table-cell office:value-type="currency" office:currency="EUR" office:value="635.68" calcext:value-type="currency">
            <text:p>€635.6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ony-konion-us18650vtc6-3120mah-30a-met-button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6</text:p>
          </table:table-cell>
          <table:table-cell office:value-type="currency" office:currency="EUR" office:value="6.95" calcext:value-type="currency">
            <text:p>€6.95</text:p>
          </table:table-cell>
          <table:table-cell office:value-type="float" office:value="3000" calcext:value-type="float">
            <text:p>30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000" calcext:value-type="float">
            <text:p>3000</text:p>
          </table:table-cell>
          <table:table-cell office:value-type="currency" office:currency="EUR" office:value="104.25" calcext:value-type="currency">
            <text:p>€104.2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643.52" calcext:value-type="currency">
            <text:p>€643.52</text:p>
          </table:table-cell>
          <table:table-cell/>
          <table:table-cell office:value-type="currency" office:currency="EUR" office:value="6.95" calcext:value-type="currency">
            <text:p>€6.95</text:p>
          </table:table-cell>
          <table:table-cell office:value-type="currency" office:currency="EUR" office:value="104.25" calcext:value-type="currency">
            <text:p>€104.25</text:p>
          </table:table-cell>
          <table:table-cell office:value-type="currency" office:currency="EUR" office:value="643.52" calcext:value-type="currency">
            <text:p>€643.5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cr18650-22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CR18650-22P</text:p>
          </table:table-cell>
          <table:table-cell office:value-type="currency" office:currency="EUR" office:value="4.75" calcext:value-type="currency">
            <text:p>€4.75</text:p>
          </table:table-cell>
          <table:table-cell office:value-type="float" office:value="2050" calcext:value-type="float">
            <text:p>205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050" calcext:value-type="float">
            <text:p>2050</text:p>
          </table:table-cell>
          <table:table-cell office:value-type="currency" office:currency="EUR" office:value="71.25" calcext:value-type="currency">
            <text:p>€71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643.63" calcext:value-type="currency">
            <text:p>€643.63</text:p>
          </table:table-cell>
          <table:table-cell/>
          <table:table-cell office:value-type="currency" office:currency="EUR" office:value="4.75" calcext:value-type="currency">
            <text:p>€4.75</text:p>
          </table:table-cell>
          <table:table-cell office:value-type="currency" office:currency="EUR" office:value="71.25" calcext:value-type="currency">
            <text:p>€71.25</text:p>
          </table:table-cell>
          <table:table-cell office:value-type="currency" office:currency="EUR" office:value="643.63" calcext:value-type="currency">
            <text:p>€643.6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-18650-30q-3000mah-button-to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office:value-type="currency" office:currency="EUR" office:value="6.95" calcext:value-type="currency">
            <text:p>€6.95</text:p>
          </table:table-cell>
          <table:table-cell office:value-type="float" office:value="2950" calcext:value-type="float">
            <text:p>295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950" calcext:value-type="float">
            <text:p>2950</text:p>
          </table:table-cell>
          <table:table-cell office:value-type="currency" office:currency="EUR" office:value="104.25" calcext:value-type="currency">
            <text:p>€104.2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654.43" calcext:value-type="currency">
            <text:p>€654.43</text:p>
          </table:table-cell>
          <table:table-cell/>
          <table:table-cell office:value-type="currency" office:currency="EUR" office:value="6.95" calcext:value-type="currency">
            <text:p>€6.95</text:p>
          </table:table-cell>
          <table:table-cell office:value-type="currency" office:currency="EUR" office:value="104.25" calcext:value-type="currency">
            <text:p>€104.25</text:p>
          </table:table-cell>
          <table:table-cell office:value-type="currency" office:currency="EUR" office:value="654.43" calcext:value-type="currency">
            <text:p>€654.4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hb2-1500mah-30a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DAHB21865</text:p>
          </table:table-cell>
          <table:table-cell office:value-type="currency" office:currency="EUR" office:value="3.65" calcext:value-type="currency">
            <text:p>€3.65</text:p>
          </table:table-cell>
          <table:table-cell office:value-type="float" office:value="1400" calcext:value-type="float">
            <text:p>140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400" calcext:value-type="float">
            <text:p>1400</text:p>
          </table:table-cell>
          <table:table-cell office:value-type="currency" office:currency="EUR" office:value="54.75" calcext:value-type="currency">
            <text:p>€54.7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724.21" calcext:value-type="currency">
            <text:p>€724.21</text:p>
          </table:table-cell>
          <table:table-cell/>
          <table:table-cell office:value-type="currency" office:currency="EUR" office:value="3.3" calcext:value-type="currency">
            <text:p>€3.30</text:p>
          </table:table-cell>
          <table:table-cell office:value-type="currency" office:currency="EUR" office:value="49.5" calcext:value-type="currency">
            <text:p>€49.50</text:p>
          </table:table-cell>
          <table:table-cell office:value-type="currency" office:currency="EUR" office:value="654.76" calcext:value-type="currency">
            <text:p>€654.7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ony-konion-us18650vtc5-2600mah-30a-met-button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5</text:p>
          </table:table-cell>
          <table:table-cell office:value-type="currency" office:currency="EUR" office:value="5.95" calcext:value-type="currency">
            <text:p>€5.95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500" calcext:value-type="float">
            <text:p>2500</text:p>
          </table:table-cell>
          <table:table-cell office:value-type="currency" office:currency="EUR" office:value="89.25" calcext:value-type="currency">
            <text:p>€89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661.11" calcext:value-type="currency">
            <text:p>€661.11</text:p>
          </table:table-cell>
          <table:table-cell/>
          <table:table-cell office:value-type="currency" office:currency="EUR" office:value="5.95" calcext:value-type="currency">
            <text:p>€5.95</text:p>
          </table:table-cell>
          <table:table-cell office:value-type="currency" office:currency="EUR" office:value="89.25" calcext:value-type="currency">
            <text:p>€89.25</text:p>
          </table:table-cell>
          <table:table-cell office:value-type="currency" office:currency="EUR" office:value="661.11" calcext:value-type="currency">
            <text:p>€661.1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vapcell-inr20650-3000mah-30a.html</text:p>
          </table:table-cell>
          <table:table-cell office:value-type="string" calcext:value-type="string">
            <text:p>Vapcell</text:p>
          </table:table-cell>
          <table:table-cell office:value-type="string" calcext:value-type="string">
            <text:p>INR20650</text:p>
          </table:table-cell>
          <table:table-cell office:value-type="currency" office:currency="EUR" office:value="6.95" calcext:value-type="currency">
            <text:p>€6.95</text:p>
          </table:table-cell>
          <table:table-cell office:value-type="float" office:value="2900" calcext:value-type="float">
            <text:p>2900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currency" office:currency="EUR" office:value="104.25" calcext:value-type="currency">
            <text:p>€104.2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665.71" calcext:value-type="currency">
            <text:p>€665.71</text:p>
          </table:table-cell>
          <table:table-cell/>
          <table:table-cell office:value-type="currency" office:currency="EUR" office:value="6.95" calcext:value-type="currency">
            <text:p>€6.95</text:p>
          </table:table-cell>
          <table:table-cell office:value-type="currency" office:currency="EUR" office:value="104.25" calcext:value-type="currency">
            <text:p>€104.25</text:p>
          </table:table-cell>
          <table:table-cell office:value-type="currency" office:currency="EUR" office:value="665.71" calcext:value-type="currency">
            <text:p>€665.7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xtar-18650-2600mah-protected.html</text:p>
          </table:table-cell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currency" office:currency="EUR" office:value="6.95" calcext:value-type="currency">
            <text:p>€6.95</text:p>
          </table:table-cell>
          <table:table-cell office:value-type="float" office:value="2550" calcext:value-type="float">
            <text:p>255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5.2" calcext:value-type="float">
            <text:p>5.2</text:p>
          </table:table-cell>
          <table:table-cell office:value-type="currency" office:currency="EUR" office:value="104.25" calcext:value-type="currency">
            <text:p>€104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757.08" calcext:value-type="currency">
            <text:p>€757.08</text:p>
          </table:table-cell>
          <table:table-cell/>
          <table:table-cell office:value-type="currency" office:currency="EUR" office:value="6.45" calcext:value-type="currency">
            <text:p>€6.45</text:p>
          </table:table-cell>
          <table:table-cell office:value-type="currency" office:currency="EUR" office:value="96.75" calcext:value-type="currency">
            <text:p>€96.75</text:p>
          </table:table-cell>
          <table:table-cell office:value-type="currency" office:currency="EUR" office:value="702.61" calcext:value-type="currency">
            <text:p>€702.6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molicel-inr18650-p28a-2800mah-35a-button-top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P28A</text:p>
          </table:table-cell>
          <table:table-cell office:value-type="currency" office:currency="EUR" office:value="7.49" calcext:value-type="currency">
            <text:p>€7.49</text:p>
          </table:table-cell>
          <table:table-cell office:value-type="float" office:value="2800" calcext:value-type="float">
            <text:p>280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800" calcext:value-type="float">
            <text:p>2800</text:p>
          </table:table-cell>
          <table:table-cell office:value-type="currency" office:currency="EUR" office:value="112.35" calcext:value-type="currency">
            <text:p>€112.3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743.06" calcext:value-type="currency">
            <text:p>€743.06</text:p>
          </table:table-cell>
          <table:table-cell/>
          <table:table-cell office:value-type="currency" office:currency="EUR" office:value="7.49" calcext:value-type="currency">
            <text:p>€7.49</text:p>
          </table:table-cell>
          <table:table-cell office:value-type="currency" office:currency="EUR" office:value="112.35" calcext:value-type="currency">
            <text:p>€112.35</text:p>
          </table:table-cell>
          <table:table-cell office:value-type="currency" office:currency="EUR" office:value="743.06" calcext:value-type="currency">
            <text:p>€743.0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keeppower-21700-5000mah-10a-protected-li-ion-battery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2150K</text:p>
          </table:table-cell>
          <table:table-cell office:value-type="currency" office:currency="EUR" office:value="13.45" calcext:value-type="currency">
            <text:p>€13.45</text:p>
          </table:table-cell>
          <table:table-cell office:value-type="float" office:value="4950" calcext:value-type="float">
            <text:p>495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4950" calcext:value-type="float">
            <text:p>4950</text:p>
          </table:table-cell>
          <table:table-cell office:value-type="currency" office:currency="EUR" office:value="201.75" calcext:value-type="currency">
            <text:p>€201.7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754.77" calcext:value-type="currency">
            <text:p>€754.77</text:p>
          </table:table-cell>
          <table:table-cell/>
          <table:table-cell office:value-type="currency" office:currency="EUR" office:value="13.45" calcext:value-type="currency">
            <text:p>€13.45</text:p>
          </table:table-cell>
          <table:table-cell office:value-type="currency" office:currency="EUR" office:value="201.75" calcext:value-type="currency">
            <text:p>€201.75</text:p>
          </table:table-cell>
          <table:table-cell office:value-type="currency" office:currency="EUR" office:value="754.77" calcext:value-type="currency">
            <text:p>€754.7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keeppower-18650-2900mah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29J</text:p>
          </table:table-cell>
          <table:table-cell office:value-type="currency" office:currency="EUR" office:value="9.45" calcext:value-type="currency">
            <text:p>€9.45</text:p>
          </table:table-cell>
          <table:table-cell office:value-type="float" office:value="2850" calcext:value-type="float">
            <text:p>285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850" calcext:value-type="float">
            <text:p>2850</text:p>
          </table:table-cell>
          <table:table-cell office:value-type="currency" office:currency="EUR" office:value="141.75" calcext:value-type="currency">
            <text:p>€141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921.05" calcext:value-type="currency">
            <text:p>€921.05</text:p>
          </table:table-cell>
          <table:table-cell/>
          <table:table-cell office:value-type="currency" office:currency="EUR" office:value="7.75" calcext:value-type="currency">
            <text:p>€7.75</text:p>
          </table:table-cell>
          <table:table-cell office:value-type="currency" office:currency="EUR" office:value="116.25" calcext:value-type="currency">
            <text:p>€116.25</text:p>
          </table:table-cell>
          <table:table-cell office:value-type="currency" office:currency="EUR" office:value="755.36" calcext:value-type="currency">
            <text:p>€755.3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keeppower-18650-3500-li-ion-flat-top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5J</text:p>
          </table:table-cell>
          <table:table-cell office:value-type="currency" office:currency="EUR" office:value="11.45" calcext:value-type="currency">
            <text:p>€11.45</text:p>
          </table:table-cell>
          <table:table-cell office:value-type="float" office:value="3450" calcext:value-type="float">
            <text:p>34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50" calcext:value-type="float">
            <text:p>3450</text:p>
          </table:table-cell>
          <table:table-cell office:value-type="currency" office:currency="EUR" office:value="171.75" calcext:value-type="currency">
            <text:p>€171.7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921.9" calcext:value-type="currency">
            <text:p>€921.90</text:p>
          </table:table-cell>
          <table:table-cell/>
          <table:table-cell office:value-type="currency" office:currency="EUR" office:value="9.45" calcext:value-type="currency">
            <text:p>€9.45</text:p>
          </table:table-cell>
          <table:table-cell office:value-type="currency" office:currency="EUR" office:value="141.75" calcext:value-type="currency">
            <text:p>€141.75</text:p>
          </table:table-cell>
          <table:table-cell office:value-type="currency" office:currency="EUR" office:value="760.87" calcext:value-type="currency">
            <text:p>€760.8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18650-nl1823-2300mah-2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23</text:p>
          </table:table-cell>
          <table:table-cell office:value-type="currency" office:currency="EUR" office:value="7.75" calcext:value-type="currency">
            <text:p>€7.75</text:p>
          </table:table-cell>
          <table:table-cell office:value-type="float" office:value="2250" calcext:value-type="float">
            <text:p>22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250" calcext:value-type="float">
            <text:p>2250</text:p>
          </table:table-cell>
          <table:table-cell office:value-type="currency" office:currency="EUR" office:value="116.25" calcext:value-type="currency">
            <text:p>€116.2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956.79" calcext:value-type="currency">
            <text:p>€956.79</text:p>
          </table:table-cell>
          <table:table-cell/>
          <table:table-cell office:value-type="currency" office:currency="EUR" office:value="6.25" calcext:value-type="currency">
            <text:p>€6.25</text:p>
          </table:table-cell>
          <table:table-cell office:value-type="currency" office:currency="EUR" office:value="93.75" calcext:value-type="currency">
            <text:p>€93.75</text:p>
          </table:table-cell>
          <table:table-cell office:value-type="currency" office:currency="EUR" office:value="771.6" calcext:value-type="currency">
            <text:p>€771.6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18650-inr18650-25r-button-to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5R</text:p>
          </table:table-cell>
          <table:table-cell office:value-type="currency" office:currency="EUR" office:value="6.95" calcext:value-type="currency">
            <text:p>€6.95</text:p>
          </table:table-cell>
          <table:table-cell office:value-type="float" office:value="2450" calcext:value-type="float">
            <text:p>24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450" calcext:value-type="float">
            <text:p>2450</text:p>
          </table:table-cell>
          <table:table-cell office:value-type="currency" office:currency="EUR" office:value="104.25" calcext:value-type="currency">
            <text:p>€104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787.98" calcext:value-type="currency">
            <text:p>€787.98</text:p>
          </table:table-cell>
          <table:table-cell/>
          <table:table-cell office:value-type="currency" office:currency="EUR" office:value="6.95" calcext:value-type="currency">
            <text:p>€6.95</text:p>
          </table:table-cell>
          <table:table-cell office:value-type="currency" office:currency="EUR" office:value="104.25" calcext:value-type="currency">
            <text:p>€104.25</text:p>
          </table:table-cell>
          <table:table-cell office:value-type="currency" office:currency="EUR" office:value="787.98" calcext:value-type="currency">
            <text:p>€787.9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keeppower-18650-2600-li-ion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26K</text:p>
          </table:table-cell>
          <table:table-cell office:value-type="currency" office:currency="EUR" office:value="7.25" calcext:value-type="currency">
            <text:p>€7.25</text:p>
          </table:table-cell>
          <table:table-cell office:value-type="float" office:value="2550" calcext:value-type="float">
            <text:p>255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550" calcext:value-type="float">
            <text:p>2550</text:p>
          </table:table-cell>
          <table:table-cell office:value-type="currency" office:currency="EUR" office:value="108.75" calcext:value-type="currency">
            <text:p>€108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789.76" calcext:value-type="currency">
            <text:p>€789.76</text:p>
          </table:table-cell>
          <table:table-cell/>
          <table:table-cell office:value-type="currency" office:currency="EUR" office:value="7.25" calcext:value-type="currency">
            <text:p>€7.25</text:p>
          </table:table-cell>
          <table:table-cell office:value-type="currency" office:currency="EUR" office:value="108.75" calcext:value-type="currency">
            <text:p>€108.75</text:p>
          </table:table-cell>
          <table:table-cell office:value-type="currency" office:currency="EUR" office:value="789.76" calcext:value-type="currency">
            <text:p>€789.7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ractive-micro-usb-18650-3200mah-protected-7a.html</text:p>
          </table:table-cell>
          <table:table-cell office:value-type="string" calcext:value-type="string">
            <text:p>Everactive</text:p>
          </table:table-cell>
          <table:table-cell office:value-type="string" calcext:value-type="string">
            <text:p>3200 series</text:p>
          </table:table-cell>
          <table:table-cell office:value-type="currency" office:currency="EUR" office:value="8.95" calcext:value-type="currency">
            <text:p>€8.95</text:p>
          </table:table-cell>
          <table:table-cell office:value-type="float" office:value="3050" calcext:value-type="float">
            <text:p>3050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3050" calcext:value-type="float">
            <text:p>3050</text:p>
          </table:table-cell>
          <table:table-cell office:value-type="currency" office:currency="EUR" office:value="134.25" calcext:value-type="currency">
            <text:p>€134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815.12" calcext:value-type="currency">
            <text:p>€815.12</text:p>
          </table:table-cell>
          <table:table-cell/>
          <table:table-cell office:value-type="currency" office:currency="EUR" office:value="8.95" calcext:value-type="currency">
            <text:p>€8.95</text:p>
          </table:table-cell>
          <table:table-cell office:value-type="currency" office:currency="EUR" office:value="134.25" calcext:value-type="currency">
            <text:p>€134.25</text:p>
          </table:table-cell>
          <table:table-cell office:value-type="currency" office:currency="EUR" office:value="815.12" calcext:value-type="currency">
            <text:p>€815.1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18650-nl1834r-usb-3400mah-30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4R</text:p>
          </table:table-cell>
          <table:table-cell office:value-type="currency" office:currency="EUR" office:value="9.95" calcext:value-type="currency">
            <text:p>€9.95</text:p>
          </table:table-cell>
          <table:table-cell office:value-type="float" office:value="3350" calcext:value-type="float">
            <text:p>33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50" calcext:value-type="float">
            <text:p>3350</text:p>
          </table:table-cell>
          <table:table-cell office:value-type="currency" office:currency="EUR" office:value="149.25" calcext:value-type="currency">
            <text:p>€14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825.04" calcext:value-type="currency">
            <text:p>€825.04</text:p>
          </table:table-cell>
          <table:table-cell/>
          <table:table-cell office:value-type="currency" office:currency="EUR" office:value="9.95" calcext:value-type="currency">
            <text:p>€9.95</text:p>
          </table:table-cell>
          <table:table-cell office:value-type="currency" office:currency="EUR" office:value="149.25" calcext:value-type="currency">
            <text:p>€149.25</text:p>
          </table:table-cell>
          <table:table-cell office:value-type="currency" office:currency="EUR" office:value="825.04" calcext:value-type="currency">
            <text:p>€825.0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21700-nl2150-5000mah-5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2150</text:p>
          </table:table-cell>
          <table:table-cell office:value-type="currency" office:currency="EUR" office:value="17.95" calcext:value-type="currency">
            <text:p>€17.95</text:p>
          </table:table-cell>
          <table:table-cell office:value-type="float" office:value="4950" calcext:value-type="float">
            <text:p>4950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4950" calcext:value-type="float">
            <text:p>4950</text:p>
          </table:table-cell>
          <table:table-cell office:value-type="currency" office:currency="EUR" office:value="269.25" calcext:value-type="currency">
            <text:p>€269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007.3" calcext:value-type="currency">
            <text:p>€1,007.30</text:p>
          </table:table-cell>
          <table:table-cell/>
          <table:table-cell office:value-type="currency" office:currency="EUR" office:value="14.95" calcext:value-type="currency">
            <text:p>€14.95</text:p>
          </table:table-cell>
          <table:table-cell office:value-type="currency" office:currency="EUR" office:value="224.25" calcext:value-type="currency">
            <text:p>€224.25</text:p>
          </table:table-cell>
          <table:table-cell office:value-type="currency" office:currency="EUR" office:value="838.95" calcext:value-type="currency">
            <text:p>€838.9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xtar-21700-5000-mah-protected-10a.html</text:p>
          </table:table-cell>
          <table:table-cell office:value-type="string" calcext:value-type="string">
            <text:p>Xtar</text:p>
          </table:table-cell>
          <table:table-cell office:value-type="float" office:value="21700" calcext:value-type="float">
            <text:p>21700</text:p>
          </table:table-cell>
          <table:table-cell office:value-type="currency" office:currency="EUR" office:value="14.95" calcext:value-type="currency">
            <text:p>€14.95</text:p>
          </table:table-cell>
          <table:table-cell office:value-type="float" office:value="4950" calcext:value-type="float">
            <text:p>4950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224.25" calcext:value-type="currency">
            <text:p>€224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838.95" calcext:value-type="currency">
            <text:p>€838.95</text:p>
          </table:table-cell>
          <table:table-cell/>
          <table:table-cell office:value-type="currency" office:currency="EUR" office:value="14.95" calcext:value-type="currency">
            <text:p>€14.95</text:p>
          </table:table-cell>
          <table:table-cell office:value-type="currency" office:currency="EUR" office:value="224.25" calcext:value-type="currency">
            <text:p>€224.25</text:p>
          </table:table-cell>
          <table:table-cell office:value-type="currency" office:currency="EUR" office:value="838.95" calcext:value-type="currency">
            <text:p>€838.9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a123-systems-anr26650m1b-a-grade-3-3v-a-grade.html</text:p>
          </table:table-cell>
          <table:table-cell office:value-type="string" calcext:value-type="string">
            <text:p>Lithium Werks (A123 systems)</text:p>
          </table:table-cell>
          <table:table-cell office:value-type="string" calcext:value-type="string">
            <text:p>ANR26650</text:p>
          </table:table-cell>
          <table:table-cell office:value-type="currency" office:currency="EUR" office:value="8.95" calcext:value-type="currency">
            <text:p>€8.95</text:p>
          </table:table-cell>
          <table:table-cell office:value-type="float" office:value="2500" calcext:value-type="float">
            <text:p>2500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2500" calcext:value-type="float">
            <text:p>2500</text:p>
          </table:table-cell>
          <table:table-cell office:value-type="currency" office:currency="EUR" office:value="143.2" calcext:value-type="currency">
            <text:p>€143.2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118.75" calcext:value-type="currency">
            <text:p>€1,118.75</text:p>
          </table:table-cell>
          <table:table-cell office:value-type="string" calcext:value-type="string">
            <text:p>Buy 200 times for</text:p>
          </table:table-cell>
          <table:table-cell office:value-type="currency" office:currency="EUR" office:value="7.25" calcext:value-type="currency">
            <text:p>€7.25</text:p>
          </table:table-cell>
          <table:table-cell office:value-type="currency" office:currency="EUR" office:value="116" calcext:value-type="currency">
            <text:p>€116.00</text:p>
          </table:table-cell>
          <table:table-cell office:value-type="currency" office:currency="EUR" office:value="906.25" calcext:value-type="currency">
            <text:p>€906.2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keeppower-18650-3400-li-ion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4J</text:p>
          </table:table-cell>
          <table:table-cell office:value-type="currency" office:currency="EUR" office:value="10.95" calcext:value-type="currency">
            <text:p>€10.95</text:p>
          </table:table-cell>
          <table:table-cell office:value-type="float" office:value="3350" calcext:value-type="float">
            <text:p>33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50" calcext:value-type="float">
            <text:p>3350</text:p>
          </table:table-cell>
          <table:table-cell office:value-type="currency" office:currency="EUR" office:value="164.25" calcext:value-type="currency">
            <text:p>€164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907.96" calcext:value-type="currency">
            <text:p>€907.96</text:p>
          </table:table-cell>
          <table:table-cell/>
          <table:table-cell office:value-type="currency" office:currency="EUR" office:value="10.95" calcext:value-type="currency">
            <text:p>€10.95</text:p>
          </table:table-cell>
          <table:table-cell office:value-type="currency" office:currency="EUR" office:value="164.25" calcext:value-type="currency">
            <text:p>€164.25</text:p>
          </table:table-cell>
          <table:table-cell office:value-type="currency" office:currency="EUR" office:value="907.96" calcext:value-type="currency">
            <text:p>€907.9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keeppower-17500-1200mah-protected-3-4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750C</text:p>
          </table:table-cell>
          <table:table-cell office:value-type="currency" office:currency="EUR" office:value="4.95" calcext:value-type="currency">
            <text:p>€4.95</text:p>
          </table:table-cell>
          <table:table-cell office:value-type="float" office:value="1150" calcext:value-type="float">
            <text:p>115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.4" calcext:value-type="float">
            <text:p>2.4</text:p>
          </table:table-cell>
          <table:table-cell office:value-type="currency" office:currency="EUR" office:value="74.25" calcext:value-type="currency">
            <text:p>€74.2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195.65" calcext:value-type="currency">
            <text:p>€1,195.65</text:p>
          </table:table-cell>
          <table:table-cell/>
          <table:table-cell office:value-type="currency" office:currency="EUR" office:value="3.95" calcext:value-type="currency">
            <text:p>€3.95</text:p>
          </table:table-cell>
          <table:table-cell office:value-type="currency" office:currency="EUR" office:value="59.25" calcext:value-type="currency">
            <text:p>€59.25</text:p>
          </table:table-cell>
          <table:table-cell office:value-type="currency" office:currency="EUR" office:value="954.11" calcext:value-type="currency">
            <text:p>€954.1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keeppower-16650-2500mah-protected-7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665J</text:p>
          </table:table-cell>
          <table:table-cell office:value-type="currency" office:currency="EUR" office:value="8.75" calcext:value-type="currency">
            <text:p>€8.75</text:p>
          </table:table-cell>
          <table:table-cell office:value-type="float" office:value="2450" calcext:value-type="float">
            <text:p>245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450" calcext:value-type="float">
            <text:p>2450</text:p>
          </table:table-cell>
          <table:table-cell office:value-type="currency" office:currency="EUR" office:value="131.25" calcext:value-type="currency">
            <text:p>€131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992.06" calcext:value-type="currency">
            <text:p>€992.06</text:p>
          </table:table-cell>
          <table:table-cell/>
          <table:table-cell office:value-type="currency" office:currency="EUR" office:value="8.75" calcext:value-type="currency">
            <text:p>€8.75</text:p>
          </table:table-cell>
          <table:table-cell office:value-type="currency" office:currency="EUR" office:value="131.25" calcext:value-type="currency">
            <text:p>€131.25</text:p>
          </table:table-cell>
          <table:table-cell office:value-type="currency" office:currency="EUR" office:value="992.06" calcext:value-type="currency">
            <text:p>€992.0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ony-konion-us18650vtc5a-2600mah-35a-met-button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5A</text:p>
          </table:table-cell>
          <table:table-cell office:value-type="currency" office:currency="EUR" office:value="8.95" calcext:value-type="currency">
            <text:p>€8.95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500" calcext:value-type="float">
            <text:p>2500</text:p>
          </table:table-cell>
          <table:table-cell office:value-type="currency" office:currency="EUR" office:value="134.25" calcext:value-type="currency">
            <text:p>€134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994.44" calcext:value-type="currency">
            <text:p>€994.44</text:p>
          </table:table-cell>
          <table:table-cell/>
          <table:table-cell office:value-type="currency" office:currency="EUR" office:value="8.95" calcext:value-type="currency">
            <text:p>€8.95</text:p>
          </table:table-cell>
          <table:table-cell office:value-type="currency" office:currency="EUR" office:value="134.25" calcext:value-type="currency">
            <text:p>€134.25</text:p>
          </table:table-cell>
          <table:table-cell office:value-type="currency" office:currency="EUR" office:value="994.44" calcext:value-type="currency">
            <text:p>€994.4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xtar-18650-3500-protected-10a.html</text:p>
          </table:table-cell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currency" office:currency="EUR" office:value="13.95" calcext:value-type="currency">
            <text:p>€13.95</text:p>
          </table:table-cell>
          <table:table-cell office:value-type="float" office:value="3450" calcext:value-type="float">
            <text:p>345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209.25" calcext:value-type="currency">
            <text:p>€209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123.19" calcext:value-type="currency">
            <text:p>€1,123.19</text:p>
          </table:table-cell>
          <table:table-cell/>
          <table:table-cell office:value-type="currency" office:currency="EUR" office:value="12.45" calcext:value-type="currency">
            <text:p>€12.45</text:p>
          </table:table-cell>
          <table:table-cell office:value-type="currency" office:currency="EUR" office:value="186.75" calcext:value-type="currency">
            <text:p>€186.75</text:p>
          </table:table-cell>
          <table:table-cell office:value-type="currency" office:currency="EUR" office:value="1002.42" calcext:value-type="currency">
            <text:p>€1,002.4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18650-nl1826-2600mah-4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26</text:p>
          </table:table-cell>
          <table:table-cell office:value-type="currency" office:currency="EUR" office:value="11.45" calcext:value-type="currency">
            <text:p>€11.45</text:p>
          </table:table-cell>
          <table:table-cell office:value-type="float" office:value="2550" calcext:value-type="float">
            <text:p>25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550" calcext:value-type="float">
            <text:p>2550</text:p>
          </table:table-cell>
          <table:table-cell office:value-type="currency" office:currency="EUR" office:value="171.75" calcext:value-type="currency">
            <text:p>€171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247.28" calcext:value-type="currency">
            <text:p>€1,247.28</text:p>
          </table:table-cell>
          <table:table-cell/>
          <table:table-cell office:value-type="currency" office:currency="EUR" office:value="9.45" calcext:value-type="currency">
            <text:p>€9.45</text:p>
          </table:table-cell>
          <table:table-cell office:value-type="currency" office:currency="EUR" office:value="141.75" calcext:value-type="currency">
            <text:p>€141.75</text:p>
          </table:table-cell>
          <table:table-cell office:value-type="currency" office:currency="EUR" office:value="1029.41" calcext:value-type="currency">
            <text:p>€1,029.4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18650-nl1832-3200mah-30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2</text:p>
          </table:table-cell>
          <table:table-cell office:value-type="currency" office:currency="EUR" office:value="14.95" calcext:value-type="currency">
            <text:p>€14.95</text:p>
          </table:table-cell>
          <table:table-cell office:value-type="float" office:value="3150" calcext:value-type="float">
            <text:p>31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50" calcext:value-type="float">
            <text:p>3150</text:p>
          </table:table-cell>
          <table:table-cell office:value-type="currency" office:currency="EUR" office:value="224.25" calcext:value-type="currency">
            <text:p>€224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318.34" calcext:value-type="currency">
            <text:p>€1,318.34</text:p>
          </table:table-cell>
          <table:table-cell/>
          <table:table-cell office:value-type="currency" office:currency="EUR" office:value="11.95" calcext:value-type="currency">
            <text:p>€11.95</text:p>
          </table:table-cell>
          <table:table-cell office:value-type="currency" office:currency="EUR" office:value="179.25" calcext:value-type="currency">
            <text:p>€179.25</text:p>
          </table:table-cell>
          <table:table-cell office:value-type="currency" office:currency="EUR" office:value="1053.79" calcext:value-type="currency">
            <text:p>€1,053.7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keeppower-18650-3000mah-protected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0R</text:p>
          </table:table-cell>
          <table:table-cell office:value-type="currency" office:currency="EUR" office:value="11.45" calcext:value-type="currency">
            <text:p>€11.45</text:p>
          </table:table-cell>
          <table:table-cell office:value-type="float" office:value="2950" calcext:value-type="float">
            <text:p>29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950" calcext:value-type="float">
            <text:p>2950</text:p>
          </table:table-cell>
          <table:table-cell office:value-type="currency" office:currency="EUR" office:value="171.75" calcext:value-type="currency">
            <text:p>€171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078.15" calcext:value-type="currency">
            <text:p>€1,078.15</text:p>
          </table:table-cell>
          <table:table-cell/>
          <table:table-cell office:value-type="currency" office:currency="EUR" office:value="11.45" calcext:value-type="currency">
            <text:p>€11.45</text:p>
          </table:table-cell>
          <table:table-cell office:value-type="currency" office:currency="EUR" office:value="171.75" calcext:value-type="currency">
            <text:p>€171.75</text:p>
          </table:table-cell>
          <table:table-cell office:value-type="currency" office:currency="EUR" office:value="1078.15" calcext:value-type="currency">
            <text:p>€1,078.1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vapcell-18350-1100-10a.html</text:p>
          </table:table-cell>
          <table:table-cell office:value-type="string" calcext:value-type="string">
            <text:p>Vapcell</text:p>
          </table:table-cell>
          <table:table-cell office:value-type="string" calcext:value-type="string">
            <text:p>INR18350</text:p>
          </table:table-cell>
          <table:table-cell office:value-type="currency" office:currency="EUR" office:value="4.45" calcext:value-type="currency">
            <text:p>€4.45</text:p>
          </table:table-cell>
          <table:table-cell office:value-type="float" office:value="1100" calcext:value-type="float">
            <text:p>110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currency" office:currency="EUR" office:value="66.75" calcext:value-type="currency">
            <text:p>€66.7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123.74" calcext:value-type="currency">
            <text:p>€1,123.74</text:p>
          </table:table-cell>
          <table:table-cell/>
          <table:table-cell office:value-type="currency" office:currency="EUR" office:value="4.45" calcext:value-type="currency">
            <text:p>€4.45</text:p>
          </table:table-cell>
          <table:table-cell office:value-type="currency" office:currency="EUR" office:value="66.75" calcext:value-type="currency">
            <text:p>€66.75</text:p>
          </table:table-cell>
          <table:table-cell office:value-type="currency" office:currency="EUR" office:value="1123.74" calcext:value-type="currency">
            <text:p>€1,123.7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keeppower-14650-1100mah-protected-3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465C</text:p>
          </table:table-cell>
          <table:table-cell office:value-type="currency" office:currency="EUR" office:value="4.95" calcext:value-type="currency">
            <text:p>€4.95</text:p>
          </table:table-cell>
          <table:table-cell office:value-type="float" office:value="950" calcext:value-type="float">
            <text:p>95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74.25" calcext:value-type="currency">
            <text:p>€74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447.37" calcext:value-type="currency">
            <text:p>€1,447.37</text:p>
          </table:table-cell>
          <table:table-cell/>
          <table:table-cell office:value-type="currency" office:currency="EUR" office:value="3.95" calcext:value-type="currency">
            <text:p>€3.95</text:p>
          </table:table-cell>
          <table:table-cell office:value-type="currency" office:currency="EUR" office:value="59.25" calcext:value-type="currency">
            <text:p>€59.25</text:p>
          </table:table-cell>
          <table:table-cell office:value-type="currency" office:currency="EUR" office:value="1154.97" calcext:value-type="currency">
            <text:p>€1,154.9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18650-nl1834-3400mah-protected-4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4</text:p>
          </table:table-cell>
          <table:table-cell office:value-type="currency" office:currency="EUR" office:value="15.95" calcext:value-type="currency">
            <text:p>€15.95</text:p>
          </table:table-cell>
          <table:table-cell office:value-type="float" office:value="3350" calcext:value-type="float">
            <text:p>33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350" calcext:value-type="float">
            <text:p>3350</text:p>
          </table:table-cell>
          <table:table-cell office:value-type="currency" office:currency="EUR" office:value="239.25" calcext:value-type="currency">
            <text:p>€23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322.55" calcext:value-type="currency">
            <text:p>€1,322.55</text:p>
          </table:table-cell>
          <table:table-cell/>
          <table:table-cell office:value-type="currency" office:currency="EUR" office:value="13.95" calcext:value-type="currency">
            <text:p>€13.95</text:p>
          </table:table-cell>
          <table:table-cell office:value-type="currency" office:currency="EUR" office:value="209.25" calcext:value-type="currency">
            <text:p>€209.25</text:p>
          </table:table-cell>
          <table:table-cell office:value-type="currency" office:currency="EUR" office:value="1156.72" calcext:value-type="currency">
            <text:p>€1,156.7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nl18650d-3100mah-30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650D</text:p>
          </table:table-cell>
          <table:table-cell office:value-type="currency" office:currency="EUR" office:value="15.95" calcext:value-type="currency">
            <text:p>€15.95</text:p>
          </table:table-cell>
          <table:table-cell office:value-type="float" office:value="3050" calcext:value-type="float">
            <text:p>30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050" calcext:value-type="float">
            <text:p>3050</text:p>
          </table:table-cell>
          <table:table-cell office:value-type="currency" office:currency="EUR" office:value="239.25" calcext:value-type="currency">
            <text:p>€239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452.64" calcext:value-type="currency">
            <text:p>€1,452.64</text:p>
          </table:table-cell>
          <table:table-cell/>
          <table:table-cell office:value-type="currency" office:currency="EUR" office:value="12.95" calcext:value-type="currency">
            <text:p>€12.95</text:p>
          </table:table-cell>
          <table:table-cell office:value-type="currency" office:currency="EUR" office:value="194.25" calcext:value-type="currency">
            <text:p>€194.25</text:p>
          </table:table-cell>
          <table:table-cell office:value-type="currency" office:currency="EUR" office:value="1179.42" calcext:value-type="currency">
            <text:p>€1,179.4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18650-nl1826r-usb-2600mah-30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26R</text:p>
          </table:table-cell>
          <table:table-cell office:value-type="currency" office:currency="EUR" office:value="10.95" calcext:value-type="currency">
            <text:p>€10.95</text:p>
          </table:table-cell>
          <table:table-cell office:value-type="float" office:value="2550" calcext:value-type="float">
            <text:p>25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550" calcext:value-type="float">
            <text:p>2550</text:p>
          </table:table-cell>
          <table:table-cell office:value-type="currency" office:currency="EUR" office:value="164.25" calcext:value-type="currency">
            <text:p>€164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192.81" calcext:value-type="currency">
            <text:p>€1,192.81</text:p>
          </table:table-cell>
          <table:table-cell/>
          <table:table-cell office:value-type="currency" office:currency="EUR" office:value="10.95" calcext:value-type="currency">
            <text:p>€10.95</text:p>
          </table:table-cell>
          <table:table-cell office:value-type="currency" office:currency="EUR" office:value="164.25" calcext:value-type="currency">
            <text:p>€164.25</text:p>
          </table:table-cell>
          <table:table-cell office:value-type="currency" office:currency="EUR" office:value="1192.81" calcext:value-type="currency">
            <text:p>€1,192.8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agletac-18650-3500.html</text:p>
          </table:table-cell>
          <table:table-cell office:value-type="string" calcext:value-type="string">
            <text:p>EagleTac</text:p>
          </table:table-cell>
          <table:table-cell office:value-type="float" office:value="18650" calcext:value-type="float">
            <text:p>18650</text:p>
          </table:table-cell>
          <table:table-cell office:value-type="currency" office:currency="EUR" office:value="14.95" calcext:value-type="currency">
            <text:p>€14.95</text:p>
          </table:table-cell>
          <table:table-cell office:value-type="float" office:value="3450" calcext:value-type="float">
            <text:p>34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224.25" calcext:value-type="currency">
            <text:p>€224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203.7" calcext:value-type="currency">
            <text:p>€1,203.70</text:p>
          </table:table-cell>
          <table:table-cell/>
          <table:table-cell office:value-type="currency" office:currency="EUR" office:value="14.95" calcext:value-type="currency">
            <text:p>€14.95</text:p>
          </table:table-cell>
          <table:table-cell office:value-type="currency" office:currency="EUR" office:value="224.25" calcext:value-type="currency">
            <text:p>€224.25</text:p>
          </table:table-cell>
          <table:table-cell office:value-type="currency" office:currency="EUR" office:value="1203.7" calcext:value-type="currency">
            <text:p>€1,203.7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eagletac-17650.html</text:p>
          </table:table-cell>
          <table:table-cell office:value-type="string" calcext:value-type="string">
            <text:p>EagleTac</text:p>
          </table:table-cell>
          <table:table-cell office:value-type="float" office:value="17650" calcext:value-type="float">
            <text:p>17650</text:p>
          </table:table-cell>
          <table:table-cell office:value-type="currency" office:currency="EUR" office:value="6.75" calcext:value-type="currency">
            <text:p>€6.75</text:p>
          </table:table-cell>
          <table:table-cell office:value-type="float" office:value="1550" calcext:value-type="float">
            <text:p>155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01.25" calcext:value-type="currency">
            <text:p>€101.2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209.68" calcext:value-type="currency">
            <text:p>€1,209.68</text:p>
          </table:table-cell>
          <table:table-cell/>
          <table:table-cell office:value-type="currency" office:currency="EUR" office:value="6.75" calcext:value-type="currency">
            <text:p>€6.75</text:p>
          </table:table-cell>
          <table:table-cell office:value-type="currency" office:currency="EUR" office:value="101.25" calcext:value-type="currency">
            <text:p>€101.25</text:p>
          </table:table-cell>
          <table:table-cell office:value-type="currency" office:currency="EUR" office:value="1209.68" calcext:value-type="currency">
            <text:p>€1,209.6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2x-keeppower-21700-5000mah-protected-8a-usb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2150TC</text:p>
          </table:table-cell>
          <table:table-cell office:value-type="currency" office:currency="EUR" office:value="21.95" calcext:value-type="currency">
            <text:p>€21.95</text:p>
          </table:table-cell>
          <table:table-cell office:value-type="float" office:value="4850" calcext:value-type="float">
            <text:p>48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4850" calcext:value-type="float">
            <text:p>4850</text:p>
          </table:table-cell>
          <table:table-cell office:value-type="currency" office:currency="EUR" office:value="329.25" calcext:value-type="currency">
            <text:p>€329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257.16" calcext:value-type="currency">
            <text:p>€1,257.16</text:p>
          </table:table-cell>
          <table:table-cell/>
          <table:table-cell office:value-type="currency" office:currency="EUR" office:value="21.95" calcext:value-type="currency">
            <text:p>€21.95</text:p>
          </table:table-cell>
          <table:table-cell office:value-type="currency" office:currency="EUR" office:value="329.25" calcext:value-type="currency">
            <text:p>€329.25</text:p>
          </table:table-cell>
          <table:table-cell office:value-type="currency" office:currency="EUR" office:value="1257.16" calcext:value-type="currency">
            <text:p>€1,257.1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21700-nl2142lthpr-4200-15a.html</text:p>
          </table:table-cell>
          <table:table-cell office:value-type="string" calcext:value-type="string">
            <text:p>Nitecore</text:p>
          </table:table-cell>
          <table:table-cell office:value-type="float" office:value="21700" calcext:value-type="float">
            <text:p>21700</text:p>
          </table:table-cell>
          <table:table-cell office:value-type="currency" office:currency="EUR" office:value="18.95" calcext:value-type="currency">
            <text:p>€18.95</text:p>
          </table:table-cell>
          <table:table-cell office:value-type="float" office:value="4150" calcext:value-type="float">
            <text:p>4150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currency" office:currency="EUR" office:value="284.25" calcext:value-type="currency">
            <text:p>€284.2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268.41" calcext:value-type="currency">
            <text:p>€1,268.41</text:p>
          </table:table-cell>
          <table:table-cell/>
          <table:table-cell office:value-type="currency" office:currency="EUR" office:value="18.95" calcext:value-type="currency">
            <text:p>€18.95</text:p>
          </table:table-cell>
          <table:table-cell office:value-type="currency" office:currency="EUR" office:value="284.25" calcext:value-type="currency">
            <text:p>€284.25</text:p>
          </table:table-cell>
          <table:table-cell office:value-type="currency" office:currency="EUR" office:value="1268.41" calcext:value-type="currency">
            <text:p>€1,268.4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18650-nl1835-3500mah-5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5</text:p>
          </table:table-cell>
          <table:table-cell office:value-type="currency" office:currency="EUR" office:value="18.95" calcext:value-type="currency">
            <text:p>€18.95</text:p>
          </table:table-cell>
          <table:table-cell office:value-type="float" office:value="3450" calcext:value-type="float">
            <text:p>34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450" calcext:value-type="float">
            <text:p>3450</text:p>
          </table:table-cell>
          <table:table-cell office:value-type="currency" office:currency="EUR" office:value="284.25" calcext:value-type="currency">
            <text:p>€284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525.76" calcext:value-type="currency">
            <text:p>€1,525.76</text:p>
          </table:table-cell>
          <table:table-cell/>
          <table:table-cell office:value-type="currency" office:currency="EUR" office:value="15.95" calcext:value-type="currency">
            <text:p>€15.95</text:p>
          </table:table-cell>
          <table:table-cell office:value-type="currency" office:currency="EUR" office:value="239.25" calcext:value-type="currency">
            <text:p>€239.25</text:p>
          </table:table-cell>
          <table:table-cell office:value-type="currency" office:currency="EUR" office:value="1284.22" calcext:value-type="currency">
            <text:p>€1,284.2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keeppower-imr-18350-1200mah-10a-2896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UH1835P</text:p>
          </table:table-cell>
          <table:table-cell office:value-type="currency" office:currency="EUR" office:value="5.75" calcext:value-type="currency">
            <text:p>€5.75</text:p>
          </table:table-cell>
          <table:table-cell office:value-type="float" office:value="1100" calcext:value-type="float">
            <text:p>110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currency" office:currency="EUR" office:value="86.25" calcext:value-type="currency">
            <text:p>€86.2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452.02" calcext:value-type="currency">
            <text:p>€1,452.02</text:p>
          </table:table-cell>
          <table:table-cell/>
          <table:table-cell office:value-type="currency" office:currency="EUR" office:value="5.25" calcext:value-type="currency">
            <text:p>€5.25</text:p>
          </table:table-cell>
          <table:table-cell office:value-type="currency" office:currency="EUR" office:value="78.75" calcext:value-type="currency">
            <text:p>€78.75</text:p>
          </table:table-cell>
          <table:table-cell office:value-type="currency" office:currency="EUR" office:value="1325.76" calcext:value-type="currency">
            <text:p>€1,325.7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18650-3100mah-10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IMR18650</text:p>
          </table:table-cell>
          <table:table-cell office:value-type="currency" office:currency="EUR" office:value="16.75" calcext:value-type="currency">
            <text:p>€16.75</text:p>
          </table:table-cell>
          <table:table-cell office:value-type="float" office:value="3050" calcext:value-type="float">
            <text:p>30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050" calcext:value-type="float">
            <text:p>3050</text:p>
          </table:table-cell>
          <table:table-cell office:value-type="currency" office:currency="EUR" office:value="251.25" calcext:value-type="currency">
            <text:p>€251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525.5" calcext:value-type="currency">
            <text:p>€1,525.50</text:p>
          </table:table-cell>
          <table:table-cell/>
          <table:table-cell office:value-type="currency" office:currency="EUR" office:value="14.95" calcext:value-type="currency">
            <text:p>€14.95</text:p>
          </table:table-cell>
          <table:table-cell office:value-type="currency" office:currency="EUR" office:value="224.25" calcext:value-type="currency">
            <text:p>€224.25</text:p>
          </table:table-cell>
          <table:table-cell office:value-type="currency" office:currency="EUR" office:value="1361.57" calcext:value-type="currency">
            <text:p>€1,361.5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eagletac-18350-1300mah-protected-10a.html</text:p>
          </table:table-cell>
          <table:table-cell office:value-type="string" calcext:value-type="string">
            <text:p>EagleTac</text:p>
          </table:table-cell>
          <table:table-cell office:value-type="float" office:value="18350" calcext:value-type="float">
            <text:p>18350</text:p>
          </table:table-cell>
          <table:table-cell office:value-type="currency" office:currency="EUR" office:value="7.45" calcext:value-type="currency">
            <text:p>€7.45</text:p>
          </table:table-cell>
          <table:table-cell office:value-type="float" office:value="1250" calcext:value-type="float">
            <text:p>125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11.75" calcext:value-type="currency">
            <text:p>€111.7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655.56" calcext:value-type="currency">
            <text:p>€1,655.56</text:p>
          </table:table-cell>
          <table:table-cell/>
          <table:table-cell office:value-type="currency" office:currency="EUR" office:value="6.25" calcext:value-type="currency">
            <text:p>€6.25</text:p>
          </table:table-cell>
          <table:table-cell office:value-type="currency" office:currency="EUR" office:value="93.75" calcext:value-type="currency">
            <text:p>€93.75</text:p>
          </table:table-cell>
          <table:table-cell office:value-type="currency" office:currency="EUR" office:value="1388.89" calcext:value-type="currency">
            <text:p>€1,388.8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enerpower-18350-imr-limn-700mah-flat-top-battery.html</text:p>
          </table:table-cell>
          <table:table-cell office:value-type="string" calcext:value-type="string">
            <text:p>Enercig</text:p>
          </table:table-cell>
          <table:table-cell office:value-type="string" calcext:value-type="string">
            <text:p>TN18350HP</text:p>
          </table:table-cell>
          <table:table-cell office:value-type="currency" office:currency="EUR" office:value="3.45" calcext:value-type="currency">
            <text:p>€3.45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50" calcext:value-type="float">
            <text:p>650</text:p>
          </table:table-cell>
          <table:table-cell office:value-type="currency" office:currency="EUR" office:value="51.75" calcext:value-type="currency">
            <text:p>€51.7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474.36" calcext:value-type="currency">
            <text:p>€1,474.36</text:p>
          </table:table-cell>
          <table:table-cell/>
          <table:table-cell office:value-type="currency" office:currency="EUR" office:value="3.45" calcext:value-type="currency">
            <text:p>€3.45</text:p>
          </table:table-cell>
          <table:table-cell office:value-type="currency" office:currency="EUR" office:value="51.75" calcext:value-type="currency">
            <text:p>€51.75</text:p>
          </table:table-cell>
          <table:table-cell office:value-type="currency" office:currency="EUR" office:value="1474.36" calcext:value-type="currency">
            <text:p>€1,474.3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18650-nl1835hp-3500mah-8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5HP</text:p>
          </table:table-cell>
          <table:table-cell office:value-type="currency" office:currency="EUR" office:value="20.95" calcext:value-type="currency">
            <text:p>€20.95</text:p>
          </table:table-cell>
          <table:table-cell office:value-type="float" office:value="3450" calcext:value-type="float">
            <text:p>34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50" calcext:value-type="float">
            <text:p>3450</text:p>
          </table:table-cell>
          <table:table-cell office:value-type="currency" office:currency="EUR" office:value="314.25" calcext:value-type="currency">
            <text:p>€314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686.8" calcext:value-type="currency">
            <text:p>€1,686.80</text:p>
          </table:table-cell>
          <table:table-cell/>
          <table:table-cell office:value-type="currency" office:currency="EUR" office:value="18.45" calcext:value-type="currency">
            <text:p>€18.45</text:p>
          </table:table-cell>
          <table:table-cell office:value-type="currency" office:currency="EUR" office:value="276.75" calcext:value-type="currency">
            <text:p>€276.75</text:p>
          </table:table-cell>
          <table:table-cell office:value-type="currency" office:currency="EUR" office:value="1485.51" calcext:value-type="currency">
            <text:p>€1,485.5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18650-nl1835r-usb-3500mah-4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5R</text:p>
          </table:table-cell>
          <table:table-cell office:value-type="currency" office:currency="EUR" office:value="21.95" calcext:value-type="currency">
            <text:p>€21.95</text:p>
          </table:table-cell>
          <table:table-cell office:value-type="float" office:value="3450" calcext:value-type="float">
            <text:p>34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50" calcext:value-type="float">
            <text:p>3450</text:p>
          </table:table-cell>
          <table:table-cell office:value-type="currency" office:currency="EUR" office:value="329.25" calcext:value-type="currency">
            <text:p>€329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767.31" calcext:value-type="currency">
            <text:p>€1,767.31</text:p>
          </table:table-cell>
          <table:table-cell/>
          <table:table-cell office:value-type="currency" office:currency="EUR" office:value="18.45" calcext:value-type="currency">
            <text:p>€18.45</text:p>
          </table:table-cell>
          <table:table-cell office:value-type="currency" office:currency="EUR" office:value="276.75" calcext:value-type="currency">
            <text:p>€276.75</text:p>
          </table:table-cell>
          <table:table-cell office:value-type="currency" office:currency="EUR" office:value="1485.51" calcext:value-type="currency">
            <text:p>€1,485.5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2x-keeppower-18650-3200mah-protected-8a-usb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2U</text:p>
          </table:table-cell>
          <table:table-cell office:value-type="currency" office:currency="EUR" office:value="16.95" calcext:value-type="currency">
            <text:p>€16.95</text:p>
          </table:table-cell>
          <table:table-cell office:value-type="float" office:value="3150" calcext:value-type="float">
            <text:p>315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150" calcext:value-type="float">
            <text:p>3150</text:p>
          </table:table-cell>
          <table:table-cell office:value-type="currency" office:currency="EUR" office:value="254.25" calcext:value-type="currency">
            <text:p>€254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494.71" calcext:value-type="currency">
            <text:p>€1,494.71</text:p>
          </table:table-cell>
          <table:table-cell/>
          <table:table-cell office:value-type="currency" office:currency="EUR" office:value="16.95" calcext:value-type="currency">
            <text:p>€16.95</text:p>
          </table:table-cell>
          <table:table-cell office:value-type="currency" office:currency="EUR" office:value="254.25" calcext:value-type="currency">
            <text:p>€254.25</text:p>
          </table:table-cell>
          <table:table-cell office:value-type="currency" office:currency="EUR" office:value="1494.71" calcext:value-type="currency">
            <text:p>€1,494.7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olight-18650-2600mah-accu-voor-m-serie-blister.html</text:p>
          </table:table-cell>
          <table:table-cell office:value-type="string" calcext:value-type="string">
            <text:p>Olight</text:p>
          </table:table-cell>
          <table:table-cell office:value-type="string" calcext:value-type="string">
            <text:p>ORB-186P26</text:p>
          </table:table-cell>
          <table:table-cell office:value-type="currency" office:currency="EUR" office:value="13.95" calcext:value-type="currency">
            <text:p>€13.95</text:p>
          </table:table-cell>
          <table:table-cell office:value-type="float" office:value="2550" calcext:value-type="float">
            <text:p>2550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2550" calcext:value-type="float">
            <text:p>2550</text:p>
          </table:table-cell>
          <table:table-cell office:value-type="currency" office:currency="EUR" office:value="209.25" calcext:value-type="currency">
            <text:p>€209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519.61" calcext:value-type="currency">
            <text:p>€1,519.61</text:p>
          </table:table-cell>
          <table:table-cell/>
          <table:table-cell office:value-type="currency" office:currency="EUR" office:value="13.95" calcext:value-type="currency">
            <text:p>€13.95</text:p>
          </table:table-cell>
          <table:table-cell office:value-type="currency" office:currency="EUR" office:value="209.25" calcext:value-type="currency">
            <text:p>€209.25</text:p>
          </table:table-cell>
          <table:table-cell office:value-type="currency" office:currency="EUR" office:value="1519.61" calcext:value-type="currency">
            <text:p>€1,519.6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kp-imr18350-750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UH1835</text:p>
          </table:table-cell>
          <table:table-cell office:value-type="currency" office:currency="EUR" office:value="3.95" calcext:value-type="currency">
            <text:p>€3.95</text:p>
          </table:table-cell>
          <table:table-cell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00" calcext:value-type="float">
            <text:p>700</text:p>
          </table:table-cell>
          <table:table-cell office:value-type="currency" office:currency="EUR" office:value="59.25" calcext:value-type="currency">
            <text:p>€59.2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567.46" calcext:value-type="currency">
            <text:p>€1,567.46</text:p>
          </table:table-cell>
          <table:table-cell/>
          <table:table-cell office:value-type="currency" office:currency="EUR" office:value="3.95" calcext:value-type="currency">
            <text:p>€3.95</text:p>
          </table:table-cell>
          <table:table-cell office:value-type="currency" office:currency="EUR" office:value="59.25" calcext:value-type="currency">
            <text:p>€59.25</text:p>
          </table:table-cell>
          <table:table-cell office:value-type="currency" office:currency="EUR" office:value="1567.46" calcext:value-type="currency">
            <text:p>€1,567.4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keeppower-14430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443C</text:p>
          </table:table-cell>
          <table:table-cell office:value-type="currency" office:currency="EUR" office:value="4.25" calcext:value-type="currency">
            <text:p>€4.25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00" calcext:value-type="float">
            <text:p>600</text:p>
          </table:table-cell>
          <table:table-cell office:value-type="currency" office:currency="EUR" office:value="63.75" calcext:value-type="currency">
            <text:p>€63.7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967.59" calcext:value-type="currency">
            <text:p>€1,967.59</text:p>
          </table:table-cell>
          <table:table-cell/>
          <table:table-cell office:value-type="currency" office:currency="EUR" office:value="3.45" calcext:value-type="currency">
            <text:p>€3.45</text:p>
          </table:table-cell>
          <table:table-cell office:value-type="currency" office:currency="EUR" office:value="51.75" calcext:value-type="currency">
            <text:p>€51.75</text:p>
          </table:table-cell>
          <table:table-cell office:value-type="currency" office:currency="EUR" office:value="1597.22" calcext:value-type="currency">
            <text:p>€1,597.2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kp-18350-900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5C</text:p>
          </table:table-cell>
          <table:table-cell office:value-type="currency" office:currency="EUR" office:value="4.95" calcext:value-type="currency">
            <text:p>€4.95</text:p>
          </table:table-cell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50" calcext:value-type="float">
            <text:p>850</text:p>
          </table:table-cell>
          <table:table-cell office:value-type="currency" office:currency="EUR" office:value="74.25" calcext:value-type="currency">
            <text:p>€74.2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617.65" calcext:value-type="currency">
            <text:p>€1,617.65</text:p>
          </table:table-cell>
          <table:table-cell/>
          <table:table-cell office:value-type="currency" office:currency="EUR" office:value="4.95" calcext:value-type="currency">
            <text:p>€4.95</text:p>
          </table:table-cell>
          <table:table-cell office:value-type="currency" office:currency="EUR" office:value="74.25" calcext:value-type="currency">
            <text:p>€74.25</text:p>
          </table:table-cell>
          <table:table-cell office:value-type="currency" office:currency="EUR" office:value="1617.65" calcext:value-type="currency">
            <text:p>€1,617.6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olight-18650-3400mah-accu-voor-m-serie.html</text:p>
          </table:table-cell>
          <table:table-cell office:value-type="string" calcext:value-type="string">
            <text:p>Olight</text:p>
          </table:table-cell>
          <table:table-cell office:value-type="string" calcext:value-type="string">
            <text:p>ORB-186L34</text:p>
          </table:table-cell>
          <table:table-cell office:value-type="currency" office:currency="EUR" office:value="19.95" calcext:value-type="currency">
            <text:p>€19.95</text:p>
          </table:table-cell>
          <table:table-cell office:value-type="float" office:value="3350" calcext:value-type="float">
            <text:p>3350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3350" calcext:value-type="float">
            <text:p>3350</text:p>
          </table:table-cell>
          <table:table-cell office:value-type="currency" office:currency="EUR" office:value="299.25" calcext:value-type="currency">
            <text:p>€29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654.23" calcext:value-type="currency">
            <text:p>€1,654.23</text:p>
          </table:table-cell>
          <table:table-cell/>
          <table:table-cell office:value-type="currency" office:currency="EUR" office:value="19.95" calcext:value-type="currency">
            <text:p>€19.95</text:p>
          </table:table-cell>
          <table:table-cell office:value-type="currency" office:currency="EUR" office:value="299.25" calcext:value-type="currency">
            <text:p>€299.25</text:p>
          </table:table-cell>
          <table:table-cell office:value-type="currency" office:currency="EUR" office:value="1654.23" calcext:value-type="currency">
            <text:p>€1,654.2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keeppower-imr-18350-1200mah-10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5C2</text:p>
          </table:table-cell>
          <table:table-cell office:value-type="currency" office:currency="EUR" office:value="6.75" calcext:value-type="currency">
            <text:p>€6.75</text:p>
          </table:table-cell>
          <table:table-cell office:value-type="float" office:value="1100" calcext:value-type="float">
            <text:p>110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100" calcext:value-type="float">
            <text:p>1100</text:p>
          </table:table-cell>
          <table:table-cell office:value-type="currency" office:currency="EUR" office:value="101.25" calcext:value-type="currency">
            <text:p>€101.2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704.55" calcext:value-type="currency">
            <text:p>€1,704.55</text:p>
          </table:table-cell>
          <table:table-cell/>
          <table:table-cell office:value-type="currency" office:currency="EUR" office:value="6.75" calcext:value-type="currency">
            <text:p>€6.75</text:p>
          </table:table-cell>
          <table:table-cell office:value-type="currency" office:currency="EUR" office:value="101.25" calcext:value-type="currency">
            <text:p>€101.25</text:p>
          </table:table-cell>
          <table:table-cell office:value-type="currency" office:currency="EUR" office:value="1704.55" calcext:value-type="currency">
            <text:p>€1,704.5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olight-18650-3500mah-accu-voor-m2r-x7.html</text:p>
          </table:table-cell>
          <table:table-cell office:value-type="string" calcext:value-type="string">
            <text:p>Olight</text:p>
          </table:table-cell>
          <table:table-cell office:value-type="string" calcext:value-type="string">
            <text:p>ORB-186S35</text:p>
          </table:table-cell>
          <table:table-cell office:value-type="currency" office:currency="EUR" office:value="23.95" calcext:value-type="currency">
            <text:p>€23.95</text:p>
          </table:table-cell>
          <table:table-cell office:value-type="float" office:value="3450" calcext:value-type="float">
            <text:p>345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450" calcext:value-type="float">
            <text:p>3450</text:p>
          </table:table-cell>
          <table:table-cell office:value-type="currency" office:currency="EUR" office:value="359.25" calcext:value-type="currency">
            <text:p>€359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928.34" calcext:value-type="currency">
            <text:p>€1,928.34</text:p>
          </table:table-cell>
          <table:table-cell/>
          <table:table-cell office:value-type="currency" office:currency="EUR" office:value="23.95" calcext:value-type="currency">
            <text:p>€23.95</text:p>
          </table:table-cell>
          <table:table-cell office:value-type="currency" office:currency="EUR" office:value="359.25" calcext:value-type="currency">
            <text:p>€359.25</text:p>
          </table:table-cell>
          <table:table-cell office:value-type="currency" office:currency="EUR" office:value="1928.34" calcext:value-type="currency">
            <text:p>€1,928.3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olight-18650-3200mah-r20.html</text:p>
          </table:table-cell>
          <table:table-cell office:value-type="string" calcext:value-type="string">
            <text:p>Olight</text:p>
          </table:table-cell>
          <table:table-cell office:value-type="string" calcext:value-type="string">
            <text:p>orb-186C32</text:p>
          </table:table-cell>
          <table:table-cell office:value-type="currency" office:currency="EUR" office:value="22.75" calcext:value-type="currency">
            <text:p>€22.75</text:p>
          </table:table-cell>
          <table:table-cell office:value-type="float" office:value="3150" calcext:value-type="float">
            <text:p>315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150" calcext:value-type="float">
            <text:p>3150</text:p>
          </table:table-cell>
          <table:table-cell office:value-type="currency" office:currency="EUR" office:value="341.25" calcext:value-type="currency">
            <text:p>€341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2006.17" calcext:value-type="currency">
            <text:p>€2,006.17</text:p>
          </table:table-cell>
          <table:table-cell/>
          <table:table-cell office:value-type="currency" office:currency="EUR" office:value="22.75" calcext:value-type="currency">
            <text:p>€22.75</text:p>
          </table:table-cell>
          <table:table-cell office:value-type="currency" office:currency="EUR" office:value="341.25" calcext:value-type="currency">
            <text:p>€341.25</text:p>
          </table:table-cell>
          <table:table-cell office:value-type="currency" office:currency="EUR" office:value="2006.17" calcext:value-type="currency">
            <text:p>€2,006.1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xtar-16340-650mah-protected.html</text:p>
          </table:table-cell>
          <table:table-cell office:value-type="string" calcext:value-type="string">
            <text:p>Xtar</text:p>
          </table:table-cell>
          <table:table-cell office:value-type="string" calcext:value-type="string">
            <text:p>16340 / 123A</text:p>
          </table:table-cell>
          <table:table-cell office:value-type="currency" office:currency="EUR" office:value="5.25" calcext:value-type="currency">
            <text:p>€5.25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currency" office:currency="EUR" office:value="78.75" calcext:value-type="currency">
            <text:p>€78.7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430.56" calcext:value-type="currency">
            <text:p>€2,430.56</text:p>
          </table:table-cell>
          <table:table-cell/>
          <table:table-cell office:value-type="currency" office:currency="EUR" office:value="4.45" calcext:value-type="currency">
            <text:p>€4.45</text:p>
          </table:table-cell>
          <table:table-cell office:value-type="currency" office:currency="EUR" office:value="66.75" calcext:value-type="currency">
            <text:p>€66.75</text:p>
          </table:table-cell>
          <table:table-cell office:value-type="currency" office:currency="EUR" office:value="2060.19" calcext:value-type="currency">
            <text:p>€2,060.1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olight-rcr123a-550mah.html</text:p>
          </table:table-cell>
          <table:table-cell office:value-type="string" calcext:value-type="string">
            <text:p>Olight</text:p>
          </table:table-cell>
          <table:table-cell office:value-type="string" calcext:value-type="string">
            <text:p>RCR123A</text:p>
          </table:table-cell>
          <table:table-cell office:value-type="currency" office:currency="EUR" office:value="7.95" calcext:value-type="currency">
            <text:p>€7.95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currency" office:currency="EUR" office:value="119.25" calcext:value-type="currency">
            <text:p>€119.2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4416.67" calcext:value-type="currency">
            <text:p>€4,416.67</text:p>
          </table:table-cell>
          <table:table-cell/>
          <table:table-cell office:value-type="currency" office:currency="EUR" office:value="7.95" calcext:value-type="currency">
            <text:p>€7.95</text:p>
          </table:table-cell>
          <table:table-cell office:value-type="currency" office:currency="EUR" office:value="119.25" calcext:value-type="currency">
            <text:p>€119.25</text:p>
          </table:table-cell>
          <table:table-cell office:value-type="currency" office:currency="EUR" office:value="4416.67" calcext:value-type="currency">
            <text:p>€4,416.6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fdk-ml1220-3v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ML1220</text:p>
          </table:table-cell>
          <table:table-cell office:value-type="currency" office:currency="EUR" office:value="2.49" calcext:value-type="currency">
            <text:p>€2.4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currency" office:currency="EUR" office:value="37.35" calcext:value-type="currency">
            <text:p>€37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40691.3" calcext:value-type="currency">
            <text:p>€40,691.30</text:p>
          </table:table-cell>
          <table:table-cell/>
          <table:table-cell office:value-type="currency" office:currency="EUR" office:value="1.95" calcext:value-type="currency">
            <text:p>€1.95</text:p>
          </table:table-cell>
          <table:table-cell office:value-type="currency" office:currency="EUR" office:value="29.25" calcext:value-type="currency">
            <text:p>€29.25</text:p>
          </table:table-cell>
          <table:table-cell office:value-type="currency" office:currency="EUR" office:value="31866.68" calcext:value-type="currency">
            <text:p>€31,866.6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lir2450-knoopcel-120mah.html</text:p>
          </table:table-cell>
          <table:table-cell office:value-type="string" calcext:value-type="string">
            <text:p>Unbranded</text:p>
          </table:table-cell>
          <table:table-cell office:value-type="string" calcext:value-type="string">
            <text:p>LIR2450</text:p>
          </table:table-cell>
          <table:table-cell office:value-type="currency" office:currency="EUR" office:value="2.75" calcext:value-type="currency">
            <text:p>€2.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41.25" calcext:value-type="currency">
            <text:p>€4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52777.78" calcext:value-type="currency">
            <text:p>€152,777.78</text:p>
          </table:table-cell>
          <table:table-cell/>
          <table:table-cell office:value-type="currency" office:currency="EUR" office:value="0.85" calcext:value-type="currency">
            <text:p>€0.85</text:p>
          </table:table-cell>
          <table:table-cell office:value-type="currency" office:currency="EUR" office:value="12.75" calcext:value-type="currency">
            <text:p>€12.75</text:p>
          </table:table-cell>
          <table:table-cell office:value-type="currency" office:currency="EUR" office:value="47222.22" calcext:value-type="currency">
            <text:p>€47,222.2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seiko-ms614-u-tag.html</text:p>
          </table:table-cell>
          <table:table-cell office:value-type="string" calcext:value-type="string">
            <text:p>Seiko</text:p>
          </table:table-cell>
          <table:table-cell office:value-type="string" calcext:value-type="string">
            <text:p>MS614</text:p>
          </table:table-cell>
          <table:table-cell office:value-type="currency" office:currency="EUR" office:value="2.25" calcext:value-type="currency">
            <text:p>€2.25</text:p>
          </table:table-cell>
          <table:table-cell office:value-type="float" office:value="6.8" calcext:value-type="float">
            <text:p>6.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currency" office:currency="EUR" office:value="33.75" calcext:value-type="currency">
            <text:p>€3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91923.13" calcext:value-type="currency">
            <text:p>€91,923.13</text:p>
          </table:table-cell>
          <table:table-cell/>
          <table:table-cell office:value-type="currency" office:currency="EUR" office:value="2.25" calcext:value-type="currency">
            <text:p>€2.25</text:p>
          </table:table-cell>
          <table:table-cell office:value-type="currency" office:currency="EUR" office:value="33.75" calcext:value-type="currency">
            <text:p>€33.75</text:p>
          </table:table-cell>
          <table:table-cell office:value-type="currency" office:currency="EUR" office:value="91923.13" calcext:value-type="currency">
            <text:p>€91,923.1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ml2032.html</text:p>
          </table:table-cell>
          <table:table-cell office:value-type="string" calcext:value-type="string">
            <text:p>Maxell</text:p>
          </table:table-cell>
          <table:table-cell office:value-type="string" calcext:value-type="string">
            <text:p>ML2032</text:p>
          </table:table-cell>
          <table:table-cell office:value-type="currency" office:currency="EUR" office:value="2.95" calcext:value-type="currency">
            <text:p>€2.95</text:p>
          </table:table-cell>
          <table:table-cell office:value-type="float" office:value="3.2" calcext:value-type="float">
            <text:p>3.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currency" office:currency="EUR" office:value="44.25" calcext:value-type="currency">
            <text:p>€44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256108.05" calcext:value-type="currency">
            <text:p>€256,108.05</text:p>
          </table:table-cell>
          <table:table-cell/>
          <table:table-cell office:value-type="currency" office:currency="EUR" office:value="2.95" calcext:value-type="currency">
            <text:p>€2.95</text:p>
          </table:table-cell>
          <table:table-cell office:value-type="currency" office:currency="EUR" office:value="44.25" calcext:value-type="currency">
            <text:p>€44.25</text:p>
          </table:table-cell>
          <table:table-cell office:value-type="currency" office:currency="EUR" office:value="256108.05" calcext:value-type="currency">
            <text:p>€256,108.0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maxell-ml2032-1hfn.html</text:p>
          </table:table-cell>
          <table:table-cell office:value-type="string" calcext:value-type="string">
            <text:p>Maxell</text:p>
          </table:table-cell>
          <table:table-cell office:value-type="string" calcext:value-type="string">
            <text:p>ML2032-1HFN</text:p>
          </table:table-cell>
          <table:table-cell office:value-type="currency" office:currency="EUR" office:value="3.95" calcext:value-type="currency">
            <text:p>€3.95</text:p>
          </table:table-cell>
          <table:table-cell office:value-type="float" office:value="3.2" calcext:value-type="float">
            <text:p>3.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currency" office:currency="EUR" office:value="59.25" calcext:value-type="currency">
            <text:p>€59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342924.33" calcext:value-type="currency">
            <text:p>€342,924.33</text:p>
          </table:table-cell>
          <table:table-cell/>
          <table:table-cell office:value-type="currency" office:currency="EUR" office:value="3.95" calcext:value-type="currency">
            <text:p>€3.95</text:p>
          </table:table-cell>
          <table:table-cell office:value-type="currency" office:currency="EUR" office:value="59.25" calcext:value-type="currency">
            <text:p>€59.25</text:p>
          </table:table-cell>
          <table:table-cell office:value-type="currency" office:currency="EUR" office:value="342924.33" calcext:value-type="currency">
            <text:p>€342,924.3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fdk-ml1220-1hfn.html</text:p>
          </table:table-cell>
          <table:table-cell office:value-type="string" calcext:value-type="string">
            <text:p>FDK</text:p>
          </table:table-cell>
          <table:table-cell office:value-type="string" calcext:value-type="string">
            <text:p>ML1220-1HFN</text:p>
          </table:table-cell>
          <table:table-cell office:value-type="currency" office:currency="EUR" office:value="2.95" calcext:value-type="currency">
            <text:p>€2.9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44.25" calcext:value-type="currency">
            <text:p>€44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409772.87" calcext:value-type="currency">
            <text:p>€409,772.87</text:p>
          </table:table-cell>
          <table:table-cell/>
          <table:table-cell office:value-type="currency" office:currency="EUR" office:value="2.95" calcext:value-type="currency">
            <text:p>€2.95</text:p>
          </table:table-cell>
          <table:table-cell office:value-type="currency" office:currency="EUR" office:value="44.25" calcext:value-type="currency">
            <text:p>€44.25</text:p>
          </table:table-cell>
          <table:table-cell office:value-type="currency" office:currency="EUR" office:value="409772.87" calcext:value-type="currency">
            <text:p>€409,772.8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maxell-ml2016-3v.html</text:p>
          </table:table-cell>
          <table:table-cell office:value-type="string" calcext:value-type="string">
            <text:p>Maxell</text:p>
          </table:table-cell>
          <table:table-cell office:value-type="string" calcext:value-type="string">
            <text:p>ML2016</text:p>
          </table:table-cell>
          <table:table-cell office:value-type="currency" office:currency="EUR" office:value="3.5" calcext:value-type="currency">
            <text:p>€3.50</text:p>
          </table:table-cell>
          <table:table-cell office:value-type="float" office:value="1.6" calcext:value-type="float">
            <text:p>1.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currency" office:currency="EUR" office:value="52.5" calcext:value-type="currency">
            <text:p>€52.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607714.01" calcext:value-type="currency">
            <text:p>€607,714.01</text:p>
          </table:table-cell>
          <table:table-cell/>
          <table:table-cell office:value-type="currency" office:currency="EUR" office:value="2.75" calcext:value-type="currency">
            <text:p>€2.75</text:p>
          </table:table-cell>
          <table:table-cell office:value-type="currency" office:currency="EUR" office:value="41.25" calcext:value-type="currency">
            <text:p>€41.25</text:p>
          </table:table-cell>
          <table:table-cell office:value-type="currency" office:currency="EUR" office:value="477489.58" calcext:value-type="currency">
            <text:p>€477,489.5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panasonic-vl3032-1f2-z-tag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VL3032-1F2</text:p>
          </table:table-cell>
          <table:table-cell office:value-type="currency" office:currency="EUR" office:value="6.25" calcext:value-type="currency">
            <text:p>€6.25</text:p>
          </table:table-cell>
          <table:table-cell office:value-type="float" office:value="3.2" calcext:value-type="float">
            <text:p>3.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currency" office:currency="EUR" office:value="93.75" calcext:value-type="currency">
            <text:p>€9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542601.79" calcext:value-type="currency">
            <text:p>€542,601.79</text:p>
          </table:table-cell>
          <table:table-cell/>
          <table:table-cell office:value-type="currency" office:currency="EUR" office:value="6.25" calcext:value-type="currency">
            <text:p>€6.25</text:p>
          </table:table-cell>
          <table:table-cell office:value-type="currency" office:currency="EUR" office:value="93.75" calcext:value-type="currency">
            <text:p>€93.75</text:p>
          </table:table-cell>
          <table:table-cell office:value-type="currency" office:currency="EUR" office:value="542601.79" calcext:value-type="currency">
            <text:p>€542,601.7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panasonic-mt920-1-5v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MT920</text:p>
          </table:table-cell>
          <table:table-cell office:value-type="currency" office:currency="EUR" office:value="3.25" calcext:value-type="currency">
            <text:p>€3.2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currency" office:currency="EUR" office:value="113.75" calcext:value-type="currency">
            <text:p>€1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Out of stock</text:p>
          </table:table-cell>
          <table:table-cell office:value-type="currency" office:currency="EUR" office:value="1083333.33" calcext:value-type="currency">
            <text:p>€1,083,333.33</text:p>
          </table:table-cell>
          <table:table-cell/>
          <table:table-cell office:value-type="currency" office:currency="EUR" office:value="3.25" calcext:value-type="currency">
            <text:p>€3.25</text:p>
          </table:table-cell>
          <table:table-cell office:value-type="currency" office:currency="EUR" office:value="113.75" calcext:value-type="currency">
            <text:p>€113.75</text:p>
          </table:table-cell>
          <table:table-cell office:value-type="currency" office:currency="EUR" office:value="1083333.33" calcext:value-type="currency">
            <text:p>€1,083,333.3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panasonic-vl2020-wr-met-stekker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VL2020-WR</text:p>
          </table:table-cell>
          <table:table-cell office:value-type="currency" office:currency="EUR" office:value="9.25" calcext:value-type="currency">
            <text:p>€9.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38.75" calcext:value-type="currency">
            <text:p>€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1284881.05" calcext:value-type="currency">
            <text:p>€1,284,881.05</text:p>
          </table:table-cell>
          <table:table-cell/>
          <table:table-cell office:value-type="currency" office:currency="EUR" office:value="9.25" calcext:value-type="currency">
            <text:p>€9.25</text:p>
          </table:table-cell>
          <table:table-cell office:value-type="currency" office:currency="EUR" office:value="138.75" calcext:value-type="currency">
            <text:p>€138.75</text:p>
          </table:table-cell>
          <table:table-cell office:value-type="currency" office:currency="EUR" office:value="1284881.05" calcext:value-type="currency">
            <text:p>€1,284,881.0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panasonic-vl2020-20mah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VL2020-1VCE</text:p>
          </table:table-cell>
          <table:table-cell office:value-type="currency" office:currency="EUR" office:value="2.95" calcext:value-type="currency">
            <text:p>€2.95</text:p>
          </table:table-cell>
          <table:table-cell office:value-type="float" office:value="0.000000001" calcext:value-type="float">
            <text:p>0.0000000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44.25" calcext:value-type="currency">
            <text:p>€44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currency" office:currency="EUR" office:value="819545749405135" calcext:value-type="currency">
            <text:p>€819,545,749,405,135.00</text:p>
          </table:table-cell>
          <table:table-cell/>
          <table:table-cell office:value-type="currency" office:currency="EUR" office:value="2.95" calcext:value-type="currency">
            <text:p>€2.95</text:p>
          </table:table-cell>
          <table:table-cell office:value-type="currency" office:currency="EUR" office:value="44.25" calcext:value-type="currency">
            <text:p>€44.25</text:p>
          </table:table-cell>
          <table:table-cell office:value-type="currency" office:currency="EUR" office:value="819545749405135" calcext:value-type="currency">
            <text:p>€819,545,749,405,135.00</text:p>
          </table:table-cell>
          <table:table-cell table:number-columns-repeated="16366"/>
        </table:table-row>
        <table:table-row table:style-name="ro1" table:number-rows-repeated="104838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6T14:51:45.076000000</dc:date>
    <meta:editing-duration>P1DT3H3M7S</meta:editing-duration>
    <meta:editing-cycles>1</meta:editing-cycles>
    <meta:document-statistic meta:table-count="1" meta:cell-count="3337" meta:object-count="0"/>
    <meta:generator>LibreOffice/7.6.2.1$Windows_X86_64 LibreOffice_project/56f7684011345957bbf33a7ee678afaf4d2ba333</meta:generator>
  </office:meta>
</office:document-meta>
</file>